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Standard">
      <style:text-properties officeooo:rsid="008ff8fc"/>
    </style:style>
    <style:style style:name="P76" style:family="paragraph" style:parent-style-name="megjegyzes">
      <style:text-properties officeooo:rsid="002a4420" officeooo:paragraph-rsid="002a4420"/>
    </style:style>
    <style:style style:name="P77" style:family="paragraph" style:parent-style-name="megjegyzes">
      <style:text-properties officeooo:paragraph-rsid="002cfd58"/>
    </style:style>
    <style:style style:name="P78" style:family="paragraph" style:parent-style-name="megjegyzes">
      <style:text-properties officeooo:rsid="002cfd58" officeooo:paragraph-rsid="002cfd58"/>
    </style:style>
    <style:style style:name="P79" style:family="paragraph" style:parent-style-name="megjegyzes">
      <style:text-properties officeooo:rsid="002eb1d7" officeooo:paragraph-rsid="002eb1d7"/>
    </style:style>
    <style:style style:name="P80" style:family="paragraph" style:parent-style-name="megjegyzes">
      <style:text-properties officeooo:rsid="0069d889" officeooo:paragraph-rsid="0069d889"/>
    </style:style>
    <style:style style:name="P81" style:family="paragraph" style:parent-style-name="megjegyzes_20_cim">
      <style:text-properties officeooo:paragraph-rsid="002a4420"/>
    </style:style>
    <style:style style:name="P82" style:family="paragraph" style:parent-style-name="megjegyzes_20_cim">
      <style:text-properties officeooo:rsid="002eb1d7" officeooo:paragraph-rsid="002eb1d7"/>
    </style:style>
    <style:style style:name="P83" style:family="paragraph" style:parent-style-name="megjegyzes_20_cim">
      <style:text-properties officeooo:rsid="002cfd58"/>
    </style:style>
    <style:style style:name="P84" style:family="paragraph" style:parent-style-name="megjegyzes_20_cim">
      <style:text-properties officeooo:rsid="002cfd58" officeooo:paragraph-rsid="002cfd58"/>
    </style:style>
    <style:style style:name="P85" style:family="paragraph" style:parent-style-name="megjegyzes_20_cim">
      <style:text-properties officeooo:rsid="0043e9aa"/>
    </style:style>
    <style:style style:name="P8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9" style:family="paragraph" style:parent-style-name="Standard" style:list-style-name="L8">
      <style:text-properties officeooo:rsid="0049f4b4" officeooo:paragraph-rsid="0049f4b4"/>
    </style:style>
    <style:style style:name="P90" style:family="paragraph" style:parent-style-name="Standard" style:list-style-name="L8">
      <style:text-properties officeooo:rsid="0049f4b4" officeooo:paragraph-rsid="004b3af1"/>
    </style:style>
    <style:style style:name="P91" style:family="paragraph" style:parent-style-name="Standard" style:list-style-name="L8">
      <style:text-properties officeooo:rsid="0049f4b4" officeooo:paragraph-rsid="004b27b5"/>
    </style:style>
    <style:style style:name="P92" style:family="paragraph" style:parent-style-name="Standard" style:list-style-name="L9">
      <style:text-properties officeooo:rsid="0049f4b4" officeooo:paragraph-rsid="00599986"/>
    </style:style>
    <style:style style:name="P93" style:family="paragraph" style:parent-style-name="Standard" style:list-style-name="L9">
      <style:text-properties officeooo:rsid="0049f4b4" officeooo:paragraph-rsid="005b6141"/>
    </style:style>
    <style:style style:name="P94" style:family="paragraph" style:parent-style-name="Standard" style:list-style-name="L8">
      <style:text-properties fo:font-weight="bold" officeooo:rsid="0049f4b4" officeooo:paragraph-rsid="0049f4b4" style:font-weight-asian="bold" style:font-weight-complex="bold"/>
    </style:style>
    <style:style style:name="P95" style:family="paragraph" style:parent-style-name="Standard" style:list-style-name="L9">
      <style:text-properties officeooo:rsid="005b6141" officeooo:paragraph-rsid="005b6141"/>
    </style:style>
    <style:style style:name="P96" style:family="paragraph" style:parent-style-name="Standard" style:list-style-name="L9">
      <style:text-properties fo:font-weight="normal" officeooo:rsid="005b6141" officeooo:paragraph-rsid="005b6141" style:font-weight-asian="normal" style:font-weight-complex="normal"/>
    </style:style>
    <style:style style:name="P97" style:family="paragraph" style:parent-style-name="Standard" style:list-style-name="L11"/>
    <style:style style:name="P98" style:family="paragraph" style:parent-style-name="Standard" style:list-style-name="L14">
      <style:paragraph-properties>
        <style:tab-stops>
          <style:tab-stop style:position="2.487cm"/>
        </style:tab-stops>
      </style:paragraph-properties>
    </style:style>
    <style:style style:name="P9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19">
      <style:text-properties fo:font-weight="bold" style:font-weight-asian="bold" style:font-weight-complex="bold"/>
    </style:style>
    <style:style style:name="P113" style:family="paragraph" style:parent-style-name="Text_20_body" style:list-style-name="L20">
      <style:text-properties fo:font-weight="bold" style:font-weight-asian="bold" style:font-weight-complex="bold"/>
    </style:style>
    <style:style style:name="P11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5" style:family="paragraph" style:parent-style-name="Text_20_body" style:list-style-name="List_20_1">
      <style:paragraph-properties>
        <style:tab-stops>
          <style:tab-stop style:position="3.792cm"/>
        </style:tab-stops>
      </style:paragraph-properties>
    </style:style>
    <style:style style:name="P116" style:family="paragraph" style:parent-style-name="Text_20_body" style:list-style-name="L3"/>
    <style:style style:name="P117" style:family="paragraph" style:parent-style-name="Text_20_body" style:list-style-name="L3">
      <style:text-properties officeooo:paragraph-rsid="001b3cee"/>
    </style:style>
    <style:style style:name="P118" style:family="paragraph" style:parent-style-name="Text_20_body" style:list-style-name="L4"/>
    <style:style style:name="P119" style:family="paragraph" style:parent-style-name="Text_20_body" style:list-style-name="L4">
      <style:text-properties officeooo:paragraph-rsid="007f868a"/>
    </style:style>
    <style:style style:name="P120" style:family="paragraph" style:parent-style-name="Text_20_body" style:list-style-name="L4">
      <style:text-properties officeooo:rsid="001b3cee" officeooo:paragraph-rsid="001b3cee"/>
    </style:style>
    <style:style style:name="P121" style:family="paragraph" style:parent-style-name="Text_20_body" style:list-style-name="L4">
      <style:text-properties officeooo:rsid="001cfea7" officeooo:paragraph-rsid="001cfea7"/>
    </style:style>
    <style:style style:name="P122" style:family="paragraph" style:parent-style-name="Text_20_body" style:list-style-name="L5">
      <style:text-properties officeooo:rsid="002e0aba" officeooo:paragraph-rsid="002e0aba"/>
    </style:style>
    <style:style style:name="P123" style:family="paragraph" style:parent-style-name="Text_20_body" style:list-style-name="L7"/>
    <style:style style:name="P124" style:family="paragraph" style:parent-style-name="Text_20_body" style:list-style-name="L7">
      <style:text-properties officeooo:paragraph-rsid="0049f4b4"/>
    </style:style>
    <style:style style:name="P125" style:family="paragraph" style:parent-style-name="Text_20_body" style:list-style-name="L7">
      <style:text-properties officeooo:paragraph-rsid="00599986"/>
    </style:style>
    <style:style style:name="P126" style:family="paragraph" style:parent-style-name="Text_20_body" style:list-style-name="L7">
      <style:text-properties officeooo:paragraph-rsid="00392996"/>
    </style:style>
    <style:style style:name="P127" style:family="paragraph" style:parent-style-name="Text_20_body" style:list-style-name="L10"/>
    <style:style style:name="P128" style:family="paragraph" style:parent-style-name="Text_20_body" style:list-style-name="L11">
      <style:text-properties officeooo:paragraph-rsid="0033879a"/>
    </style:style>
    <style:style style:name="P129" style:family="paragraph" style:parent-style-name="Text_20_body" style:list-style-name="L11">
      <style:text-properties officeooo:rsid="0033879a" officeooo:paragraph-rsid="0033879a"/>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3">
      <style:text-properties officeooo:paragraph-rsid="003566ed"/>
    </style:style>
    <style:style style:name="P133" style:family="paragraph" style:parent-style-name="Text_20_body" style:list-style-name="L13">
      <style:text-properties officeooo:rsid="00359c2d" officeooo:paragraph-rsid="00359c2d"/>
    </style:style>
    <style:style style:name="P134" style:family="paragraph" style:parent-style-name="Text_20_body" style:list-style-name="L14"/>
    <style:style style:name="P135" style:family="paragraph" style:parent-style-name="Text_20_body" style:list-style-name="L14">
      <style:text-properties officeooo:paragraph-rsid="003cfc0e"/>
    </style:style>
    <style:style style:name="P136" style:family="paragraph" style:parent-style-name="Text_20_body" style:list-style-name="L14">
      <style:text-properties officeooo:paragraph-rsid="003f5f0a"/>
    </style:style>
    <style:style style:name="P137" style:family="paragraph" style:parent-style-name="Text_20_body" style:list-style-name="L14">
      <style:text-properties officeooo:rsid="003f5f0a" officeooo:paragraph-rsid="003f5f0a"/>
    </style:style>
    <style:style style:name="P138" style:family="paragraph" style:parent-style-name="Text_20_body" style:list-style-name="L14">
      <style:text-properties officeooo:rsid="00866236" officeooo:paragraph-rsid="00866236"/>
    </style:style>
    <style:style style:name="P139" style:family="paragraph" style:parent-style-name="Text_20_body" style:list-style-name="L14">
      <style:paragraph-properties>
        <style:tab-stops>
          <style:tab-stop style:position="3.791cm"/>
        </style:tab-stops>
      </style:paragraph-properties>
    </style:style>
    <style:style style:name="P140" style:family="paragraph" style:parent-style-name="Text_20_body" style:list-style-name="L14">
      <style:paragraph-properties>
        <style:tab-stops>
          <style:tab-stop style:position="3.766cm"/>
        </style:tab-stops>
      </style:paragraph-properties>
    </style:style>
    <style:style style:name="P141" style:family="paragraph" style:parent-style-name="Text_20_body" style:list-style-name="L14">
      <style:paragraph-properties>
        <style:tab-stops>
          <style:tab-stop style:position="1.882cm"/>
        </style:tab-stops>
      </style:paragraph-properties>
    </style:style>
    <style:style style:name="P142" style:family="paragraph" style:parent-style-name="Text_20_body" style:list-style-name="List_20_1">
      <style:text-properties officeooo:rsid="00455736" officeooo:paragraph-rsid="00455736"/>
    </style:style>
    <style:style style:name="P14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4" style:family="paragraph" style:parent-style-name="Text_20_body" style:list-style-name="L18">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49" style:family="paragraph" style:parent-style-name="Text_20_body" style:list-style-name="L19">
      <style:text-properties fo:font-style="normal" fo:font-weight="normal" style:font-style-asian="normal" style:font-weight-asian="normal" style:font-style-complex="normal" style:font-weight-complex="normal"/>
    </style:style>
    <style:style style:name="P150" style:family="paragraph" style:parent-style-name="Text_20_body" style:list-style-name="L15"/>
    <style:style style:name="P151" style:family="paragraph" style:parent-style-name="Text_20_body" style:list-style-name="L17">
      <style:text-properties officeooo:rsid="009061af" officeooo:paragraph-rsid="0092cebd"/>
    </style:style>
    <style:style style:name="P152" style:family="paragraph" style:parent-style-name="Text_20_body" style:list-style-name="L17">
      <style:text-properties officeooo:rsid="009061af" officeooo:paragraph-rsid="009061af"/>
    </style:style>
    <style:style style:name="P153" style:family="paragraph" style:parent-style-name="Text_20_body" style:list-style-name="L17">
      <style:text-properties officeooo:rsid="0092cebd" officeooo:paragraph-rsid="0092cebd"/>
    </style:style>
    <style:style style:name="P154" style:family="paragraph" style:parent-style-name="Text_20_body" style:list-style-name="L18"/>
    <style:style style:name="P155" style:family="paragraph" style:parent-style-name="Text_20_body" style:list-style-name="L20"/>
    <style:style style:name="P156" style:family="paragraph" style:parent-style-name="Text_20_body" style:list-style-name="L4" style:master-page-name="">
      <style:paragraph-properties style:page-number="auto" fo:keep-with-next="always"/>
    </style:style>
    <style:style style:name="P157" style:family="paragraph" style:parent-style-name="Text_20_body" style:list-style-name="L5">
      <style:paragraph-properties fo:margin-left="2.501cm" fo:margin-right="0cm" fo:text-indent="-0.635cm" style:auto-text-indent="false"/>
    </style:style>
    <style:style style:name="P158" style:family="paragraph" style:parent-style-name="Text_20_body" style:list-style-name="L6">
      <style:paragraph-properties fo:margin-left="2.501cm" fo:margin-right="0cm" fo:text-indent="-0.635cm" style:auto-text-indent="false"/>
    </style:style>
    <style:style style:name="P15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6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61"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62" style:family="paragraph" style:parent-style-name="List" style:list-style-name="List_20_1"/>
    <style:style style:name="P163" style:family="paragraph" style:parent-style-name="List" style:list-style-name="List_20_1">
      <style:text-properties officeooo:paragraph-rsid="0036e660"/>
    </style:style>
    <style:style style:name="P164" style:family="paragraph" style:parent-style-name="List" style:list-style-name="List_20_1">
      <style:text-properties officeooo:rsid="0027f9ac" officeooo:paragraph-rsid="0027f9ac"/>
    </style:style>
    <style:style style:name="P165" style:family="paragraph" style:parent-style-name="List" style:list-style-name="L16">
      <style:text-properties officeooo:rsid="008ff8fc" officeooo:paragraph-rsid="008ff8fc"/>
    </style:style>
    <style:style style:name="P166" style:family="paragraph" style:parent-style-name="Heading_20_4">
      <style:text-properties officeooo:rsid="002eb1d7" officeooo:paragraph-rsid="002eb1d7"/>
    </style:style>
    <style:style style:name="P167" style:family="paragraph" style:parent-style-name="Heading_20_4">
      <style:text-properties officeooo:rsid="0049f4b4" officeooo:paragraph-rsid="0049f4b4"/>
    </style:style>
    <style:style style:name="P168" style:family="paragraph" style:parent-style-name="Heading_20_4">
      <style:text-properties officeooo:rsid="008d9e02" officeooo:paragraph-rsid="008d9e02"/>
    </style:style>
    <style:style style:name="P169" style:family="paragraph" style:parent-style-name="Heading_20_4">
      <style:text-properties fo:font-style="normal" fo:font-weight="normal" style:font-style-asian="normal" style:font-weight-asian="normal" style:font-style-complex="normal" style:font-weight-complex="normal"/>
    </style:style>
    <style:style style:name="P170" style:family="paragraph" style:parent-style-name="Heading_20_3">
      <style:text-properties officeooo:paragraph-rsid="006c23f3"/>
    </style:style>
    <style:style style:name="P171" style:family="paragraph" style:parent-style-name="Heading_20_3">
      <style:text-properties officeooo:rsid="002b52c8" officeooo:paragraph-rsid="002b52c8"/>
    </style:style>
    <style:style style:name="P172" style:family="paragraph" style:parent-style-name="Heading_20_3">
      <style:text-properties officeooo:rsid="007068e6" officeooo:paragraph-rsid="007068e6"/>
    </style:style>
    <style:style style:name="P173" style:family="paragraph" style:parent-style-name="Heading_20_3">
      <style:text-properties officeooo:rsid="002de59e" officeooo:paragraph-rsid="002de59e"/>
    </style:style>
    <style:style style:name="P174" style:family="paragraph" style:parent-style-name="Heading_20_3" style:master-page-name="">
      <style:paragraph-properties style:page-number="auto"/>
      <style:text-properties officeooo:paragraph-rsid="00492447"/>
    </style:style>
    <style:style style:name="P175" style:family="paragraph" style:parent-style-name="example" style:list-style-name="List_20_1"/>
    <style:style style:name="P176" style:family="paragraph" style:parent-style-name="example" style:list-style-name="L2"/>
    <style:style style:name="P177" style:family="paragraph" style:parent-style-name="example" style:list-style-name="L4"/>
    <style:style style:name="P178" style:family="paragraph" style:parent-style-name="example" style:list-style-name="L4">
      <style:text-properties officeooo:rsid="0028fc18" officeooo:paragraph-rsid="0028fc18"/>
    </style:style>
    <style:style style:name="P179" style:family="paragraph" style:parent-style-name="example" style:list-style-name="L4">
      <style:text-properties fo:font-weight="normal" officeooo:rsid="007d48cc" officeooo:paragraph-rsid="007d48cc" style:font-weight-asian="normal" style:font-weight-complex="normal"/>
    </style:style>
    <style:style style:name="P180"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5fde2" style:font-style-asian="italic" style:font-weight-asian="normal" style:font-style-complex="italic" style:font-weight-complex="normal"/>
    </style:style>
    <style:style style:name="T13" style:family="text">
      <style:text-properties fo:font-style="italic" fo:font-weight="normal" officeooo:rsid="001b3cee" style:font-style-asian="italic" style:font-weight-asian="normal" style:font-style-complex="italic" style:font-weight-complex="normal"/>
    </style:style>
    <style:style style:name="T14" style:family="text">
      <style:text-properties fo:font-style="italic" fo:font-weight="normal" officeooo:rsid="002e0aba" style:font-style-asian="italic" style:font-weight-asian="normal" style:font-style-complex="italic" style:font-weight-complex="normal"/>
    </style:style>
    <style:style style:name="T15" style:family="text">
      <style:text-properties fo:font-style="italic" fo:font-weight="normal" officeooo:rsid="00314790" style:font-style-asian="italic" style:font-weight-asian="normal" style:font-style-complex="italic" style:font-weight-complex="normal"/>
    </style:style>
    <style:style style:name="T16" style:family="text">
      <style:text-properties fo:font-style="italic" fo:font-weight="normal" officeooo:rsid="0033879a" style:font-style-asian="italic" style:font-weight-asian="normal" style:font-style-complex="italic" style:font-weight-complex="normal"/>
    </style:style>
    <style:style style:name="T17" style:family="text">
      <style:text-properties fo:font-style="italic" fo:font-weight="normal" officeooo:rsid="003566ed" style:font-style-asian="italic" style:font-weight-asian="normal" style:font-style-complex="italic" style:font-weight-complex="normal"/>
    </style:style>
    <style:style style:name="T18" style:family="text">
      <style:text-properties fo:font-style="italic" fo:font-weight="normal" officeooo:rsid="0038977b" style:font-style-asian="italic" style:font-weight-asian="normal" style:font-style-complex="italic" style:font-weight-complex="normal"/>
    </style:style>
    <style:style style:name="T19" style:family="text">
      <style:text-properties fo:font-style="italic" fo:font-weight="normal" officeooo:rsid="00392996" style:font-style-asian="italic" style:font-weight-asian="normal" style:font-style-complex="italic" style:font-weight-complex="normal"/>
    </style:style>
    <style:style style:name="T20" style:family="text">
      <style:text-properties fo:font-style="italic" fo:font-weight="normal" officeooo:rsid="0043e9aa" style:font-style-asian="italic" style:font-weight-asian="normal" style:font-style-complex="italic" style:font-weight-complex="normal"/>
    </style:style>
    <style:style style:name="T21" style:family="text">
      <style:text-properties fo:font-style="italic" fo:font-weight="normal" officeooo:rsid="00455736" style:font-style-asian="italic" style:font-weight-asian="normal" style:font-style-complex="italic" style:font-weight-complex="normal"/>
    </style:style>
    <style:style style:name="T22" style:family="text">
      <style:text-properties fo:font-style="italic" fo:font-weight="normal" officeooo:rsid="004b3af1" style:font-style-asian="italic" style:font-weight-asian="normal" style:font-style-complex="italic" style:font-weight-complex="normal"/>
    </style:style>
    <style:style style:name="T23" style:family="text">
      <style:text-properties fo:font-style="italic" fo:font-weight="normal" officeooo:rsid="004b27b5" style:font-style-asian="italic" style:font-weight-asian="normal" style:font-style-complex="italic" style:font-weight-complex="normal"/>
    </style:style>
    <style:style style:name="T24" style:family="text">
      <style:text-properties fo:font-style="italic" fo:font-weight="normal" officeooo:rsid="00552826" style:font-style-asian="italic" style:font-weight-asian="normal" style:font-style-complex="italic" style:font-weight-complex="normal"/>
    </style:style>
    <style:style style:name="T25" style:family="text">
      <style:text-properties fo:font-style="italic" fo:font-weight="normal" officeooo:rsid="0019b4fd" style:font-style-asian="italic" style:font-weight-asian="normal" style:font-style-complex="italic" style:font-weight-complex="normal"/>
    </style:style>
    <style:style style:name="T26" style:family="text">
      <style:text-properties fo:font-style="italic" fo:font-weight="normal" officeooo:rsid="0061e872" style:font-style-asian="italic" style:font-weight-asian="normal" style:font-style-complex="italic" style:font-weight-complex="normal"/>
    </style:style>
    <style:style style:name="T27" style:family="text">
      <style:text-properties fo:font-style="italic" fo:font-weight="normal" officeooo:rsid="0068a6c8" style:font-style-asian="italic" style:font-weight-asian="normal" style:font-style-complex="italic" style:font-weight-complex="normal"/>
    </style:style>
    <style:style style:name="T28" style:family="text">
      <style:text-properties fo:font-style="italic" fo:font-weight="normal" officeooo:rsid="0069d889" style:font-style-asian="italic" style:font-weight-asian="normal" style:font-style-complex="italic" style:font-weight-complex="normal"/>
    </style:style>
    <style:style style:name="T29" style:family="text">
      <style:text-properties fo:font-style="italic" fo:font-weight="normal" officeooo:rsid="0071df2c" style:font-style-asian="italic" style:font-weight-asian="normal" style:font-style-complex="italic" style:font-weight-complex="normal"/>
    </style:style>
    <style:style style:name="T30" style:family="text">
      <style:text-properties fo:font-style="italic" fo:font-weight="normal" officeooo:rsid="007e50d5" style:font-style-asian="italic" style:font-weight-asian="normal" style:font-style-complex="italic" style:font-weight-complex="normal"/>
    </style:style>
    <style:style style:name="T31" style:family="text">
      <style:text-properties fo:font-style="italic" fo:font-weight="normal" officeooo:rsid="0085c8d9" style:font-style-asian="italic" style:font-weight-asian="normal" style:font-style-complex="italic" style:font-weight-complex="normal"/>
    </style:style>
    <style:style style:name="T32" style:family="text">
      <style:text-properties fo:font-style="italic" fo:font-weight="normal" officeooo:rsid="0092cebd"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c23f3"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64e21" style:font-style-asian="italic" style:font-weight-asian="bold" style:font-style-complex="italic" style:font-weight-complex="bold"/>
    </style:style>
    <style:style style:name="T37" style:family="text">
      <style:text-properties style:font-name="Courier New1" fo:font-size="9pt" style:font-size-asian="9pt" style:font-size-complex="9pt"/>
    </style:style>
    <style:style style:name="T38" style:family="text">
      <style:text-properties style:font-name="Courier New1" fo:font-size="9pt" fo:font-weight="bold" style:font-size-asian="9pt" style:font-weight-asian="bold" style:font-size-complex="9pt" style:font-weight-complex="bold"/>
    </style:style>
    <style:style style:name="T39" style:family="text">
      <style:text-properties style:font-name="Courier New1" fo:font-size="9pt" fo:font-weight="bold" officeooo:rsid="003cfc0e" style:font-size-asian="9pt" style:font-weight-asian="bold" style:font-size-complex="9pt" style:font-weight-complex="bold"/>
    </style:style>
    <style:style style:name="T40" style:family="text">
      <style:text-properties style:font-name="Courier New1" fo:font-size="9pt" fo:font-weight="bold" officeooo:rsid="004079c0" style:font-size-asian="9pt" style:font-weight-asian="bold" style:font-size-complex="9pt" style:font-weight-complex="bold"/>
    </style:style>
    <style:style style:name="T41" style:family="text">
      <style:text-properties style:font-name="Courier New1" fo:font-size="9pt" fo:font-weight="bold" officeooo:rsid="0065231f" style:font-size-asian="9pt" style:font-weight-asian="bold" style:font-size-complex="9pt" style:font-weight-complex="bold"/>
    </style:style>
    <style:style style:name="T42" style:family="text">
      <style:text-properties style:font-name="Courier New1" fo:font-size="9pt" fo:font-style="italic" style:font-size-asian="9pt" style:font-style-asian="italic" style:font-size-complex="9pt" style:font-style-complex="italic"/>
    </style:style>
    <style:style style:name="T43" style:family="text">
      <style:text-properties style:font-name="Courier New1" fo:font-size="9pt" fo:font-style="italic" officeooo:rsid="003cfc0e" style:font-size-asian="9pt" style:font-style-asian="italic" style:font-size-complex="9pt" style:font-style-complex="italic"/>
    </style:style>
    <style:style style:name="T44"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5"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7"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1"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officeooo:rsid="0013c3a7" style:font-weight-asian="bold" style:font-weight-complex="bold"/>
    </style:style>
    <style:style style:name="T56" style:family="text">
      <style:text-properties fo:font-weight="bold" officeooo:rsid="0019b4fd" style:font-weight-asian="bold" style:font-weight-complex="bold"/>
    </style:style>
    <style:style style:name="T57" style:family="text">
      <style:text-properties fo:font-weight="bold" officeooo:rsid="001ec78f" style:font-weight-asian="bold" style:font-weight-complex="bold"/>
    </style:style>
    <style:style style:name="T58" style:family="text">
      <style:text-properties fo:font-weight="bold" officeooo:rsid="0028fc18" style:font-weight-asian="bold" style:font-weight-complex="bold"/>
    </style:style>
    <style:style style:name="T59" style:family="text">
      <style:text-properties fo:font-weight="bold" officeooo:rsid="002f3467" style:font-weight-asian="bold" style:font-weight-complex="bold"/>
    </style:style>
    <style:style style:name="T60" style:family="text">
      <style:text-properties fo:font-weight="bold" officeooo:rsid="002f5458" style:font-weight-asian="bold" style:font-weight-complex="bold"/>
    </style:style>
    <style:style style:name="T61" style:family="text">
      <style:text-properties fo:font-weight="bold" officeooo:rsid="002f597a" style:font-weight-asian="bold" style:font-weight-complex="bold"/>
    </style:style>
    <style:style style:name="T62" style:family="text">
      <style:text-properties fo:font-weight="bold" officeooo:rsid="002eb1d7" style:font-weight-asian="bold" style:font-weight-complex="bold"/>
    </style:style>
    <style:style style:name="T63" style:family="text">
      <style:text-properties fo:font-weight="bold" officeooo:rsid="0031e1e6" style:font-weight-asian="bold" style:font-weight-complex="bold"/>
    </style:style>
    <style:style style:name="T64" style:family="text">
      <style:text-properties fo:font-weight="bold" officeooo:rsid="0033879a" style:font-weight-asian="bold" style:font-weight-complex="bold"/>
    </style:style>
    <style:style style:name="T65" style:family="text">
      <style:text-properties fo:font-weight="bold" officeooo:rsid="00392996" style:font-weight-asian="bold" style:font-weight-complex="bold"/>
    </style:style>
    <style:style style:name="T66" style:family="text">
      <style:text-properties fo:font-weight="bold" officeooo:rsid="003acbac" style:font-weight-asian="bold" style:font-weight-complex="bold"/>
    </style:style>
    <style:style style:name="T67" style:family="text">
      <style:text-properties fo:font-weight="bold" officeooo:rsid="004b27b5" style:font-weight-asian="bold" style:font-weight-complex="bold"/>
    </style:style>
    <style:style style:name="T68" style:family="text">
      <style:text-properties fo:font-weight="bold" officeooo:rsid="0057c855" style:font-weight-asian="bold" style:font-weight-complex="bold"/>
    </style:style>
    <style:style style:name="T69" style:family="text">
      <style:text-properties fo:font-weight="bold" officeooo:rsid="005b6141" style:font-weight-asian="bold" style:font-weight-complex="bold"/>
    </style:style>
    <style:style style:name="T70" style:family="text">
      <style:text-properties fo:font-weight="bold" officeooo:rsid="003566ed" style:font-weight-asian="bold" style:font-weight-complex="bold"/>
    </style:style>
    <style:style style:name="T71" style:family="text">
      <style:text-properties fo:font-weight="bold" officeooo:rsid="0061e872" style:font-weight-asian="bold" style:font-weight-complex="bold"/>
    </style:style>
    <style:style style:name="T72" style:family="text">
      <style:text-properties fo:font-weight="bold" officeooo:rsid="006c23f3" style:font-weight-asian="bold" style:font-weight-complex="bold"/>
    </style:style>
    <style:style style:name="T73" style:family="text">
      <style:text-properties fo:font-weight="bold" officeooo:rsid="0074247e" style:font-weight-asian="bold" style:font-weight-complex="bold"/>
    </style:style>
    <style:style style:name="T74" style:family="text">
      <style:text-properties fo:font-weight="bold" officeooo:rsid="007d48cc" style:font-weight-asian="bold" style:font-weight-complex="bold"/>
    </style:style>
    <style:style style:name="T75" style:family="text">
      <style:text-properties fo:font-weight="bold" officeooo:rsid="0080ad0c" style:font-weight-asian="bold" style:font-weight-complex="bold"/>
    </style:style>
    <style:style style:name="T76" style:family="text">
      <style:text-properties fo:font-weight="bold" officeooo:rsid="00866236" style:font-weight-asian="bold" style:font-weight-complex="bold"/>
    </style:style>
    <style:style style:name="T77" style:family="text">
      <style:text-properties fo:font-weight="bold" officeooo:rsid="0089dfce" style:font-weight-asian="bold" style:font-weight-complex="bold"/>
    </style:style>
    <style:style style:name="T78" style:family="text">
      <style:text-properties fo:font-weight="bold" officeooo:rsid="008f0ae3" style:font-weight-asian="bold" style:font-weight-complex="bold"/>
    </style:style>
    <style:style style:name="T79" style:family="text">
      <style:text-properties fo:font-weight="bold" officeooo:rsid="008f3b2c" style:font-weight-asian="bold" style:font-weight-complex="bold"/>
    </style:style>
    <style:style style:name="T80" style:family="text">
      <style:text-properties fo:font-weight="bold" officeooo:rsid="009d4d09" style:font-weight-asian="bold" style:font-weight-complex="bold"/>
    </style:style>
    <style:style style:name="T81" style:family="text">
      <style:text-properties fo:font-style="normal" style:text-underline-style="none" fo:font-weight="bold" style:font-style-asian="normal" style:font-weight-asian="bold" style:font-style-complex="normal" style:font-weight-complex="bold"/>
    </style:style>
    <style:style style:name="T82" style:family="text">
      <style:text-properties fo:font-style="normal" style:text-underline-style="none" fo:font-weight="bold" officeooo:rsid="006c23f3" style:font-style-asian="normal" style:font-weight-asian="bold" style:font-style-complex="normal" style:font-weight-complex="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33879a" style:font-style-asian="normal" style:font-weight-asian="bold" style:font-style-complex="normal" style:font-weight-complex="bold"/>
    </style:style>
    <style:style style:name="T85" style:family="text">
      <style:text-properties fo:font-style="normal" fo:font-weight="bold" officeooo:rsid="0038977b" style:font-style-asian="normal" style:font-weight-asian="bold" style:font-style-complex="normal" style:font-weight-complex="bold"/>
    </style:style>
    <style:style style:name="T86" style:family="text">
      <style:text-properties fo:font-style="normal" fo:font-weight="bold" officeooo:rsid="00392996" style:font-style-asian="normal" style:font-weight-asian="bold" style:font-style-complex="normal" style:font-weight-complex="bold"/>
    </style:style>
    <style:style style:name="T87" style:family="text">
      <style:text-properties fo:font-style="normal" fo:font-weight="bold" officeooo:rsid="003acbac" style:font-style-asian="normal" style:font-weight-asian="bold" style:font-style-complex="normal" style:font-weight-complex="bold"/>
    </style:style>
    <style:style style:name="T88" style:family="text">
      <style:text-properties fo:font-style="normal" fo:font-weight="bold" officeooo:rsid="0043e9aa" style:font-style-asian="normal" style:font-weight-asian="bold" style:font-style-complex="normal" style:font-weight-complex="bold"/>
    </style:style>
    <style:style style:name="T89" style:family="text">
      <style:text-properties fo:font-style="normal" fo:font-weight="bold" officeooo:rsid="00183bd6" style:font-style-asian="normal" style:font-weight-asian="bold" style:font-style-complex="normal" style:font-weight-complex="bold"/>
    </style:style>
    <style:style style:name="T90" style:family="text">
      <style:text-properties fo:font-style="normal" fo:font-weight="bold" officeooo:rsid="006158b8" style:font-style-asian="normal" style:font-weight-asian="bold" style:font-style-complex="normal" style:font-weight-complex="bold"/>
    </style:style>
    <style:style style:name="T91" style:family="text">
      <style:text-properties fo:font-style="normal" fo:font-weight="bold" officeooo:rsid="0061e872" style:font-style-asian="normal" style:font-weight-asian="bold" style:font-style-complex="normal" style:font-weight-complex="bold"/>
    </style:style>
    <style:style style:name="T92" style:family="text">
      <style:text-properties fo:font-style="normal" fo:font-weight="bold" officeooo:rsid="0069d889" style:font-style-asian="normal" style:font-weight-asian="bold" style:font-style-complex="normal" style:font-weight-complex="bold"/>
    </style:style>
    <style:style style:name="T93" style:family="text">
      <style:text-properties fo:font-style="normal" fo:font-weight="bold" officeooo:rsid="0085c8d9" style:font-style-asian="normal" style:font-weight-asian="bold" style:font-style-complex="normal" style:font-weight-complex="bold"/>
    </style:style>
    <style:style style:name="T94" style:family="text">
      <style:text-properties fo:font-style="normal" style:font-style-asian="normal" style:font-style-complex="normal"/>
    </style:style>
    <style:style style:name="T95" style:family="text">
      <style:text-properties fo:font-style="normal" officeooo:rsid="00455736" style:font-style-asian="normal" style:font-style-complex="normal"/>
    </style:style>
    <style:style style:name="T96" style:family="text">
      <style:text-properties fo:font-style="normal" officeooo:rsid="006158b8"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20a0e4" style:font-style-asian="normal" style:font-weight-asian="normal" style:font-style-complex="normal" style:font-weight-complex="normal"/>
    </style:style>
    <style:style style:name="T99" style:family="text">
      <style:text-properties fo:font-style="normal" fo:font-weight="normal" officeooo:rsid="0032db25" style:font-style-asian="normal" style:font-weight-asian="normal" style:font-style-complex="normal" style:font-weight-complex="normal"/>
    </style:style>
    <style:style style:name="T100" style:family="text">
      <style:text-properties fo:font-style="normal" fo:font-weight="normal" officeooo:rsid="003566ed" style:font-style-asian="normal" style:font-weight-asian="normal" style:font-style-complex="normal" style:font-weight-complex="normal"/>
    </style:style>
    <style:style style:name="T101" style:family="text">
      <style:text-properties fo:font-style="normal" fo:font-weight="normal" officeooo:rsid="0036e660" style:font-style-asian="normal" style:font-weight-asian="normal" style:font-style-complex="normal" style:font-weight-complex="normal"/>
    </style:style>
    <style:style style:name="T102" style:family="text">
      <style:text-properties fo:font-style="normal" fo:font-weight="normal" officeooo:rsid="005bbda5" style:font-style-asian="normal" style:font-weight-asian="normal" style:font-style-complex="normal" style:font-weight-complex="normal"/>
    </style:style>
    <style:style style:name="T10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0392996" style:font-weight-asian="normal" style:font-weight-complex="normal"/>
    </style:style>
    <style:style style:name="T106" style:family="text">
      <style:text-properties fo:font-weight="normal" officeooo:rsid="0056d2f8" style:font-weight-asian="normal" style:font-weight-complex="normal"/>
    </style:style>
    <style:style style:name="T107" style:family="text">
      <style:text-properties fo:font-weight="normal" officeooo:rsid="005b6141" style:font-weight-asian="normal" style:font-weight-complex="normal"/>
    </style:style>
    <style:style style:name="T108" style:family="text">
      <style:text-properties style:text-underline-style="solid" style:text-underline-width="auto" style:text-underline-color="font-color"/>
    </style:style>
    <style:style style:name="T109" style:family="text">
      <style:text-properties style:font-name="Times New Roman" fo:font-size="10.5pt" style:font-size-asian="10.5pt" style:font-size-complex="10.5pt"/>
    </style:style>
    <style:style style:name="T110" style:family="text">
      <style:text-properties style:font-name="Times New Roman" fo:font-size="10.5pt" officeooo:rsid="00359c2d" style:font-size-asian="10.5pt" style:font-size-complex="10.5pt"/>
    </style:style>
    <style:style style:name="T111" style:family="text">
      <style:text-properties fo:font-size="8pt" fo:font-weight="bold" style:font-size-asian="8pt" style:font-weight-asian="bold" style:font-size-complex="8pt" style:font-weight-complex="bold"/>
    </style:style>
    <style:style style:name="T112" style:family="text">
      <style:text-properties officeooo:rsid="00120962"/>
    </style:style>
    <style:style style:name="T113" style:family="text">
      <style:text-properties officeooo:rsid="0013c3a7"/>
    </style:style>
    <style:style style:name="T114" style:family="text">
      <style:text-properties officeooo:rsid="00159b8d"/>
    </style:style>
    <style:style style:name="T115" style:family="text">
      <style:text-properties officeooo:rsid="0015fde2"/>
    </style:style>
    <style:style style:name="T116" style:family="text">
      <style:text-properties officeooo:rsid="00183bd6"/>
    </style:style>
    <style:style style:name="T117" style:family="text">
      <style:text-properties officeooo:rsid="001cfea7"/>
    </style:style>
    <style:style style:name="T118" style:family="text">
      <style:text-properties officeooo:rsid="001e9400"/>
    </style:style>
    <style:style style:name="T119" style:family="text">
      <style:text-properties officeooo:rsid="001ec78f"/>
    </style:style>
    <style:style style:name="T120" style:family="text">
      <style:text-properties officeooo:rsid="00201777"/>
    </style:style>
    <style:style style:name="T121" style:family="text">
      <style:text-properties officeooo:rsid="0020a0e4"/>
    </style:style>
    <style:style style:name="T122" style:family="text">
      <style:text-properties officeooo:rsid="0021bf9d"/>
    </style:style>
    <style:style style:name="T123" style:family="text">
      <style:text-properties officeooo:rsid="00226d41"/>
    </style:style>
    <style:style style:name="T124" style:family="text">
      <style:text-properties officeooo:rsid="00255904"/>
    </style:style>
    <style:style style:name="T125" style:family="text">
      <style:text-properties officeooo:rsid="0027f9ac"/>
    </style:style>
    <style:style style:name="T126" style:family="text">
      <style:text-properties officeooo:rsid="0028fc18"/>
    </style:style>
    <style:style style:name="T127" style:family="text">
      <style:text-properties officeooo:rsid="002b2564"/>
    </style:style>
    <style:style style:name="T128" style:family="text">
      <style:text-properties officeooo:rsid="002cfd58"/>
    </style:style>
    <style:style style:name="T129" style:family="text">
      <style:text-properties officeooo:rsid="002de59e"/>
    </style:style>
    <style:style style:name="T130" style:family="text">
      <style:text-properties officeooo:rsid="002e0aba"/>
    </style:style>
    <style:style style:name="T131" style:family="text">
      <style:text-properties officeooo:rsid="002f3467"/>
    </style:style>
    <style:style style:name="T132" style:family="text">
      <style:text-properties officeooo:rsid="0031e1e6"/>
    </style:style>
    <style:style style:name="T133" style:family="text">
      <style:text-properties officeooo:rsid="0033879a"/>
    </style:style>
    <style:style style:name="T134" style:family="text">
      <style:text-properties officeooo:rsid="003566ed"/>
    </style:style>
    <style:style style:name="T135" style:family="text">
      <style:text-properties officeooo:rsid="00359c2d"/>
    </style:style>
    <style:style style:name="T136" style:family="text">
      <style:text-properties officeooo:rsid="0036e660"/>
    </style:style>
    <style:style style:name="T137" style:family="text">
      <style:text-properties officeooo:rsid="0038977b"/>
    </style:style>
    <style:style style:name="T138" style:family="text">
      <style:text-properties officeooo:rsid="00392996"/>
    </style:style>
    <style:style style:name="T139" style:family="text">
      <style:text-properties officeooo:rsid="003acbac"/>
    </style:style>
    <style:style style:name="T140" style:family="text">
      <style:text-properties officeooo:rsid="003b7430"/>
    </style:style>
    <style:style style:name="T141" style:family="text">
      <style:text-properties officeooo:rsid="003cfc0e"/>
    </style:style>
    <style:style style:name="T142" style:family="text">
      <style:text-properties officeooo:rsid="003f5f0a"/>
    </style:style>
    <style:style style:name="T143" style:family="text">
      <style:text-properties officeooo:rsid="0042138a"/>
    </style:style>
    <style:style style:name="T144" style:family="text">
      <style:text-properties officeooo:rsid="0043e9aa"/>
    </style:style>
    <style:style style:name="T145" style:family="text">
      <style:text-properties officeooo:rsid="00455736"/>
    </style:style>
    <style:style style:name="T146" style:family="text">
      <style:text-properties officeooo:rsid="0049f4b4"/>
    </style:style>
    <style:style style:name="T147" style:family="text">
      <style:text-properties officeooo:rsid="004b3af1"/>
    </style:style>
    <style:style style:name="T148" style:family="text">
      <style:text-properties officeooo:rsid="004c26a4"/>
    </style:style>
    <style:style style:name="T149" style:family="text">
      <style:text-properties officeooo:rsid="00501c81"/>
    </style:style>
    <style:style style:name="T150" style:family="text">
      <style:text-properties officeooo:rsid="005172ee"/>
    </style:style>
    <style:style style:name="T151" style:family="text">
      <style:text-properties officeooo:rsid="00529c63"/>
    </style:style>
    <style:style style:name="T152" style:family="text">
      <style:text-properties officeooo:rsid="0053d981"/>
    </style:style>
    <style:style style:name="T153" style:family="text">
      <style:text-properties officeooo:rsid="00552826"/>
    </style:style>
    <style:style style:name="T154" style:family="text">
      <style:text-properties officeooo:rsid="005639ba"/>
    </style:style>
    <style:style style:name="T155" style:family="text">
      <style:text-properties officeooo:rsid="0056d2f8"/>
    </style:style>
    <style:style style:name="T156" style:family="text">
      <style:text-properties officeooo:rsid="00599986"/>
    </style:style>
    <style:style style:name="T157" style:family="text">
      <style:text-properties officeooo:rsid="005bbda5"/>
    </style:style>
    <style:style style:name="T158" style:family="text">
      <style:text-properties officeooo:rsid="005d95f3"/>
    </style:style>
    <style:style style:name="T159" style:family="text">
      <style:text-properties officeooo:rsid="005e1dab"/>
    </style:style>
    <style:style style:name="T160" style:family="text">
      <style:text-properties officeooo:rsid="006158b8"/>
    </style:style>
    <style:style style:name="T161" style:family="text">
      <style:text-properties officeooo:rsid="0061e872"/>
    </style:style>
    <style:style style:name="T162" style:family="text">
      <style:text-properties officeooo:rsid="0065231f"/>
    </style:style>
    <style:style style:name="T163" style:family="text">
      <style:text-properties officeooo:rsid="0066b38d"/>
    </style:style>
    <style:style style:name="T164" style:family="text">
      <style:text-properties officeooo:rsid="0068a6c8"/>
    </style:style>
    <style:style style:name="T165" style:family="text">
      <style:text-properties officeooo:rsid="0069d889"/>
    </style:style>
    <style:style style:name="T166" style:family="text">
      <style:text-properties officeooo:rsid="006c23f3"/>
    </style:style>
    <style:style style:name="T167" style:family="text">
      <style:text-properties officeooo:rsid="0071df2c"/>
    </style:style>
    <style:style style:name="T168" style:family="text">
      <style:text-properties officeooo:rsid="0074247e"/>
    </style:style>
    <style:style style:name="T169" style:family="text">
      <style:text-properties officeooo:rsid="007ab17d"/>
    </style:style>
    <style:style style:name="T170" style:family="text">
      <style:text-properties officeooo:rsid="007bb8f0"/>
    </style:style>
    <style:style style:name="T171" style:family="text">
      <style:text-properties officeooo:rsid="007d48cc"/>
    </style:style>
    <style:style style:name="T172" style:family="text">
      <style:text-properties officeooo:rsid="008291ff"/>
    </style:style>
    <style:style style:name="T173" style:family="text">
      <style:text-properties officeooo:rsid="00845ebc"/>
    </style:style>
    <style:style style:name="T174" style:family="text">
      <style:text-properties officeooo:rsid="0085c8d9"/>
    </style:style>
    <style:style style:name="T175" style:family="text">
      <style:text-properties officeooo:rsid="00866236"/>
    </style:style>
    <style:style style:name="T176" style:family="text">
      <style:text-properties officeooo:rsid="0089dfce"/>
    </style:style>
    <style:style style:name="T177" style:family="text">
      <style:text-properties officeooo:rsid="008c60dd"/>
    </style:style>
    <style:style style:name="T178" style:family="text">
      <style:text-properties officeooo:rsid="008f0ae3"/>
    </style:style>
    <style:style style:name="T179" style:family="text">
      <style:text-properties officeooo:rsid="008ff8fc"/>
    </style:style>
    <style:style style:name="T180" style:family="text">
      <style:text-properties officeooo:rsid="0092cebd"/>
    </style:style>
    <style:style style:name="T181" style:family="text">
      <style:text-properties officeooo:rsid="0094ae5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2">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5">imports</text:span> táblájából veszi a program. <text:span text:style-name="T127">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5">exec_state</text:span> = 'wait') rekordot, és forrásként feldolgozza az <text:span text:style-name="T35">impor</text:span><text:span text:style-name="T36">t_</text:span><text:span text:style-name="T35">text</text:span> mezőben kapott szöveget. A feldolgozás kezdetekor kitölti a pid, <text:span text:style-name="T35">started</text:span> mezőket, és az <text:span text:style-name="T35">exec_state</text:span> mezőt 'executed'-re állítja. A feldolgozás befejeztével kitölti az <text:span text:style-name="T35">ended</text:span> mezőt is, ha nem volt hiba akkor az <text:span text:style-name="T35">exec_state</text:span>, és <text:span text:style-name="T35">result_msg</text:span> 'ok'-ra lesz állítva, ha viszont hiba történt, akkor <text:span text:style-name="T35">exec_state</text:span> értéke 'faile' lesz, a <text:span text:style-name="T35">result_msg</text:span>-be kerül a részletes hiba üzenet, és ha keletkezett a hibáról log rekord, akkor azt a <text:span text:style-name="T35">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5">pid</text:span>, és <text:span text:style-name="T35">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70" text:outline-level="3">Tranzakciókezelés</text:h>
      <text:p text:style-name="P67">Az import a feldogozását mindig egy tranzakció indítással kezd<text:span text:style-name="T115">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8">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7">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1367128826451839003" text:style-name="List_20_1">
        <text:list-item>
          <text:p text:style-name="P162">64 bites előjeles egész szám.</text:p>
          <text:list>
            <text:list-item text:start-value="1">
              <text:p text:style-name="P162">Ha 0-val kezdődik, nem tartalmazhat csak 0-7 számjegyeket, ekkor oktális számjegy.</text:p>
            </text:list-item>
            <text:list-item>
              <text:p text:style-name="P162">Ha nem nullával, de számjeggyel kezdődik és csak számjegyeket tartalmaz, akkor decimális szám.</text:p>
            </text:list-item>
            <text:list-item>
              <text:p text:style-name="P162">Ha 0x-el kezdődik, akkor hexadecimális számjegy</text:p>
            </text:list-item>
            <text:list-item>
              <text:p text:style-name="P162">A negatív értékek a '-' unáris operátorral adhatóak meg.</text:p>
            </text:list-item>
            <text:list-item>
              <text:p text:style-name="P100">Néhány objektum esetén lehetőség van egy függvényhívás szerű kifejezéssel a rekord <text:span text:style-name="T125">ID</text:span> lekérdezésére a név alapján, és ennek használatára egész értékként:</text:p>
              <text:list>
                <text:list-item>
                  <text:p text:style-name="P103"><text:span text:style-name="T54">ID NODE (</text:span><text:span text:style-name="T1">&lt;név&gt;</text:span><text:span text:style-name="T54">)</text:span><text:tab/>Patch panel, fali csatlakozó <text:span text:style-name="T152">vagy</text:span> hálózati elem</text:p>
                </text:list-item>
                <text:list-item>
                  <text:p text:style-name="P105"><text:span text:style-name="T54">ID PORT</text:span> <text:span text:style-name="T54">(</text:span><text:span text:style-name="T11">&lt;node név&gt;</text:span><text:span text:style-name="T54">:</text:span><text:span text:style-name="T1">&lt;port név&gt;</text:span><text:span text:style-name="T54">)</text:span><text:tab/>Node név, és port név <text:span text:style-name="T169">ill. sorszám</text:span> alapján a port_id. <text:span text:style-name="T169">A port név egy string, ha számként is értelmezhető a név, akkor idézőjelbe kell tenni.</text:span></text:p>
                </text:list-item>
                <text:list-item>
                  <text:p text:style-name="P105"><text:span text:style-name="T54">ID PORT (</text:span><text:span text:style-name="T1">&lt;node név&gt;</text:span><text:span text:style-name="T83">:</text:span><text:span text:style-name="T1">&lt;port index&gt;</text:span><text:span text:style-name="T54">)</text:span><text:tab/>Node név, és port index alapján a port_id. <text:span text:style-name="T152">A port index egy egész szám.</text:span></text:p>
                </text:list-item>
                <text:list-item>
                  <text:p text:style-name="P105"><text:span text:style-name="T54">ID SERVICE (</text:span><text:span text:style-name="T1">&lt;név&gt;</text:span><text:span text:style-name="T54">)</text:span><text:tab/>A <text:span text:style-name="T125">s</text:span>ervice név alapján a service_id</text:p>
                </text:list-item>
                <text:list-item>
                  <text:p text:style-name="P106"><text:span text:style-name="T54">ID SERVICE TYPE (</text:span><text:span text:style-name="T1">&lt;</text:span><text:span text:style-name="T4">n</text:span><text:span text:style-name="T1">év&gt;</text:span><text:span text:style-name="T54">)</text:span><text:tab/><text:span text:style-name="T113">A </text:span>s<text:span text:style-name="T113">ervice </text:span>typus<text:span text:style-name="T113"> név alapján a service_</text:span>type<text:span text:style-name="T113">_id</text:span></text:p>
                </text:list-item>
                <text:list-item>
                  <text:p text:style-name="P103"><text:span text:style-name="T54">ID PLACE (</text:span><text:span text:style-name="T1">&lt;név&gt;</text:span><text:span text:style-name="T54">)</text:span><text:tab/>Hely vagy helyiség.</text:p>
                </text:list-item>
                <text:list-item>
                  <text:p text:style-name="P104"><text:span text:style-name="T54">ID PLACE </text:span><text:span text:style-name="T55">GROUP</text:span><text:span text:style-name="T54"> (</text:span><text:span text:style-name="T1">&lt;név&gt;</text:span><text:span text:style-name="T54">)</text:span><text:tab/>Hely vagy helyiség <text:span text:style-name="T113">csoport</text:span>.</text:p>
                </text:list-item>
                <text:list-item>
                  <text:p text:style-name="P103"><text:span text:style-name="T54">ID TIME PERIOD (</text:span><text:span text:style-name="T1">&lt;név&gt;</text:span><text:span text:style-name="T108">)</text:span><text:tab/>Idő intervallum.</text:p>
                </text:list-item>
                <text:list-item>
                  <text:p text:style-name="P103"><text:span text:style-name="T54">ID SUBNET (</text:span><text:span text:style-name="T1">&lt;név&gt;</text:span><text:span text:style-name="T108">)</text:span><text:tab/>Idő alhálózati cím.</text:p>
                </text:list-item>
                <text:list-item>
                  <text:p text:style-name="P103"><text:span text:style-name="T54">ID IFTYPE (</text:span><text:span text:style-name="T1">&lt;név&gt;</text:span><text:span text:style-name="T108">)</text:span><text:tab/>Interfész (port) típus.</text:p>
                </text:list-item>
                <text:list-item>
                  <text:p text:style-name="P103"><text:span text:style-name="T54">ID VLAN (</text:span><text:span text:style-name="T1">&lt;név&gt;</text:span><text:span text:style-name="T108">)</text:span><text:tab/>Virtuális hálózat.</text:p>
                </text:list-item>
                <text:list-item>
                  <text:p text:style-name="P105"><text:span text:style-name="T54">ID USER (</text:span><text:span text:style-name="T11">&lt;név&gt;</text:span><text:span text:style-name="T54">)</text:span><text:tab/>Felhasználó</text:p>
                </text:list-item>
                <text:list-item>
                  <text:p text:style-name="P105"><text:span text:style-name="T54">ID USER GROUP (</text:span><text:span text:style-name="T11">&lt;név&gt;</text:span><text:span text:style-name="T54">)</text:span><text:tab/>Felhasználói csoport.</text:p>
                </text:list-item>
                <text:list-item>
                  <text:p text:style-name="P105"><text:span text:style-name="T54">ID GROUP (</text:span><text:span text:style-name="T11">&lt;név&gt;</text:span><text:span text:style-name="T54">)</text:span><text:tab/>Felhasználói csoport.</text:p>
                </text:list-item>
              </text:list>
              <text:list>
                <text:list-item>
                  <text:p text:style-name="P106"><text:span text:style-name="T54">ID TABLE SHAPE (</text:span><text:span text:style-name="T1">&lt;név&gt;</text:span><text:span text:style-name="T54">)<text:tab/></text:span><text:span text:style-name="T106">Adattábla (objektumok táblázata) megjelenítését leíró.</text:span></text:p>
                </text:list-item>
                <text:list-item>
                  <text:p text:style-name="P107"><text:span text:style-name="T54">ID TABLE SHAPE(</text:span><text:span text:style-name="T1">&lt;tábla&gt;</text:span><text:span text:style-name="T54">.</text:span><text:span text:style-name="T1">&lt;mező&gt;</text:span><text:span text:style-name="T54">)<text:tab/></text:span><text:span text:style-name="T106">Adattábla (objektumok táblázata) mező megjelenítését leíró.</text:span></text:p>
                </text:list-item>
                <text:list-item>
                  <text:p text:style-name="P108">ID HOST SERVICE (<text:span text:style-name="T97">&lt;host-service azonosító&gt;</text:span>)</text:p>
                </text:list-item>
              </text:list>
            </text:list-item>
          </text:list>
        </text:list-item>
      </text:list>
      <text:p text:style-name="P73">A <text:span text:style-name="T1">&lt;host-service azonosító&gt;</text:span> a következőképpen adható meg ( a fenti kifejezésekben az azonosító csak akkor lesz elfogadva, ha <text:s/>csak egy és csakis egy service példányt azonosít):</text:p>
      <text:list xml:id="list6602437647960979318" text:style-name="L1">
        <text:list-item>
          <text:p text:style-name="P114"><text:span text:style-name="T1">&lt;host név&gt;</text:span><text:span text:style-name="T54">.</text:span><text:span text:style-name="T1">&lt;service név&gt;</text:span><text:tab/></text:p>
        </text:list-item>
        <text:list-item>
          <text:p text:style-name="P114"><text:soft-page-break/><text:span text:style-name="T1">&lt;host név&gt;</text:span><text:span text:style-name="T83">:</text:span><text:span text:style-name="T1">&lt;port név&gt;</text:span><text:span text:style-name="T54">.</text:span><text:span text:style-name="T1">&lt;service név&gt;</text:span><text:tab/></text:p>
        </text:list-item>
        <text:list-item text:start-value="1">
          <text:p text:style-name="P114"><text:span text:style-name="T1">&lt;host név&gt;</text:span><text:span text:style-name="T54">.</text:span><text:span text:style-name="T1">&lt;service név&gt; </text:span><text:span text:style-name="T54">(</text:span><text:span text:style-name="T1">[&lt;protokol&gt;]</text:span><text:span text:style-name="T83">:</text:span><text:span text:style-name="T1">[&lt;mód&gt;]</text:span><text:span text:style-name="T54">)</text:span></text:p>
        </text:list-item>
        <text:list-item>
          <text:p text:style-name="P114"><text:span text:style-name="T1">&lt;host név&gt;</text:span><text:span text:style-name="T83">:</text:span><text:span text:style-name="T1">&lt;port név&gt;</text:span><text:span text:style-name="T54">.</text:span><text:span text:style-name="T1">&lt;service név&gt; </text:span><text:span text:style-name="T54">(</text:span><text:span text:style-name="T1">[&lt;protokol&gt;]</text:span><text:span text:style-name="T83">:</text:span><text:span text:style-name="T1">[&lt;mód&gt;]</text:span><text:span text:style-name="T54">)</text:span></text:p>
        </text:list-item>
      </text:list>
      <text:list xml:id="list102439027366552" text:continue-list="list1367128826451839003" text:style-name="List_20_1">
        <text:list-item>
          <text:list>
            <text:list-item>
              <text:p text:style-name="P115">Definiálhatóak változók, melynek az értékére a <text:span text:style-name="T54">#</text:span><text:span text:style-name="T1">változó</text:span> formában hivatkozhatunk. A <text:span text:style-name="T83">#+</text:span><text:span text:style-name="T73">&lt;</text:span><text:span text:style-name="T1">változó</text:span><text:span text:style-name="T7">&gt;</text:span> kifejezéssel a változó értékét eggyel növeljük, a kifejezés értéke pedig a változó új értéke.<text:line-break/><text:span text:style-name="T168">Hasonlóan a </text:span><text:span text:style-name="T73">#-</text:span><text:span text:style-name="T168">&lt;változó&gt; kifejezés eggyel csökkenti a változó értékét, és a kifejezés értéke a változó új értéke lesz.</text:span></text:p>
              <text:p text:style-name="P115">Egész típusú változót értékadással hozhatunk létre pl.: <text:span text:style-name="T111">#V=12</text:span> kifejezés létrehoz egy V nevű egész típusú változót, aminek a 12 értéket adja. Ha nem létező változóra hivatkozunk, akkor hibajelzést kapunk.</text:p>
            </text:list-item>
            <text:list-item>
              <text:p text:style-name="P115">Továbbá a <text:span text:style-name="T54">#[</text:span><text:span text:style-name="T1">&lt;egész kifejezés&gt;</text:span><text:span text:style-name="T54">]</text:span> formában megadhatunk egész kifejezéseket. A használható aritmetikai operátorok: +, –, *, /, |, &amp;. Ahol a | a bitenkénti vagy, az &amp; a bitenkénti és.</text:p>
            </text:list-item>
          </text:list>
        </text:list-item>
        <text:list-item>
          <text:p text:style-name="P162">Valós szám: Mint a decimális szám, de tartalmazhat egy db. pont (tizedespont) karaktert. nem kezdődhet '.' karakterrel, a pont előtt kell legalább egy 0 karakter. A negatív értékek a '-' unáris operátorral adhatóak meg.</text:p>
        </text:list-item>
        <text:list-item>
          <text:p text:style-name="P162">String (karakter sorozat)</text:p>
          <text:list>
            <text:list-item>
              <text:p text:style-name="P162">Egy stringet nem kell idézőjelbe tenni, ha nem számjeggyel kezdődik, csak alfanumerikus karaktereket tartalmaz, és nem kulcsszó. Az ilyen stringekre név típusként is fogok hivatkozni. <text:span text:style-name="T153">Egy objektum nevének általában nem kell megfelelnie az előző szabálynak, lehet bármilyen karaktersorozat.</text:span></text:p>
            </text:list-item>
            <text:list-item>
              <text:p text:style-name="P162">Kétféle idézőjel használható. Egyik a szokásos kettős aposztróf.</text:p>
            </text:list-item>
            <text:list-item>
              <text:p text:style-name="P16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02437723955569" text:continue-numbering="true" text:style-name="List_20_1">
        <text:list-item>
          <text:list>
            <text:list-header>
              <text:p text:style-name="P162">A kettős felülvonás idézőjel használatakor feldolgozásra kerülnek az un. escape szekvenciák. A $$ idézőjelek esetén nem. Így a "\n" egy soremelést tartalmaz, a $$\n$$ pedig a két megadott karakter.</text:p>
            </text:list-header>
            <text:list-item>
              <text:p text:style-name="P162">A <text:span text:style-name="T54">NULL</text:span> kulcsszó egy „NULL” stringet jelent.</text:p>
            </text:list-item>
            <text:list-item>
              <text:p text:style-name="P162"><text:span text:style-name="T54">STRING(</text:span><text:span text:style-name="T1">&lt;egész kifejezés&gt;</text:span><text:span text:style-name="T54">)</text:span><text:tab/>Szám, stri<text:span text:style-name="T114">n</text:span>ggé konvertálva.</text:p>
            </text:list-item>
            <text:list-item>
              <text:p text:style-name="P162"><text:span text:style-name="T54">MASK(</text:span><text:span text:style-name="T1">&lt;string kifejezés&gt;</text:span><text:span text:style-name="T83">,</text:span><text:span text:style-name="T1"> &lt;egész kifejezés&gt;</text:span><text:span text:style-name="T54">)</text:span><text:tab/>Konverzió egy maszk alapján: Ha a minta tartalmaz '?' helyettesítő karaktereket <text:span text:style-name="T122">(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62"><text:span text:style-name="T54">MACRO</text:span> (&lt;név&gt;)<text:tab/>A makró törzsét adja vissza a név alapján. Ha nem definiált a megadott nevű makró, akkor hibaüzenetet kapunk.</text:p>
            </text:list-item>
          </text:list>
          <text:list>
            <text:list-item>
              <text:p text:style-name="P162"><text:span text:style-name="T11">&lt;obj. </text:span><text:span text:style-name="T24">típus név</text:span><text:span text:style-name="T11">&gt;</text:span><text:span text:style-name="T35"> </text:span><text:span text:style-name="T54">TEMPLATE</text:span> <text:span text:style-name="T54">(</text:span><text:span text:style-name="T1">&lt;név&gt;</text:span><text:span text:style-name="T54">)<text:tab/></text:span><text:span text:style-name="T104">A megadott objektum típushoz ( </text:span><text:span text:style-name="T54">PATCH</text:span><text:span text:style-name="T104">, </text:span><text:span text:style-name="T54">NODE</text:span><text:span text:style-name="T104">) tartozó minta tartalmát adja vissza.</text:span></text:p>
            </text:list-item>
          </text:list>
        </text:list-item>
        <text:list-item>
          <text:p text:style-name="P162">IPV4<text:tab/>hálózati címet a szokásos módon adhatunk meg <text:span text:style-name="T114">pl.:</text:span> 172.20.1.3</text:p>
        </text:list-item>
        <text:list-item>
          <text:p text:style-name="P162">IPV6<text:tab/>Szintén a szokásos módon adható meg.</text:p>
        </text:list-item>
        <text:list-item>
          <text:p text:style-name="P162">MAC<text:tab/>Ethernet cím. A szokásos formátumok támogatottak</text:p>
        </text:list-item>
        <text:list-item>
          <text:p text:style-name="P162">subnet<text:tab/>Mindkét szokásos forma megengedett: 172.20.1.0/24 vagy 172.20.1.0/255.255.255.0</text:p>
        </text:list-item>
        <text:list-item>
          <text:p text:style-name="P162">polygon<text:tab/>Koordináták sorozata : <text:span text:style-name="T54">{ [</text:span><text:span text:style-name="T1">x1</text:span><text:span text:style-name="T54">,</text:span> <text:span text:style-name="T1">y1</text:span><text:span text:style-name="T54">], [</text:span><text:span text:style-name="T1">x2</text:span><text:span text:style-name="T54">,</text:span> <text:span text:style-name="T1">y2</text:span><text:span text:style-name="T54">]</text:span> ... <text:span text:style-name="T54">}</text:span>, ahol x és y lebegőpontos, vagy egész előjeles értékek, <text:span text:style-name="T114">ill. kifejezés</text:span>. <text:span text:style-name="T125">Ha csak két pont van megadva, az egy négyzetet reprezentál.</text:span></text:p>
        </text:list-item>
        <text:list-item>
          <text:p text:style-name="P162">Kábel megosztások. Nyolc lehetséges értéke van (nem számolva azt az esetet, amikor nincs megosztás, <text:span text:style-name="T125">ill. nincs bekötve a port</text:span>) az értékek név, ill. stringként adhatóak meg:</text:p>
          <text:list>
            <text:list-item>
              <text:p text:style-name="P162">A<text:tab/>Az 1., 2., 3. és 6. erek használata, 2 érpár.</text:p>
            </text:list-item>
            <text:list-item>
              <text:p text:style-name="P162">B<text:tab/>A 4., 5., 7. és 8. erek használata, 2 érpár.</text:p>
            </text:list-item>
            <text:list-item>
              <text:p text:style-name="P162">AA<text:tab/>Az 1. és 2. erek használata, 1 érpár.</text:p>
            </text:list-item>
            <text:list-item>
              <text:p text:style-name="P162">AB<text:tab/>A 3. és 6. erek használata, 1 érpár.</text:p>
            </text:list-item>
            <text:list-item>
              <text:p text:style-name="P162">BA<text:tab/>A 4. és 5. erek használata, 1 érpár.</text:p>
            </text:list-item>
            <text:list-item>
              <text:p text:style-name="P162">BB<text:tab/>A 7. és 8. erek használata, 1 érpár.</text:p>
            </text:list-item>
            <text:list-item>
              <text:p text:style-name="P162">C<text:tab/>A 3. és 4. erek használata.</text:p>
            </text:list-item>
            <text:list-item>
              <text:p text:style-name="P162">D<text:tab/>A 5. és 6. erek használata.</text:p>
            </text:list-item>
            <text:list-item>
              <text:p text:style-name="P164">NC<text:tab/>Nincs bekötve</text:p>
            </text:list-item>
          </text:list>
        </text:list-item>
        <text:list-item>
          <text:p text:style-name="P162">Logikai érték: Az <text:span text:style-name="T54">ON</text:span><text:span text:style-name="T104">,</text:span><text:span text:style-name="T54"> YES</text:span><text:span text:style-name="T104"> és </text:span><text:span text:style-name="T54">TRUE</text:span> kulcsszavak igaz értéket, az <text:span text:style-name="T54">OFF</text:span>, <text:span text:style-name="T54">NO</text:span> és <text:span text:style-name="T54">FALSE</text:span> kulcsszavak pedig hamis értéket jelentenek.</text:p>
        </text:list-item>
        <text:list-item>
          <text:p text:style-name="P162">Egyes helyeken megadható a fentebb felsorolt típusok bármelyike, ezeken a helyeken kifejezések is megadhatóak a megfelelő <text:soft-page-break/>zárójelezéssel.</text:p>
        </text:list-item>
        <text:list-item>
          <text:p text:style-name="P162">Listák</text:p>
          <text:list>
            <text:list-item>
              <text:p text:style-name="P162">string listák. Stringek felsorolása, ahol az elválasztó karakter a vessző. A lista, vagy annak egy része generálható a <text:span text:style-name="T54">LIST</text:span> kulcsszó használatával:</text:p>
            </text:list-item>
          </text:list>
        </text:list-item>
      </text:list>
      <text:p text:style-name="example">LIST <text:span text:style-name="T11">&lt;egész kifejezés&gt;</text:span> TO <text:span text:style-name="T11">&lt;egész kifejezés&gt;</text:span> MASK <text:span text:style-name="T11">&lt;string&gt;</text:span></text:p>
      <text:p text:style-name="example">LIST <text:span text:style-name="T11">&lt;egész kifejezés&gt;</text:span> TO <text:span text:style-name="T11">&lt;egész kifejezés&gt;</text:span> STEP <text:span text:style-name="T11">&lt;egész kifejezés&gt;</text:span> MASK <text:span text:style-name="T97">&lt;string&gt;</text:span></text:p>
      <text:list xml:id="list102438728792478" text:continue-numbering="true" text:style-name="List_20_1">
        <text:list-item>
          <text:list>
            <text:list-header>
              <text:p text:style-name="P162">A <text:span text:style-name="T54">LIST</text:span> utáni kifejezés értékétől a <text:span text:style-name="T54">TO</text:span> utáni kifejezés értékéig növelünk egy ciklusváltozót, és minden elemel generálunk egy stringet a fentebb leírt <text:span text:style-name="T54">MASK</text:span> stílusú string konverzióval. Ha a ciklusváltózó értéke egyenlő lesz a <text:span text:style-name="T54">TO</text:span> utáni <text:span text:style-name="T115">kifejezéssel</text:span>, akkor az azzal konvertált érték mé<text:span text:style-name="T115">g</text:span> eleme lesz a listának. Ha megadjuk a <text:span text:style-name="T54">STEP</text:span> kulcsszót, akkor 1 helyett az utána megadott érték lesz a lépésköz. Pl.:</text:p>
            </text:list-header>
          </text:list>
        </text:list-item>
      </text:list>
      <text:p text:style-name="example">LIST 1 TO 8 MASK ”p??”</text:p>
      <text:list xml:id="list102439515996097" text:continue-numbering="true" text:style-name="List_20_1">
        <text:list-item>
          <text:list>
            <text:list-header>
              <text:p text:style-name="P163">kifejezés eredménye a:</text:p>
              <text:p text:style-name="P175">p01,p02,p03,p04,p05,p06,p07,p08</text:p>
              <text:p text:style-name="P163">lista.</text:p>
            </text:list-header>
          </text:list>
        </text:list-item>
      </text:list>
      <text:p text:style-name="P83">Megjegyzés:</text:p>
      <text:p text:style-name="P77"><text:span text:style-name="T128">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6">A </text:span><text:span text:style-name="T89">LIST</text:span><text:span text:style-name="T116"> működése makró jellegű, a makró feldolgozás pedig rekurzív.</text:span></text:p>
      <text:p text:style-name="P86">Ha ki kell kényszeríteni a lista elemek idézőjelezését, akkor használhatjuk az alternatív idézőjeleket <text:span text:style-name="T155">is</text:span>:</text:p>
      <text:p text:style-name="example">LIST 1 TO 8 MASK <text:span text:style-name="T136">$$</text:span>”??”<text:span text:style-name="T136">$$</text:span></text:p>
      <text:p text:style-name="P87">kifejezés eredménye a:</text:p>
      <text:p text:style-name="example">”01”,”02”, ”03”,”04”,”05”,”06”,”07”,”08”</text:p>
      <text:p text:style-name="P87">lista.</text:p>
      <text:list xml:id="list102438913428866" text:continue-numbering="true" text:style-name="List_20_1">
        <text:list-item>
          <text:list>
            <text:list-item>
              <text:p text:style-name="P162">Egész számok listája. Szintén a vessző az elválasztó jel, és a lista vagy annak egy része szintén generálható a <text:span text:style-name="T54">LIST</text:span> kulcsszó használatával:</text:p>
            </text:list-item>
          </text:list>
        </text:list-item>
      </text:list>
      <text:p text:style-name="example">LIST <text:span text:style-name="T11">&lt;egész kifejezés&gt;</text:span> TO <text:span text:style-name="T11">&lt;egész kifejezés&gt;</text:span></text:p>
      <text:p text:style-name="example"><text:span text:style-name="T83">LIST</text:span><text:span text:style-name="T11"> &lt;egész kifejezés&gt;</text:span><text:span text:style-name="T83"> TO </text:span><text:span text:style-name="T11">&lt;egész kifejezés&gt;</text:span><text:span text:style-name="T83"> STEP </text:span><text:span text:style-name="T11">&lt;egész kifejezés&gt;</text:span></text:p>
      <text:list xml:id="list102437791733976" text:continue-numbering="true" text:style-name="List_20_1">
        <text:list-item>
          <text:list>
            <text:list-item>
              <text:p text:style-name="P162">Változó típusú elemek listája. A lista elem bármilyen (fentebb felsorolt nem lista) típusú lehet. Itt is lehetőség van a lista egészének vagy egy részének a <text:span text:style-name="T5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4">MACRO</text:span> kulcsszóval definiálhatóak:</text:p>
      <text:list xml:id="list6614853833104883717" text:style-name="L2">
        <text:list-item>
          <text:p text:style-name="P176">MACRO <text:span text:style-name="T11">&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15">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0">NODE (snmp)</text:span> "%1.xyz.local" LOOKUP ARP "%2" { PORTS BY SNMP; } $$;</text:p>
      <text:p text:style-name="example">MACRO P24 $$ PATCH <text:s text:c="2"/>"%1" "%2" <text:span text:style-name="T170">TEMPLATE</text:span> patch24; $$;</text:p>
      <text:p text:style-name="example">MACRO P48 $$ PATCH <text:s text:c="2"/>"%1" "%2" <text:span text:style-name="T170">TEMPLATE</text:span> patch48; $$;</text:p>
      <text:p text:style-name="example">$Sw(sw1,”Az első switch”)</text:p>
      <text:p text:style-name="example">$P24(P1,”Els<text:span text:style-name="T122">ő</text:span> patch panel”)</text:p>
      <text:p text:style-name="Text_20_body">Egy makró felüldefiniálható.</text:p>
      <text:p text:style-name="Text_20_body">Lehetséges egy makró definíciót az adatbázisban rögzíteni:</text:p>
      <text:p text:style-name="P31"><text:s/>MACRO <text:span text:style-name="T11">&lt;makro név&gt; &lt;makró törzs&gt; </text:span><text:span text:style-name="T83">SAVE </text:span><text:span text:style-name="T11">[&lt;leírás&gt;]</text:span><text:span text:style-name="T83">;</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1">&lt;makro név&gt;</text:span><text:span text:style-name="T83">;</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1">&lt;változó </text:span><text:span text:style-name="T12">típusú</text:span><text:span text:style-name="T11"> lista&gt;</text:span> DO MACRO <text:span text:style-name="T33">&lt;macro név&gt;</text:span>;</text:p>
      <text:p text:style-name="Text_20_body">Magyarázat helyett egy példa:</text:p>
      <text:p text:style-name="example">MACRO Sw $$ <text:span text:style-name="T170">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70">NODE (snmp)</text:span> "xx1.xyz.local" LOOKUP ARP "xx rendező 1. switch" { PORTS BY SNMP; }</text:p>
      <text:p text:style-name="example"><text:span text:style-name="T170">NODE (snmp)</text:span> "xx2.xyz.local" LOOKUP ARP "xx rendező 2. switch" { PORTS BY SNMP; }</text:p>
      <text:p text:style-name="example"><text:span text:style-name="T170">NODE (snmp)</text:span> "xx3.xyz.local" LOOKUP ARP "xx rendező 3. switch" { PORTS BY SNMP; }</text:p>
      <text:p text:style-name="Text_20_body">A <text:span text:style-name="T54">FOR</text:span> -ban nem szükséges előre definiált makrót használni, megadhatjuk közvetlenül a makró törzset is:</text:p>
      <text:p text:style-name="example">FOR <text:span text:style-name="T11">&lt;változó </text:span><text:span text:style-name="T12">típusú</text:span><text:span text:style-name="T11"> lista&gt;</text:span> DO <text:span text:style-name="T33">&lt;macro törzs&gt;</text:span>;</text:p>
      <text:p text:style-name="Text_20_body">Ez egyenértékű azzal, hogy definiálunk egy '__' nevű makrót a fenti makró <text:span text:style-name="T115">törzzsel</text:span>, és aztán ezt hívjuk a fentebb megadott formában. (Az így definiált makró nem törlődik, ha létezett felülíródik).</text:p>
      <text:p text:style-name="P56">Speciális makróknak tekinthetőek a template-k is, melyek a <text:span text:style-name="T54">PATCH</text:span> és <text:span text:style-name="T54">NODE</text:span> típusú objektumok definiálását könnyítik meg, leírásukat lásd később.</text:p>
      <text:h text:style-name="P174" text:outline-level="3">Vezérlés jellegű utasítások</text:h>
      <text:p text:style-name="Text_20_body">Az <text:span text:style-name="T54">INCLUDE</text:span> kulcsszó segítségével más szöveges fájlok feldogozását tudjuk beilleszteni:</text:p>
      <text:p text:style-name="example">INCLUDE <text:span text:style-name="T11">&lt;path&gt;</text:span>;</text:p>
      <text:h text:style-name="P171" text:outline-level="3">Globális jelentésű kulcsszavak</text:h>
      <text:p text:style-name="P44"><text:span text:style-name="T154">Ú</text:span>j objektum megadásakor, ha az objektum már létezik, hibajelzést kapunk (és megszakad a feldolgozás). A legtöbb objektum esetén a definícióban megadhatjuk a <text:span text:style-name="T54">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8">al-</text:span>objektumaira is (pl. hálózati elemek portjai), ha az al-objektumot megadtuk azonos névvel, akkor annak az ID-je és kapcsolatai megmaradnak, amit nem <text:span text:style-name="T128">adtunk meg,</text:span> azok <text:span text:style-name="T128">az al-objektumok</text:span> törlődnek.</text:p>
      <text:p text:style-name="P45">Ha a fenti működést alapértelmezetté akarjuk tenni, akkor a következő parancsot kell kiadni:</text:p>
      <text:p text:style-name="P11">SET REPLACE;</text:p>
      <text:p text:style-name="P45">Ezután minden objektum definíciónál (melyeknél a <text:span text:style-name="T54">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54">És hasonlóan az o</text:span>bjektum definíciókban a felülírás letiltható az <text:span text:style-name="T54">INSERT</text:span> kulcsszóval.</text:p>
      <text:p text:style-name="P46">Azt, hogy az <text:span text:style-name="T54">INSERT</text:span> vagy <text:span text:style-name="T54">REPLACE</text:span> mód legyen érvényben, a „<text:span text:style-name="T35">global_replaxe_flag</text:span>” boolean típusú rendszerváltozó értéke határozza meg. Ha értéke igaz, akkor a <text:span text:style-name="T54">REPLACE</text:span>, ha hamis, vagy nem létezik, akkor az <text:span text:style-name="T54">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1">&lt;név&gt;</text:span>;</text:p>
      <text:p text:style-name="P46">parancsot. Ezután, ha nem adtuk meg a helyet, akkor az alapértelmezett <text:span text:style-name="T129">hely</text:span> „unknown”, <text:span text:style-name="T129">ill. alapértelmezett parent a „root”</text:span> helyett a fenti helyiségnév lesz az alapértelmezett<text:span text:style-name="T129">en</text:span>.</text:p>
      <text:p text:style-name="P46">…</text:p>
      <text:p text:style-name="P34">SET ALERT SERVICE <text:span text:style-name="T11">&lt;szolg példány azon.&gt;</text:span>;</text:p>
      <text:p text:style-name="P34">SET SUPERIOR <text:span text:style-name="T11">&lt;szolg példány azon.&gt;</text:span>;</text:p>
      <text:p text:style-name="P34">CLEAR SUPERIOR <text:span text:style-name="T11">&lt;szolg példány azon.&gt;</text:span>;</text:p>
      <text:h text:style-name="Heading_20_3" text:outline-level="3">Objektumok törlése</text:h>
      <text:p text:style-name="Text_20_body">A <text:span text:style-name="T54">DELETE</text:span> kulcsszóval lehetőség van egyes objektumok törlésére: </text:p>
      <text:p text:style-name="example">DELETE <text:span text:style-name="T11">&lt;object type&gt; &lt;név/minta lista&gt;</text:span>;</text:p>
      <text:p text:style-name="Text_20_body">Ahol:</text:p>
      <text:list xml:id="list2357655423705935730" text:style-name="L3">
        <text:list-item>
          <text:p text:style-name="P117">&lt;object type&gt;<text:tab/>A törölni kíván objektum típusa : <text:span text:style-name="T58">MACRO, </text:span><text:span text:style-name="T74">TEMPLATE PATCH, TEMPLATE NODE</text:span><text:span text:style-name="T126">, </text:span><text:span text:style-name="T54">PLACE, </text:span><text:span text:style-name="T56">PLACE GROUP, USER, </text:span><text:span text:style-name="T25">[</text:span><text:span text:style-name="T56">USER</text:span><text:span text:style-name="T25">]</text:span><text:span text:style-name="T56"> GROUP </text:span>, <text:span text:style-name="T54">PATCH</text:span>, <text:span text:style-name="T54">NODE, VLAN</text:span>, <text:span text:style-name="T54">SUBNET, </text:span><text:span text:style-name="T58">SERVICE, </text:span><text:span text:style-name="T74">SERVICE TYPE</text:span><text:span text:style-name="T54">, TABLE SHAPE, ENUM TITLE</text:span>.</text:p>
        </text:list-item>
        <text:list-item>
          <text:p text:style-name="P116">&lt;név/minta lista&gt;<text:tab/>A törölni kívánt objektumok nevei, <text:span text:style-name="T115">ill.</text:span> egy az SQL LIKE operátoránál használt minták, az összes mintára illeszkedő objektum törölve lesz.</text:p>
        </text:list-item>
      </text:list>
      <text:p text:style-name="Text_20_body">Egyes objektumok esetén egy kicsit eltérő a szintaxis:</text:p>
      <text:list xml:id="list9174341701317600642" text:style-name="L4">
        <text:list-item>
          <text:p text:style-name="P156"><text:soft-page-break/>A host_services rekord törlése:</text:p>
          <text:p text:style-name="P177">DELETE HOST <text:span text:style-name="T11">&lt;n</text:span><text:span text:style-name="T13">év/minta lista</text:span><text:span text:style-name="T11">&gt; </text:span><text:span text:style-name="T83">SERVICE</text:span><text:span text:style-name="T11"> &lt;név/minta lista&gt;</text:span>;</text:p>
          <text:p text:style-name="P120">vagy<text:line-break/><text:span text:style-name="T54">DELETE HOST</text:span> <text:span text:style-name="T83">SERVICE</text:span><text:span text:style-name="T11">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1"><text:span text:style-name="T54">ENUM TITLE </text:span><text:span text:style-name="T11">&lt;típus név&gt; &lt;érték lista&gt;</text:span><text:span text:style-name="T54">;</text:span><text:line-break/>Az egyszerű alak az enumerációs típushoz tartozó összes érték megnevezést törli. A fenti esetben csak a megadott értékek törlődnek.</text:p>
        </text:list-item>
        <text:list-item text:start-value="1">
          <text:p text:style-name="P118">Fizikai linkek törlése (phs_links_<text:span text:style-name="T117">t</text:span>able rekordok törlése<text:span text:style-name="T126">)</text:span>:</text:p>
          <text:p text:style-name="P177">DELETE LINK <text:span text:style-name="T11">&lt;node neve&gt; &lt;port név/minta lista&gt;</text:span>;</text:p>
          <text:p text:style-name="P177">DELETE LINK <text:span text:style-name="T11">&lt;node név lista&gt; </text:span>;</text:p>
          <text:p text:style-name="P177">DELETE LINK <text:span text:style-name="T11">&lt;node neve&gt; &lt;port index kezdő&gt; [&lt;port index záró&gt;</text:span>;</text:p>
          <text:p text:style-name="P11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8"><text:span text:style-name="T171">A</text:span> GUI menük törlése csak az olvashatóság miatt eltérő szintaxisú, itt. A menü elemek egyenkénti törlése nem lehetséges:</text:p>
          <text:p text:style-name="P177">DELETE GUI<text:span text:style-name="T11"> &lt;név/minta lista&gt; </text:span><text:span text:style-name="T83">MENU;</text:span></text:p>
        </text:list-item>
        <text:list-item>
          <text:p text:style-name="P178"><text:span text:style-name="T97">A query_parsers rekor</text:span><text:span text:style-name="T101">d</text:span><text:span text:style-name="T97">ok a szolgáltatás név alapján törölhetőek:</text:span><text:span text:style-name="T83"><text:line-break/>DELETE QUERY PARSER </text:span><text:span text:style-name="T11">&lt;nevek&gt;</text:span><text:span text:style-name="T83">;</text:span></text:p>
        </text:list-item>
        <text:list-item>
          <text:p text:style-name="P179"><text:span text:style-name="T94">A hálózati elemek paramétereinek a törlése:<text:line-break/></text:span><text:span text:style-name="T83">DELETE NODE</text:span><text:span text:style-name="T94"> </text:span><text:span text:style-name="T1">&lt;node név lista&gt;</text:span><text:span text:style-name="T94"> </text:span><text:span text:style-name="T83">PARAM</text:span><text:span text:style-name="T94"> </text:span><text:span text:style-name="T1">&lt;paraméter típus név&gt;</text:span><text:span text:style-name="T83">;</text:span></text:p>
        </text:list-item>
        <text:list-item>
          <text:p text:style-name="P179"><text:span text:style-name="T94">A portok paramétereinek a törlése:</text:span><text:span text:style-name="T83"><text:line-break/>DELETE </text:span><text:span text:style-name="T1">&lt;node név&gt;</text:span><text:span text:style-name="T83"> PORTS </text:span><text:span text:style-name="T1">&lt;port név lista&gt;</text:span><text:span text:style-name="T83"> PARAM </text:span><text:span text:style-name="T1">&lt;paraméter típus név&gt;</text:span><text:span text:style-name="T83">;</text:span></text:p>
        </text:list-item>
      </text:list>
      <text:h text:style-name="Heading_20_3" text:outline-level="3">Lekérdezés jellegű funkciók</text:h>
      <text:p text:style-name="Text_20_body">Annak érdekében, hogy ne keljen megadni Az<text:span text:style-name="T117"> aktív</text:span> <text:span text:style-name="T54">NODE</text:span> objektumoknál, és interfészeknél (<text:span text:style-name="T5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7">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1">Megjegyzés:</text:p>
      <text:p text:style-name="P76">Egy működő rendszerben, ha a lekérdező funkciók már kellő ideig működtek, a hivatkozott adattáblák már fel lehetnek töltve. Ekkor a <text:span text:style-name="T150">fentebb</text:span> tárgyalt parancsok kiadása felesleges.</text:p>
      <text:p text:style-name="Text_20_body">A<text:span text:style-name="T117">z</text:span> <text:span text:style-name="T117">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8">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8">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8">harmadik</text:span> sorban szintén egy aktív eszköz ARP tábláját kérdezhetjük le, de az SNMP protokollal.</text:p>
      <text:p text:style-name="Text_20_body">Az <text:span text:style-name="T118">negyedik</text:span> és <text:span text:style-name="T118">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8">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4">ARP</text:span> kulcsszót kell használni. </text:p>
      <text:p text:style-name="P41"><text:soft-page-break/>Ha biztosítani szeretnénk, hogy a lekérdezett ARP táblában valóban szerepeljen egy cím, és ezt a hálózati topológia lehetővé teszi, kiadhatunk egy ping-et:</text:p>
      <text:p text:style-name="P9">PING <text:span text:style-name="T11">&lt;ip&gt;</text:span>;</text:p>
      <text:p text:style-name="P41">és vagy ez után adjuk meg az ARP táblát lekérdező parancsot, vagy kiadjuk a <text:span text:style-name="T57">RE UPDATE ARPS;</text:span><text:span text:style-name="T119"> mely végrehajtja az összes eddig kiadott ARP lekérdezést.</text:span></text:p>
      <text:p text:style-name="megjegyzes_20_cim">Megjegyzés:</text:p>
      <text:p text:style-name="megjegyzes">A fordító az IP cím helyén nem tesz különbséget az <text:span text:style-name="T54">ARP</text:span> és <text:span text:style-name="T54">LOOKUP</text:span> kulcsszavak között, mindig ugyanazzal a stratégiával próbálja kideríteni a hiányzó adatokat..</text:p>
      <text:p text:style-name="P51">Lehetőség van egy SNMP és LLDP képes hálózati elem megadásával az összes <text:span text:style-name="T149">LLDP-n keresztül felderíthető eszköz felvételére az adatbázisba.</text:span></text:p>
      <text:p text:style-name="P26">SCAN LLDP <text:span text:style-name="T11">&lt;</text:span><text:span text:style-name="T30">kiindulási (snmp) node </text:span><text:span text:style-name="T11">n</text:span><text:span text:style-name="T30">eve</text:span><text:span text:style-name="T11">&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1">&lt;név&gt;</text:span> SET;</text:p>
      <text:h text:style-name="P172" text:outline-level="3">Adat mezők közvetlen elérése</text:h>
      <text:p text:style-name="P68">Ha egy adattábla közvetlen elérésére van sz<text:span text:style-name="T167">ü</text:span>kség.</text:p>
      <text:p text:style-name="P30">SET <text:span text:style-name="T29">[&lt;schema name&gt;</text:span><text:span text:style-name="T167">.</text:span><text:span text:style-name="T29">]&lt;tablename&gt;</text:span><text:span text:style-name="T167">[</text:span><text:span text:style-name="T29">&lt;record names&gt;</text:span><text:span text:style-name="T167">].</text:span><text:span text:style-name="T29">&lt;field name&gt;</text:span><text:span text:style-name="T167"> = </text:span><text:span text:style-name="T29">&lt;value&gt;</text:span><text:span text:style-name="T167"> ;</text:span></text:p>
      <text:p text:style-name="P69">Konkrét táblára vonatkozó esetek:</text:p>
      <text:p text:style-name="P33">SET IFTYPE [<text:span text:style-name="T11">&lt;típus név&gt;</text:span>].NAME PREFIX = <text:span text:style-name="T11">&lt;string&gt;</text:span>;</text:p>
      <text:p text:style-name="P33">SET NODE <text:span text:style-name="T11">&lt;node név&gt;</text:span> PARAM <text:span text:style-name="T11">&lt;tíous név&gt; &lt;érték (string)&gt;</text:span>;</text:p>
      <text:p text:style-name="P33">DISABLE USER <text:span text:style-name="T11">&lt;letiltandó felh. azon.&gt;</text:span>;</text:p>
      <text:p text:style-name="P33">ENABLE USER <text:span text:style-name="T11">&lt;elgedélyezendő felh. azon.&gt;</text:span>;</text:p>
      <text:p text:style-name="P33">DISABLE SERVICE <text:span text:style-name="T11">&lt;letiltandó szolg. azon.&gt;</text:span>;</text:p>
      <text:p text:style-name="P33">ENABLE SERVICE <text:span text:style-name="T11">&lt;elgedélyezendő szolg. Azon.&gt;</text:span>;</text:p>
      <text:p text:style-name="P33">DISABLE HOST SERVICE <text:span text:style-name="T11">&lt;letiltandó szolg. példány azon.&gt;</text:span>;</text:p>
      <text:p text:style-name="P33">ENABLE HOST SERVICE <text:span text:style-name="T11">&lt;elgedélyezendő szolg. példány azon.&gt;</text:span>;</text:p>
      <text:p text:style-name="P34">SET SUPERIOR <text:span text:style-name="T30">&lt;szolg. példány azon.&gt; </text:span><text:span text:style-name="T83">TO</text:span> <text:span text:style-name="T30">&lt;szolg. példány azon. </text:span><text:span text:style-name="T11">Lista</text:span><text:span text:style-name="T30">&gt;</text:span>;</text:p>
      <text:p text:style-name="P36">SET NODE <text:span text:style-name="T11">&lt;név&gt;</text:span> SERIAL NUMBER <text:span text:style-name="T11">&lt;széria szám&gt;</text:span>;</text:p>
      <text:p text:style-name="P36">SET NODE <text:span text:style-name="T11">&lt;név&gt;</text:span> INVEBTORY NUMBER <text:span text:style-name="T11">&lt;leltári szám&gt;</text:span>;</text:p>
      <text:h text:style-name="P173" text:outline-level="3">Rendszer paraméterek</text:h>
      <text:h text:style-name="Heading_20_4" text:outline-level="4">Paraméter típusok</text:h>
      <text:p text:style-name="P47">A paraméter típusok definíciója:</text:p>
      <text:p text:style-name="P12">PARAM TYPE <text:span text:style-name="T11">&lt;név&gt; </text:span><text:span text:style-name="T14">[&lt;leírás&gt;] &lt;adat típus&gt; [&lt;dimenzió&gt;]</text:span><text:span text:style-name="T130">;</text:span></text:p>
      <text:p text:style-name="P48">Ahol a:</text:p>
      <text:list xml:id="list1652071151526677844" text:style-name="L5">
        <text:list-item>
          <text:p text:style-name="P122">&lt;név&gt;<text:tab/>A típus objektum neve, egy string.</text:p>
        </text:list-item>
        <text:list-item>
          <text:p text:style-name="P122">&lt;leírás&gt;<text:tab/>Opcionális leírás, vagy megjegyzés, ami egy string.</text:p>
        </text:list-item>
        <text:list-item>
          <text:p text:style-name="P122">&lt;adat típus&gt;<text:tab/>A típushoz tartozó paraméter adat típusát definiálja, a lehetséges értékek:</text:p>
        </text:list-item>
        <text:list-item>
          <text:p text:style-name="P157"><text:span text:style-name="T54">BOOLEAN</text:span><text:tab/>Logikai érték</text:p>
        </text:list-item>
      </text:list>
      <text:list xml:id="list5057269160827338520" text:style-name="L6">
        <text:list-item>
          <text:p text:style-name="P158"><text:span text:style-name="T54">INTEGER</text:span><text:tab/>Egész<text:span text:style-name="T130"> szám (64 bites)</text:span></text:p>
        </text:list-item>
        <text:list-item>
          <text:p text:style-name="P158"><text:span text:style-name="T80">­</text:span><text:span text:style-name="T54">REAL</text:span><text:tab/><text:tab/><text:span text:style-name="T130">Dupla pontos lebegőpontos szám</text:span></text:p>
        </text:list-item>
        <text:list-item>
          <text:p text:style-name="P158"><text:span text:style-name="T54">STRING</text:span><text:tab/><text:tab/><text:span text:style-name="T130">string</text:span></text:p>
        </text:list-item>
        <text:list-item>
          <text:p text:style-name="P158"><text:span text:style-name="T54">INTERVAL</text:span><text:tab/><text:span text:style-name="T130">időintervallum</text:span></text:p>
        </text:list-item>
        <text:list-item>
          <text:p text:style-name="P158"><text:span text:style-name="T54">IPADDRESS</text:span><text:tab/><text:span text:style-name="T130">IP cím</text:span></text:p>
        </text:list-item>
        <text:list-item>
          <text:p text:style-name="P158"><text:span text:style-name="T54">DATE</text:span><text:tab/><text:tab/><text:span text:style-name="T130">Dátum.</text:span></text:p>
        </text:list-item>
        <text:list-item>
          <text:p text:style-name="P158"><text:span text:style-name="T54">TIME</text:span><text:tab/><text:tab/><text:span text:style-name="T130">Időpont egy napon bellül.</text:span></text:p>
        </text:list-item>
        <text:list-item>
          <text:p text:style-name="P158"><text:span text:style-name="T54">DATE</text:span> <text:span text:style-name="T54">TIME</text:span><text:tab/><text:span text:style-name="T130">Időpont dátummal.</text:span></text:p>
        </text:list-item>
        <text:list-item>
          <text:p text:style-name="P158"><text:span text:style-name="T54">BYTEA</text:span><text:tab/><text:tab/><text:span text:style-name="T130">Bináris adat.</text:span></text:p>
        </text:list-item>
      </text:list>
      <text:list xml:id="list102439169313271" text:continue-list="list1652071151526677844" text:style-name="L5">
        <text:list-item>
          <text:p text:style-name="P160">&lt;dimenzió&gt;<text:tab/>Egy opcionális dimenzió, ami egy string lehet.</text:p>
        </text:list-item>
      </text:list>
      <text:p text:style-name="P82"><text:soft-page-break/>Megjegyzés:</text:p>
      <text:p text:style-name="P79">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4">PARAM TY<text:span text:style-name="T131">P</text:span>E <text:span text:style-name="T131">boolean</text:span> <text:span text:style-name="T54">BOOLEAN;<text:tab/>// </text:span><text:span text:style-name="T68">Logikai </text:span></text:p>
      <text:p text:style-name="P15"><text:span text:style-name="T54">PARAM TY</text:span><text:span text:style-name="T59">P</text:span><text:span text:style-name="T54">E </text:span><text:span text:style-name="T60">bigint</text:span><text:span text:style-name="T59"> INTEGER;<text:tab/>// </text:span><text:span text:style-name="T68">Egész szá (64 bit)</text:span></text:p>
      <text:p text:style-name="P16"><text:span text:style-name="T59">PARAM TYPE „</text:span><text:span text:style-name="T60">double precision” REAL;<text:tab/>// </text:span><text:span text:style-name="T68">Valós szám</text:span></text:p>
      <text:p text:style-name="P16"><text:span text:style-name="T60">PARAM TY</text:span><text:span text:style-name="T59">P</text:span><text:span text:style-name="T60">E text STRING;<text:tab/>// </text:span><text:span text:style-name="T68">Szöveg (string)</text:span></text:p>
      <text:p text:style-name="P16"><text:span text:style-name="T60">PARAM TY</text:span><text:span text:style-name="T59">P</text:span><text:span text:style-name="T60">E interval INTERVAL;<text:tab/>// </text:span><text:span text:style-name="T68">Idő intervallum</text:span></text:p>
      <text:p text:style-name="P16"><text:span text:style-name="T54">PARAM TY</text:span><text:span text:style-name="T59">P</text:span><text:span text:style-name="T54">E </text:span><text:span text:style-name="T60">date DATE;<text:tab/>// </text:span><text:span text:style-name="T68">Dátum</text:span></text:p>
      <text:p text:style-name="P16"><text:span text:style-name="T60">PARAM TY</text:span><text:span text:style-name="T59">P</text:span><text:span text:style-name="T60">E time TIME;<text:tab/>// </text:span><text:span text:style-name="T68">Idő (napon belül)</text:span></text:p>
      <text:p text:style-name="P16"><text:span text:style-name="T60">PARAM TY</text:span><text:span text:style-name="T59">P</text:span><text:span text:style-name="T60">E timestamp DATE TIME;<text:tab/>// </text:span><text:span text:style-name="T68">Időpont dátummal</text:span></text:p>
      <text:p text:style-name="P16"><text:span text:style-name="T60">PARAM TY</text:span><text:span text:style-name="T59">P</text:span><text:span text:style-name="T60">E inet IPADDRESS;<text:tab/>// </text:span><text:span text:style-name="T68">Hálózati cím</text:span></text:p>
      <text:p text:style-name="P16"><text:span text:style-name="T60">PARAM TY</text:span><text:span text:style-name="T59">P</text:span><text:span text:style-name="T60">E bytea BYTEA;<text:tab/>// </text:span><text:span text:style-name="T68">Bináris adat</text:span></text:p>
      <text:p text:style-name="P64">Egyéb paraméter azonosítók:</text:p>
      <text:p text:style-name="P13"><text:span text:style-name="T60">PARAM TY</text:span><text:span text:style-name="T59">P</text:span><text:span text:style-name="T60">E </text:span><text:span text:style-name="T61">search_domain STRING ”System paraméter: Search domain names(s)”;</text:span></text:p>
      <text:p text:style-name="P13"><text:span text:style-name="T60">PARAM TY</text:span><text:span text:style-name="T59">P</text:span><text:span text:style-name="T60">E </text:span><text:span text:style-name="T61">suspected_uplink BOOLEAN ”Port paraméter: Feltételezhetően egy uplink, a portnak a mactab táblába való felvétele tiltott.”;</text:span></text:p>
      <text:p text:style-name="P17"><text:span text:style-name="T61">PARAM TY</text:span><text:span text:style-name="T59">P</text:span><text:span text:style-name="T61">E </text:span><text:span text:style-name="T75">query_mac_tab</text:span><text:span text:style-name="T61"> </text:span><text:span text:style-name="T75">BOOLEAN</text:span><text:span text:style-name="T61"> ”</text:span><text:span text:style-name="T75">Port paraméter: Bejegyzett uplink, de a portnak a mactab táblába való felvétele.</text:span><text:span text:style-name="T61">” ;</text:span></text:p>
      <text:p text:style-name="P19"><text:span text:style-name="T62">PARAM TY</text:span><text:span text:style-name="T59">P</text:span><text:span text:style-name="T62">E </text:span><text:span text:style-name="T75">link_is_invisible_for_LLDP</text:span><text:span text:style-name="T54"> STRING ”</text:span><text:span text:style-name="T75">Port paraméter: Az LLDP számára láthatatlan link (hibaüzenet elnyomása)</text:span><text:span text:style-name="T54">”;</text:span></text:p>
      <text:p text:style-name="P35"><text:span text:style-name="T54">PARAM TYPE battery_changed DATE </text:span><text:span text:style-name="T61">”</text:span><text:span text:style-name="T54">Elem, akkumlátor csere utolsó időpontja</text:span><text:span text:style-name="T61">”;</text:span></text:p>
      <text:h text:style-name="P166" text:outline-level="4">Rendszer paraméter értékek</text:h>
      <text:p text:style-name="P49">Új rendszerparamétereket definiálhatunk, ill. értéküket felülírhatjuk a következő paranccsal:</text:p>
      <text:p text:style-name="P18">SYS PARAM <text:span text:style-name="T11">&lt;típus&gt; &lt;név&gt;</text:span> = <text:span text:style-name="T11">&lt;érték </text:span><text:span text:style-name="T15">mint string</text:span><text:span text:style-name="T11">&gt;</text:span>;</text:p>
      <text:p text:style-name="P20">SYS SRING <text:span text:style-name="T11">&lt;név&gt;</text:span> = <text:span text:style-name="T11">&lt;string érték&gt;</text:span>;</text:p>
      <text:p text:style-name="P20">SYS BOOLEAN <text:span text:style-name="T11">&lt;név&gt;</text:span> = <text:span text:style-name="T11">&lt;logikai érték&gt;</text:span>;</text:p>
      <text:p text:style-name="P20">SYS INTEGER <text:span text:style-name="T11">&lt;név&gt;</text:span> = <text:span text:style-name="T11">&lt;egész érték&gt;</text:span>;</text:p>
      <text:p text:style-name="P20">SYS INTERVAL <text:span text:style-name="T11">&lt;név&gt;</text:span> = <text:span text:style-name="T11">&lt;időintervallum, mint string&gt;</text:span>;</text:p>
      <text:p text:style-name="P20">SYS INTERVAL <text:span text:style-name="T11">&lt;név&gt;</text:span> = <text:span text:style-name="T11">&lt;időintervallum, mint egész szám msec-ben&gt;</text:span>;</text:p>
      <text:p text:style-name="P50">Az első alaknál a paraméter típust név szerint adhatjuk meg, melynek léteznie kell. Az értéket pedig stringként kell megadni, paraméter <text:span text:style-name="T151">típustól</text:span> függetlenül.</text:p>
      <text:p text:style-name="P50">A többi alaknál a paraméter típus a fentebb említett előre definiáltak közül kerül ki (csak a lentebb felsorolt <text:span text:style-name="T156">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67" text:outline-level="4">Felhasználók</text:h>
      <text:p text:style-name="P58">Új felhasználó felvétele, vagy <text:span text:style-name="T156">módosítása</text:span>:</text:p>
      <text:p text:style-name="P23">USER <text:span text:style-name="T11">[{</text:span>REPLACE<text:span text:style-name="T11">|</text:span>INSERT<text:span text:style-name="T11">}] &lt;név&gt; [&lt;leírás&gt;]</text:span>;</text:p>
      <text:p text:style-name="P23">USER <text:span text:style-name="T11">[{</text:span>REPLACE<text:span text:style-name="T11">|</text:span>INSERT<text:span text:style-name="T11">}] &lt;név&gt; [&lt;leírás&gt;]</text:span> { <text:span text:style-name="T11">&lt;paraméterek&gt;</text:span> }</text:p>
      <text:p text:style-name="P57">Ahol:</text:p>
      <text:list xml:id="list1515941596106566761" text:style-name="L7">
        <text:list-item>
          <text:p text:style-name="P124">&lt;név&gt;<text:tab/>A <text:span text:style-name="T146">felhasználó bejelentkezésnél használt egyedi azonosítója</text:span>, egy string.</text:p>
        </text:list-item>
        <text:list-item>
          <text:p text:style-name="P124">&lt;leírás&gt;<text:tab/>Opcionális leírás <text:span text:style-name="T172">vagy megjegyzés</text:span>.</text:p>
        </text:list-item>
      </text:list>
      <text:p text:style-name="P57">A paraméterek lehetnek a következőek:</text:p>
      <text:list xml:id="list9150544276870196692" text:style-name="L8">
        <text:list-item>
          <text:p text:style-name="P89"><text:span text:style-name="T54">NOTE</text:span> <text:span text:style-name="T1">&lt;leírás </text:span><text:span text:style-name="T8">vagy megjegyzés</text:span><text:span text:style-name="T1">&gt;</text:span> <text:span text:style-name="T54">;</text:span><text:line-break/>A leírás alternatívan így is beállítható, ha kétszer adjuk meg, akkor az utolsó lesz az érvényes.</text:p>
        </text:list-item>
        <text:list-item>
          <text:p text:style-name="P89"><text:span text:style-name="T22">[</text:span><text:span text:style-name="T54">ADD</text:span><text:span text:style-name="T22">]</text:span><text:span text:style-name="T54"> DOMAIN USER</text:span> <text:span text:style-name="T1">&lt;string lista&gt;</text:span><text:span text:style-name="T54">;</text:span><text:line-break/>A lista elemeket <text:span text:style-name="T1">&lt;felhaszbálónév&gt;</text:span>@<text:span text:style-name="T1">&lt;domain név&gt;</text:span> ala<text:span text:style-name="T147">k</text:span>ban kell megadni.</text:p>
        </text:list-item>
        <text:list-item>
          <text:p text:style-name="P94">HOST NOTIF PERIOD <text:span text:style-name="T11">&lt;idő intervallum azon.&gt;</text:span>;</text:p>
        </text:list-item>
        <text:list-item>
          <text:p text:style-name="P94">SERVICE NOTIF PERIOD <text:span text:style-name="T11">&lt;idő intervallum azon.&gt;</text:span>;</text:p>
        </text:list-item>
        <text:list-item>
          <text:p text:style-name="P94">HOST NOTIF SWITCH <text:span text:style-name="T11">&lt;állapotok&gt;</text:span>;</text:p>
        </text:list-item>
        <text:list-item>
          <text:p text:style-name="P94">SERVICE NOTIF SWITCH <text:span text:style-name="T11">&lt;állpotok&gt;</text:span>;</text:p>
        </text:list-item>
        <text:list-item>
          <text:p text:style-name="P94">HOST NOTIF COMMAND <text:span text:style-name="T11">&lt;cmd&gt;</text:span>;</text:p>
        </text:list-item>
        <text:list-item>
          <text:p text:style-name="P94">SERVICE NOTIF COMMAND<text:span text:style-name="T11"> &lt;cmd&gt;</text:span>;</text:p>
        </text:list-item>
        <text:list-item>
          <text:p text:style-name="P90"><text:span text:style-name="T22">[</text:span><text:span text:style-name="T54">ADD</text:span><text:span text:style-name="T22">]</text:span><text:span text:style-name="T54"> TEL</text:span> &lt;lista&gt;;</text:p>
        </text:list-item>
        <text:list-item>
          <text:p text:style-name="P90"><text:soft-page-break/><text:span text:style-name="T22">[</text:span><text:span text:style-name="T54">ADD</text:span><text:span text:style-name="T22">]</text:span><text:span text:style-name="T54"> ADDRESS</text:span> <text:span text:style-name="T1">&lt;lista&gt;</text:span><text:span text:style-name="T54">;</text:span></text:p>
        </text:list-item>
        <text:list-item>
          <text:p text:style-name="P89"><text:span text:style-name="T54">PLACE</text:span><text:span text:style-name="T11"> [&lt;hely azonosító&gt;]</text:span><text:span text:style-name="T54">;</text:span></text:p>
        </text:list-item>
        <text:list-item>
          <text:p text:style-name="P94">DISABLE;</text:p>
        </text:list-item>
        <text:list-item>
          <text:p text:style-name="P94">ENABLE;</text:p>
        </text:list-item>
        <text:list-item>
          <text:p text:style-name="P89"><text:span text:style-name="T54">CLEAR</text:span> <text:span text:style-name="T1">[&lt;paraméter azonosítók&gt;]</text:span><text:span text:style-name="T54">;</text:span></text:p>
        </text:list-item>
        <text:list-item>
          <text:p text:style-name="P91"><text:span text:style-name="T54">C</text:span><text:span text:style-name="T67">OPY</text:span> <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Felhasználói csoprtok</text:h>
      <text:p text:style-name="P59">Új felhasználó<text:span text:style-name="T156">i csoport </text:span>felvétele, vagy <text:span text:style-name="T156">módosítása</text:span>:</text:p>
      <text:p text:style-name="P24">USER <text:span text:style-name="T156">GROUP </text:span><text:span text:style-name="T11">[{</text:span>REPLACE<text:span text:style-name="T11">|</text:span>INSERT<text:span text:style-name="T11">}] &lt;név&gt; [&lt;leírás&gt;]</text:span>;</text:p>
      <text:p text:style-name="P24">USER <text:span text:style-name="T156">GROUP </text:span><text:span text:style-name="T11">[{</text:span>REPLACE<text:span text:style-name="T11">|</text:span>INSERT<text:span text:style-name="T11">}] &lt;név&gt; [&lt;leírás&gt;]</text:span> { <text:span text:style-name="T11">&lt;paraméterek&gt;</text:span> }</text:p>
      <text:p text:style-name="P62">Ahol:</text:p>
      <text:list xml:id="list102437895928413" text:continue-list="list1515941596106566761" text:style-name="L7">
        <text:list-item>
          <text:p text:style-name="P125">&lt;név&gt;<text:tab/>A <text:span text:style-name="T146">felhasználói csoport egyedi azonosítója</text:span>, egy string.</text:p>
        </text:list-item>
        <text:list-item>
          <text:p text:style-name="P125">&lt;leírás&gt;<text:tab/>Opcionális leírása.</text:p>
        </text:list-item>
      </text:list>
      <text:p text:style-name="P62">A paraméterek lehetnek a következőek:</text:p>
      <text:list xml:id="list407331967984632428" text:style-name="L9">
        <text:list-item>
          <text:p text:style-name="P92"><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3"><text:span text:style-name="T69">RIGHTS</text:span> <text:span text:style-name="T1">&lt;</text:span><text:span text:style-name="T5">rights</text:span><text:span text:style-name="T1">&gt;</text:span><text:span text:style-name="T54">;<text:line-break/></text:span><text:span text:style-name="T107">A csoportba tartozó felhasznélók minimális jogosultsági szintje.</text:span></text:p>
        </text:list-item>
        <text:list-item>
          <text:p text:style-name="P95"><text:span text:style-name="T54">PLACE GROUP </text:span><text:span text:style-name="T11">&lt;zone&gt;</text:span><text:span text:style-name="T54">;</text:span><text:span text:style-name="T104"><text:line-break/>A csoporthoz rendelt zóna (hely csoport) megadása (opcionális).</text:span></text:p>
        </text:list-item>
        <text:list-item>
          <text:p text:style-name="P96"><text:span text:style-name="T54">FEATURES</text:span> &lt;str&gt;;</text:p>
        </text:list-item>
        <text:list-item>
          <text:p text:style-name="P93"><text:span text:style-name="T54">CLEAR</text:span> <text:span text:style-name="T1">[&lt;paraméter azonosítók&gt;]</text:span><text:span text:style-name="T54">;</text:span></text:p>
        </text:list-item>
        <text:list-item>
          <text:p text:style-name="P93"><text:span text:style-name="T54">C</text:span><text:span text:style-name="T67">OPY</text:span><text:span text:style-name="T104"> </text:span><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Idő intervallumok</text:h>
      <text:p text:style-name="Text_20_body">A Nagios-ból átvett fogalom : <text:span text:style-name="T54">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23">t</text:span>ue tuesday <text:s text:c="2"/>FROM 8:00 TO 16:30 ADD TIME PERIOD worktime;</text:p>
      <text:p text:style-name="example">TIME OF DAY wrk_wed wednesday FROM 8:00 TO 16:30 ADD TIME PERIOD worktime;</text:p>
      <text:p text:style-name="example">TIME OF DAY wrk_<text:span text:style-name="T123">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1">&lt;vlan id&gt; &lt;név&gt; [&lt;leírás&gt;]</text:span> { <text:span text:style-name="T11">&lt;subnet address&gt; [ &lt;név&gt; [&lt;leírás&gt;] ]</text:span>; <text:span text:style-name="T11">[ ... ]</text:span> }</text:p>
      <text:p text:style-name="Text_20_body">Ahol:</text:p>
      <text:list xml:id="list2725697958963693982" text:style-name="L10">
        <text:list-item>
          <text:p text:style-name="P127"><text:span text:style-name="T1">&lt;vlan id&gt;</text:span> nem negatív numerikus egész (802.1q ID: 1 &lt;= ID &lt; 4096)</text:p>
        </text:list-item>
        <text:list-item>
          <text:p text:style-name="P127"><text:s/><text:span text:style-name="T1">&lt;név&gt;</text:span> egy szöveges adat, a VLAN vagy subnet neve</text:p>
        </text:list-item>
        <text:list-item>
          <text:p text:style-name="P127"><text:s/><text:span text:style-name="T1">&lt;leírás&gt;</text:span> szöveges adat, a VLAN vagy subnet leírása/megjegyzés</text:p>
        </text:list-item>
      </text:list>
      <text:p text:style-name="P84">Megjegyzés:</text:p>
      <text:p text:style-name="P7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20">csak két esetben </text:span>definiálható. <text:span text:style-name="T120">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Definiálhatóak un. Private címtartományok is, melyek <text:span text:style-name="T129">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9">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2">hacsak nem adtuk ki a </text:span><text:span text:style-name="T63">SET PLACE</text:span><text:span text:style-name="T132"> </text:span><text:span text:style-name="T2">&lt;név&gt;</text:span><text:span text:style-name="T63">;</text:span>. <text:span text:style-name="T132">parancsot. </text:span>Lokalizációval nem rendelkező objektumoknál az alapértelmezés a place_id = 0 (unknown).</text:p>
      <text:p text:style-name="Text_20_body">Egy hely ill. helyiség a következőképpen definiálható.</text:p>
      <text:p text:style-name="P22">PLACE <text:span text:style-name="T18">[</text:span><text:span text:style-name="T19">{</text:span><text:span text:style-name="T85">REPLACE</text:span><text:span text:style-name="T18">|</text:span><text:span text:style-name="T85">INSERT</text:span><text:span text:style-name="T19">}</text:span><text:span text:style-name="T18">]</text:span> <text:span text:style-name="T33">&lt;név&gt; [&lt;leírás&gt;]</text:span> { <text:span text:style-name="T11">&lt;paraméterek&gt;</text:span> }</text:p>
      <text:p text:style-name="P22">PLACE <text:span text:style-name="T18">[</text:span><text:span text:style-name="T19">{</text:span><text:span text:style-name="T85">REPLACE</text:span><text:span text:style-name="T18">|</text:span><text:span text:style-name="T85">INSERT</text:span><text:span text:style-name="T19">}</text:span><text:span text:style-name="T18">]</text:span> <text:span text:style-name="T33">&lt;név&gt; [&lt;leírás&gt;] </text:span><text:span text:style-name="T81">;</text:span></text:p>
      <text:p text:style-name="Text_20_body">Ahol:</text:p>
      <text:list xml:id="list102438054167209" text:continue-list="list102437895928413" text:style-name="L7">
        <text:list-item>
          <text:p text:style-name="P123">&lt;név&gt;<text:tab/>A helyiség <text:span text:style-name="T157">egyedi </text:span>neve, egy string.</text:p>
        </text:list-item>
        <text:list-item>
          <text:p text:style-name="P123">&lt;leírás&gt;<text:tab/>Opcionális leírása a helyiségnek, ill. megjegyzés,</text:p>
        </text:list-item>
      </text:list>
      <text:p text:style-name="Text_20_body">A paraméterek lehetnek a következőek:</text:p>
      <text:list xml:id="list8368827171503151606" text:style-name="L11">
        <text:list-item>
          <text:p text:style-name="P97"><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7"><text:span text:style-name="T54">PARENT</text:span> <text:span text:style-name="T1">&lt;név&gt;</text:span> <text:span text:style-name="T54">;</text:span><text:line-break/>A definiált hely mely helyen belül található.</text:p>
        </text:list-item>
        <text:list-item>
          <text:p text:style-name="P97"><text:span text:style-name="T54">FRAME</text:span> <text:span text:style-name="T1">&lt;polygon&gt;</text:span> <text:span text:style-name="T54">;</text:span><text:line-break/>A hely, vagy helyiség befoglaló kerete a legközelebbi szülőn, amihez térkép van rendelve.</text:p>
        </text:list-item>
        <text:list-item>
          <text:p text:style-name="P97"><text:span text:style-name="T54">RECTANGLE</text:span> <text:span text:style-name="T11">&lt;polygon&gt;</text:span><text:span text:style-name="T83">;</text:span><text:span text:style-name="T11"><text:line-break/></text:span><text:span text:style-name="T99">Amennyiben a FRAME-</text:span><text:span text:style-name="T100">me</text:span><text:span text:style-name="T99">l egy négyzetet adnánk meg, abban az esetben megadhatjuk így is a keretet, ahol a &lt;polygon&gt; csak 2 pontot tartalmaz (pontosan két pontot), és a két pont a négyzet két ellentétes sarkának a koordinátája.</text:span></text:p>
        </text:list-item>
        <text:list-item>
          <text:p text:style-name="P97"><text:span text:style-name="T83">IMAGE</text:span> <text:span text:style-name="T1">&lt;image name&gt;</text:span> <text:span text:style-name="T54">;</text:span><text:line-break/>Egy kép (térkép) objektumra való hivatkozás.</text:p>
        </text:list-item>
        <text:list-item>
          <text:p text:style-name="P97"><text:span text:style-name="T54">TEL</text:span> <text:span text:style-name="T1">&lt;tel1, tel2, ...&gt;</text:span> <text:span text:style-name="T54">;</text:span><text:line-break/>Telefonszámok, a paraméter : string lista.</text:p>
        </text:list-item>
        <text:list-item>
          <text:p text:style-name="P128"><text:span text:style-name="T64">COPY</text:span><text:span text:style-name="T133"> </text:span><text:span text:style-name="T16">[[</text:span><text:span text:style-name="T84">EXCEPT</text:span><text:span text:style-name="T16">]</text:span><text:span text:style-name="T3">&lt;mező azonosítók&gt;]</text:span><text:span text:style-name="T133"> </text:span><text:span text:style-name="T64">FROM</text:span><text:span text:style-name="T133"> </text:span><text:span text:style-name="T3">&lt;név&gt;</text:span><text:span text:style-name="T64">;</text:span><text:span text:style-name="T133"> <text:line-break/></text:span></text:p>
        </text:list-item>
        <text:list-item>
          <text:p text:style-name="P129"><text:span text:style-name="T54">CLEAR</text:span> <text:span text:style-name="T11">[</text:span><text:span text:style-name="T1">&lt;mező azonosítók&gt;]</text:span><text:span text:style-name="T83">;<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33">RECTANGLE</text:span> <text:span text:style-name="T133">{[</text:span>958,28<text:span text:style-name="T133">]</text:span>,<text:span text:style-name="T133">[</text:span>1013,58<text:span text:style-name="T133">]}</text:span>;</text:p>
      <text:p text:style-name="example"><text:s text:c="4"/>TEL "/123", "+3612345678";</text:p>
      <text:p text:style-name="example">}</text:p>
      <text:p text:style-name="Text_20_body">Annak érdekében, hogy ne keljen minden alkalommal megadni a <text:span text:style-name="T163">helyiséget</text:span> minden olyan objektumnál ahol ez opció (node-ok), meg lehet adni egy alapértelmezett helyiség objektumot:</text:p>
      <text:p text:style-name="example">SET PLACE <text:span text:style-name="T11">&lt;helyiség név&gt;</text:span>;</text:p>
      <text:p text:style-name="Text_20_body">Ez bármikor módosítható, ill. újra megadható, és törölhető :</text:p>
      <text:p text:style-name="example">CLEAR PALCE;</text:p>
      <text:p text:style-name="Text_20_body">Létrehozhatóak csoportok <text:span text:style-name="T157">(zónák, kategóriák) </text:span>is a:</text:p>
      <text:p text:style-name="example">PLACE GROUP <text:span text:style-name="T33">&lt;név&gt; [&lt;leírás&gt;] </text:span><text:span text:style-name="T34">[</text:span><text:span text:style-name="T82">CAT</text:span><text:span text:style-name="T34">|</text:span><text:span text:style-name="T82">CATEGORY</text:span><text:span text:style-name="T34">|</text:span><text:span text:style-name="T82">ZONE</text:span><text:span text:style-name="T34">]</text:span><text:span text:style-name="T81">;</text:span></text:p>
      <text:p text:style-name="P67"><text:soft-page-break/>sorral. <text:span text:style-name="T166">Az utolsó opcionális kulcsszó a típust definiálja. Alapértelmezés a „group” ez nem kell ill. lehet külön megadni. A „category” és „zone” típusokat kell megadni a </text:span><text:span text:style-name="T72">CATEGORY</text:span><text:span text:style-name="T166"> és </text:span><text:span text:style-name="T72">ZONE</text:span><text:span text:style-name="T166"> kulcsszavakkal, ahol a </text:span><text:span text:style-name="T72">CATEGORY</text:span><text:span text:style-name="T166"> a </text:span><text:span text:style-name="T72">CAT</text:span><text:span text:style-name="T166">-tal rövidíthető.</text:span></text:p>
      <text:p text:style-name="P67"><text:span text:style-name="T166">A</text:span> következő sorokkal ki ill. betehető egy elem a már létrehozott csoportba:</text:p>
      <text:p text:style-name="example">PLACE GROUP<text:span text:style-name="T11"> &lt;csoport név&gt; </text:span>ADD<text:span text:style-name="T11"> &lt;elem név&gt; </text:span>;</text:p>
      <text:p text:style-name="example">PLACE GROUP<text:span text:style-name="T11"> &lt;csoport név&gt; </text:span><text:span text:style-name="T83">REMOVE</text:span><text:span text:style-name="T11">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73">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3">&lt;név&gt; [&lt;leírás&gt;]</text:span> { <text:span text:style-name="T11">&lt;paraméterek&gt;</text:span> }</text:p>
      <text:p text:style-name="Text_20_body">Ahol:</text:p>
      <text:list xml:id="list102438033198270" text:continue-list="list102438054167209" text:style-name="L7">
        <text:list-item>
          <text:p text:style-name="P123"><text:span text:style-name="T1">&lt;név&gt;</text:span><text:tab/>A név, egy string.</text:p>
        </text:list-item>
        <text:list-item>
          <text:p text:style-name="P123"><text:span text:style-name="T1">&lt;leírás&gt;</text:span><text:tab/>Opcionális leírás ill. megjegyzés,</text:p>
        </text:list-item>
      </text:list>
      <text:p text:style-name="Text_20_body">A paraméterek lehetnek a következőek:</text:p>
      <text:list xml:id="list3688492236544141972" text:style-name="L12">
        <text:list-item>
          <text:p text:style-name="P130"><text:span text:style-name="T38">TYPE</text:span><text:span text:style-name="T37"> </text:span><text:span text:style-name="T42">&lt;típus&gt;</text:span><text:span text:style-name="T37"> </text:span><text:span text:style-name="T38">;<text:line-break/></text:span>A következő típus nevek megengedettek:</text:p>
          <text:list>
            <text:list-item>
              <text:p text:style-name="P130">BMP<text:tab/>BMP típusú kép fájl.</text:p>
            </text:list-item>
            <text:list-item>
              <text:p text:style-name="P130">GIF<text:tab/>GIF típusú kép fájl.</text:p>
            </text:list-item>
            <text:list-item>
              <text:p text:style-name="P130">JPG<text:tab/>Jpeg típusú kép fájl.</text:p>
            </text:list-item>
            <text:list-item>
              <text:p text:style-name="P130">JPEG<text:tab/>Jpeg típusú kép fájl.</text:p>
            </text:list-item>
            <text:list-item>
              <text:p text:style-name="P130">PNG<text:tab/>PNG típusú kép fájl.</text:p>
            </text:list-item>
            <text:list-item>
              <text:p text:style-name="P130">PBM<text:tab/>PBM típusú kép fájl.</text:p>
            </text:list-item>
            <text:list-item>
              <text:p text:style-name="P130">PGM<text:tab/>PGM típusú kép fájl.</text:p>
            </text:list-item>
            <text:list-item>
              <text:p text:style-name="P130">PPM<text:tab/>PPM típusú kép fájl.</text:p>
            </text:list-item>
            <text:list-item>
              <text:p text:style-name="P130">XBM<text:tab/>XBM típusú kép fájl.</text:p>
            </text:list-item>
            <text:list-item>
              <text:p text:style-name="P130">XPM<text:tab/>XPM típusú kép fájl.</text:p>
            </text:list-item>
            <text:list-item>
              <text:p text:style-name="P130">BIN<text:tab/>Bináris állomány.</text:p>
            </text:list-item>
          </text:list>
        </text:list-item>
        <text:list-item>
          <text:p text:style-name="P130"><text:span text:style-name="T54">SUB TYPE</text:span> <text:span text:style-name="T1">&lt;string&gt;</text:span> <text:span text:style-name="T54">;<text:line-break/></text:span><text:span text:style-name="T104">BIN típus esetén egy opcionális típus azonosító.</text:span></text:p>
        </text:list-item>
        <text:list-item>
          <text:p text:style-name="P130"><text:span text:style-name="T54">IMAGE FILE</text:span><text:span text:style-name="T104"> </text:span><text:span text:style-name="T11">&lt;path&gt;</text:span><text:span text:style-name="T104"> </text:span><text:span text:style-name="T83">;<text:line-break/></text:span><text:span text:style-name="T97">A bináris adatot tartalmazó fájl elérési </text:span><text:span text:style-name="T98">ú</text:span><text:span text:style-name="T97">tja. </text:span><text:span text:style-name="T102">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1">tábla</text:span> reprezentál.</text:p>
      <text:p text:style-name="Text_20_body">Patch panel és fali csatlakozó definíciója a következőek szerint lehetséges:</text:p>
      <text:p text:style-name="P22">PATCH <text:span text:style-name="T18">[</text:span><text:span text:style-name="T19">{</text:span><text:span text:style-name="T85">REPLACE</text:span><text:span text:style-name="T18">|</text:span><text:span text:style-name="T85">INSERT</text:span><text:span text:style-name="T19">}</text:span><text:span text:style-name="T18">]</text:span> <text:span text:style-name="T11">&lt;n</text:span><text:span text:style-name="T17">é</text:span><text:span text:style-name="T11">v&gt;</text:span> <text:span text:style-name="T11">[&lt;leírás&gt;]</text:span> { <text:span text:style-name="T11">&lt;paraméterek&gt;</text:span> }</text:p>
      <text:p text:style-name="P22">PATCH <text:span text:style-name="T18">[</text:span><text:span text:style-name="T19">{</text:span><text:span text:style-name="T85">REPLACE</text:span><text:span text:style-name="T18">|</text:span><text:span text:style-name="T85">INSERT</text:span><text:span text:style-name="T19">}</text:span><text:span text:style-name="T18">]</text:span><text:span text:style-name="T17"> </text:span><text:span text:style-name="T11">&lt;n</text:span><text:span text:style-name="T17">é</text:span><text:span text:style-name="T11">v&gt; [&lt;leírás&gt;]</text:span> <text:span text:style-name="T137">TEMPLATE</text:span> <text:span text:style-name="T11">&lt;minta&gt;</text:span> { <text:span text:style-name="T11">&lt;paraméterek&gt;</text:span> }</text:p>
      <text:p text:style-name="P22">PATCH <text:span text:style-name="T18">[</text:span><text:span text:style-name="T19">{</text:span><text:span text:style-name="T85">REPLACE</text:span><text:span text:style-name="T18">|</text:span><text:span text:style-name="T85">INSERT</text:span><text:span text:style-name="T19">}</text:span><text:span text:style-name="T18">]</text:span><text:span text:style-name="T17"> </text:span><text:span text:style-name="T11">&lt;n</text:span><text:span text:style-name="T17">é</text:span><text:span text:style-name="T11">v&gt; [&lt;leírás&gt;]</text:span> <text:span text:style-name="T137">TEMPLATE</text:span> <text:span text:style-name="T11">&lt;minta&gt;</text:span> ;</text:p>
      <text:p text:style-name="Text_20_body">Ahol:</text:p>
      <text:list xml:id="list102437779792909" text:continue-list="list102438033198270" text:style-name="L7">
        <text:list-item>
          <text:p text:style-name="P123">&lt;n<text:span text:style-name="T134">é</text:span>v&gt;<text:tab/>A patch panel, vagy fali csatlakozó neve, egy string.</text:p>
        </text:list-item>
        <text:list-item>
          <text:p text:style-name="P123">&lt;leírás&gt;<text:tab/>Opcionális leírás, ill. megjegyzés.</text:p>
        </text:list-item>
        <text:list-item>
          <text:p text:style-name="P123">&lt;minta&gt;<text:tab/>Egy előzőleg elmentett panel konfiguráció neve.</text:p>
        </text:list-item>
      </text:list>
      <text:p text:style-name="Text_20_body">A paraméterek lehetnek a következőek:</text:p>
      <text:list xml:id="list6188505759336202868" text:style-name="L13">
        <text:list-item>
          <text:p text:style-name="P131"><text:span text:style-name="T38">NOTE</text:span><text:span text:style-name="T37"> </text:span><text:span text:style-name="T42">&lt;leírás&gt;</text:span><text:span text:style-name="T37"> </text:span><text:span text:style-name="T38">;<text:line-break/></text:span>A leírás alternatívan így is beállítható, ha kétszer <text:span text:style-name="T121">(vagy többször)</text:span> adjuk meg, akkor az utolsó lesz az érvényes</text:p>
        </text:list-item>
        <text:list-item>
          <text:p text:style-name="P131"><text:soft-page-break/><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text:span text:style-name="T54">SET PLACE</text:span> (lsd. fentebb) kulcsszavakkal adhatjuk meg az alapértelmezett helyiséget. Ha nincs alapértelmezett helyiség, és nem is adtuk meg, akkor az unknown nevű helyhez lesz rendelve az eszköz.</text:p>
        </text:list-item>
        <text:list-item>
          <text:p text:style-name="P131"><text:span text:style-name="T38">ADD PORT</text:span><text:span text:style-name="T37"> </text:span><text:span text:style-name="T42">&lt;sorszám&gt; &lt;név&gt; [&lt;leírás&gt;]</text:span><text:span text:style-name="T3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1"><text:span text:style-name="T38">ADD PORTS</text:span><text:span text:style-name="T37">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span><text:span text:style-name="T37"> </text:span><text:span text:style-name="T42">&lt;név minta&gt;</text:span><text:span text:style-name="T38">;</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31"><text:span text:style-name="T38">PORT</text:span><text:span text:style-name="T37"> </text:span><text:span text:style-name="T42">&lt;sorszám&gt;</text:span><text:span text:style-name="T37"> </text:span><text:span text:style-name="T50">NOTE</text:span><text:span text:style-name="T37"> </text:span><text:span text:style-name="T42">&lt;leírás&gt; [</text:span><text:span text:style-name="T50">,</text:span><text:span text:style-name="T42"> &lt;leírás2&gt; ...]</text:span><text:span text:style-name="T38">;<text:line-break/></text:span>A porthoz tartozó leírás alternatívan így is beállítható, ha kétszer adjuk meg, akkor az utolsó lesz az érvényes. A megadott sorszámú portnak léteznie kell. Ha <text:span text:style-name="T54">NOTE</text:span> kulcssó után több stringet adunk meg, akkor az rendre a következő sorszámú port leírása lesz.</text:p>
        </text:list-item>
        <text:list-item>
          <text:p text:style-name="P131"><text:span text:style-name="T38">PORT</text:span><text:span text:style-name="T37"> </text:span><text:span text:style-name="T42">&lt;név&gt;</text:span><text:span text:style-name="T37"> </text:span><text:span text:style-name="T50">NOTE</text:span><text:span text:style-name="T37"> </text:span><text:span text:style-name="T42">&lt;leírás&gt; </text:span><text:span text:style-name="T38">;<text:line-break/></text:span>A porthoz tartozó leírás alternatívan így is beállítható, ha kétszer adjuk meg, akkor az utolsó lesz az érvényes. A megadott nevű portnak léteznie kell.</text:p>
        </text:list-item>
        <text:list-item>
          <text:p text:style-name="P132"><text:span text:style-name="T38">PORT</text:span><text:span text:style-name="T37"> </text:span><text:span text:style-name="T42">&lt;sorszám&gt;</text:span><text:span text:style-name="T37"> </text:span><text:span text:style-name="T51">TAG</text:span><text:span text:style-name="T37"> </text:span><text:span text:style-name="T42">&lt;leírás&gt; [</text:span><text:span text:style-name="T50">,</text:span><text:span text:style-name="T42"> &lt;leírás2&gt; ...]</text:span><text:span text:style-name="T38">;<text:line-break/></text:span>A porthoz tartozó <text:span text:style-name="T134">címke megadása. A megadott sorszámú portnak léteznie kell. Ha </text:span><text:span text:style-name="T70">TAG</text:span><text:span text:style-name="T134"> kulcssó után több stringet adunk meg, akkor az rendre a következő sorszámú port címkéje lesz.</text:span></text:p>
        </text:list-item>
        <text:list-item>
          <text:p text:style-name="P132"><text:span text:style-name="T38">PORT</text:span><text:span text:style-name="T37"> </text:span><text:span text:style-name="T42">&lt;név&gt;</text:span><text:span text:style-name="T37"> </text:span><text:span text:style-name="T51">TAG</text:span><text:span text:style-name="T37"> </text:span><text:span text:style-name="T42">&lt;leírás&gt; </text:span><text:span text:style-name="T38">;<text:line-break/></text:span>A porthoz tartozó <text:span text:style-name="T134">címke megadása</text:span>. A megadott nevű portnak léteznie kell.</text:p>
        </text:list-item>
        <text:list-item>
          <text:p text:style-name="P132"><text:span text:style-name="T38">PORT</text:span><text:span text:style-name="T37"> </text:span><text:span text:style-name="T42">&lt;sorszám&gt;</text:span><text:span text:style-name="T37"> </text:span><text:span text:style-name="T50">SET</text:span><text:span text:style-name="T37"> </text:span><text:span text:style-name="T42">&lt;mező név&gt; = &lt;érték1&gt; [&lt;érték2&gt; ...]</text:span><text:span text:style-name="T38">;<text:line-break/></text:span><text:span text:style-name="T109">Egy, vagy több már létező </text:span><text:span text:style-name="T110">sorszámmal azonosított</text:span><text:span text:style-name="T109"> port megadott nevű tulajdonságának a megadása.</text:span></text:p>
        </text:list-item>
        <text:list-item>
          <text:p text:style-name="P131"><text:span text:style-name="T38">PORT</text:span><text:span text:style-name="T37"> </text:span><text:span text:style-name="T42">&lt;név&gt;</text:span><text:span text:style-name="T37"> </text:span><text:span text:style-name="T50">SET</text:span><text:span text:style-name="T37"> </text:span><text:span text:style-name="T42">&lt;mező név&gt; = &lt;érték&gt; </text:span><text:span text:style-name="T38">;<text:line-break/></text:span><text:span text:style-name="T109">Egy már létező </text:span><text:span text:style-name="T110">névvel azonosított</text:span><text:span text:style-name="T109"> port megadott nevű tulajdonságának a megadása.</text:span></text:p>
        </text:list-item>
        <text:list-item>
          <text:p text:style-name="P131"><text:span text:style-name="T38">PORT</text:span><text:span text:style-name="T41">S</text:span><text:span text:style-name="T37"> </text:span><text:span text:style-name="T42">&lt;ix1&gt;</text:span><text:span text:style-name="T50">,</text:span><text:span text:style-name="T42"> &lt;ix2&gt; [</text:span><text:span text:style-name="T50">,</text:span><text:span text:style-name="T42">&lt;ix3&gt; [</text:span><text:span text:style-name="T50">,</text:span><text:span text:style-name="T42">ix4]]</text:span><text:span text:style-name="T37"> </text:span><text:span text:style-name="T38">SHARED</text:span><text:span text:style-name="T37"> </text:span><text:span text:style-name="T42">&lt;sh1&gt;</text:span><text:span text:style-name="T50">,</text:span><text:span text:style-name="T42"> &lt;sh2&gt; [</text:span><text:span text:style-name="T50">,</text:span><text:span text:style-name="T42">&lt;sh3&gt; [</text:span><text:span text:style-name="T50">,</text:span><text:span text:style-name="T42">&lt;sh4&gt;]</text:span><text:span text:style-name="T37"> </text:span><text:span text:style-name="T38">;</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4">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8">sem</text:span>, a lehetséges sorrendek : (A,B), (B,A), (A, BA, BB), (AA, AB, B), (AA, AB, BA, BB) vagy (AA, C, D, BB).</text:p>
        </text:list-item>
        <text:list-item text:start-value="1">
          <text:p text:style-name="P133"><text:span text:style-name="T54">PORT</text:span> <text:span text:style-name="T1">&lt;port lista&gt;</text:span> <text:span text:style-name="T54">NC</text:span>;<text:line-break/><text:span text:style-name="T104">Nem bekötött portok megadása.</text:span></text:p>
        </text:list-item>
        <text:list-item>
          <text:p text:style-name="P109">CLEAR;</text:p>
        </text:list-item>
        <text:list-item>
          <text:p text:style-name="P109">CLEAR <text:span text:style-name="T11">&lt;mező azonosítók&gt;</text:span>;</text:p>
        </text:list-item>
        <text:list-item>
          <text:p text:style-name="P109">COPY <text:span text:style-name="T11">[[</text:span>EXCEPT<text:span text:style-name="T11">]</text:span> <text:span text:style-name="T11">&lt;mező azonosítók&gt;]</text:span> FROM <text:span text:style-name="T11">&lt;név&gt;</text:span>;</text:p>
        </text:list-item>
      </text:list>
      <text:p text:style-name="Text_20_body">A port hivatkozásoknál lehetőség van két belső változó használatára. A &amp;@ karakterpár az utoljára <text:span text:style-name="T121">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8">ai</text:span> között lehetőség van változó értékadásra, és a <text:span text:style-name="T54">FOR</text:span> makró jellegű <text:span text:style-name="T121">kifejezés</text:span> használatára (ezek bárhol nem használhatóak). <text:span text:style-name="T136">Az, hogy a port név, vagy sorszám szerint lesz azonosítva, az adat típusából derül ki, ezért ha a név számjeggyel kezdődik, akkor idézőjelbe kell tenni.</text:span></text:p>
      <text:p text:style-name="P52">Port <text:span text:style-name="T158">név</text:span> listák esetén használhatjuk több port azonosításának a megadására a <text:span text:style-name="T54">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1">&lt;név&gt; &lt;definíció&gt;</text:span>;</text:p>
      <text:p text:style-name="example">PATCH TEMPLATE <text:span text:style-name="T11">&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9">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62">S</text:span> 1, 2 SHARED A, B;</text:p>
      <text:p text:style-name="example"><text:tab/>PORT 1 NOTE "ez egy megosztott port: A";</text:p>
      <text:p text:style-name="example"><text:tab/>PORT 2 NOTE "ez egy megosztott port: B";</text:p>
      <text:p text:style-name="example"><text:tab/><text:span text:style-name="T135">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1">&lt;patch neve&gt;</text:span> PORT <text:span text:style-name="T11">&lt;index&gt;</text:span> <text:span text:style-name="T11">&lt;név&gt;</text:span> <text:span text:style-name="T11">[&lt;leírás&gt;] [</text:span>TAG <text:span text:style-name="T11">&lt;tag&gt;]</text:span>;</text:p>
      <text:p text:style-name="P65">Port megosztás (hátlapi) modosítása:</text:p>
      <text:p text:style-name="example">SET PATCH <text:span text:style-name="T11">&lt;</text:span><text:span text:style-name="T27">patch neve</text:span><text:span text:style-name="T11">&gt;</text:span> <text:span text:style-name="T164">PORTS </text:span><text:span text:style-name="T27">&lt;port lista&gt;</text:span><text:span text:style-name="T164"> SHARE </text:span><text:span text:style-name="T27">&lt;megosztás lista&gt;</text:span><text:span text:style-name="T164"> ;</text:span></text:p>
      <text:p text:style-name="P66">A fenti utasítás nem ellenőrzi az esetleges ütközéseket!</text:p>
      <text:p text:style-name="P65">Nem <text:span text:style-name="T165">b</text:span>ekötve állapot módosítása :</text:p>
      <text:p text:style-name="P28">SET PATCH <text:span text:style-name="T11">&lt;patch neve&gt;</text:span> PORT<text:span text:style-name="T165">S </text:span><text:span text:style-name="T11">&lt;port lista&gt; </text:span><text:span text:style-name="T28">[</text:span><text:span text:style-name="T92">ON</text:span><text:span text:style-name="T28">|</text:span><text:span text:style-name="T92">OFF</text:span><text:span text:style-name="T28">] </text:span><text:span text:style-name="T92">NC;</text:span></text:p>
      <text:p text:style-name="P80">Megjegyzés: Ha meg akarunk szüntetni egy megosztást, akkor a „<text:span text:style-name="T83">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6">vagy snmpdevices</text:span>, lsd.: <text:s/>database/nodes.sql.</text:p>
      <text:p text:style-name="Text_20_body"><text:span text:style-name="T137">Passzív elemek definiálása </text:span>az importban:</text:p>
      <text:p text:style-name="P8">NODE <text:span text:style-name="T18">[</text:span><text:span text:style-name="T19">{</text:span><text:span text:style-name="T85">REPLACE</text:span><text:span text:style-name="T18">|</text:span><text:span text:style-name="T85">INSERT</text:span><text:span text:style-name="T19">}</text:span><text:span text:style-name="T18">]</text:span><text:span text:style-name="T137"> </text:span><text:span text:style-name="T18">[</text:span><text:span text:style-name="T137">(</text:span><text:span text:style-name="T18">&lt;típus&gt;</text:span><text:span text:style-name="T93">)</text:span><text:span text:style-name="T31">]</text:span><text:span text:style-name="T137"> </text:span><text:span text:style-name="T11">&lt;n</text:span><text:span text:style-name="T18">é</text:span><text:span text:style-name="T11">v&gt;</text:span> <text:span text:style-name="T11">[&lt;leírás&gt;]</text:span> <text:span text:style-name="T85">TEMPLATE</text:span><text:span text:style-name="T11"> &lt;minta név&gt;]</text:span><text:span text:style-name="T83">;</text:span></text:p>
      <text:p text:style-name="P8">NODE <text:span text:style-name="T18">[</text:span><text:span text:style-name="T19">{</text:span><text:span text:style-name="T85">REPLACE</text:span><text:span text:style-name="T18">|</text:span><text:span text:style-name="T85">INSERT</text:span><text:span text:style-name="T19">}</text:span><text:span text:style-name="T18">]</text:span><text:span text:style-name="T137"> </text:span><text:span text:style-name="T18">[</text:span><text:span text:style-name="T137">(</text:span><text:span text:style-name="T18">&lt;típus&gt;</text:span><text:span text:style-name="T93">)</text:span><text:span text:style-name="T31">]</text:span><text:span text:style-name="T137"> </text:span><text:span text:style-name="T11">&lt;n</text:span><text:span text:style-name="T18">é</text:span><text:span text:style-name="T11">v&gt;</text:span> <text:span text:style-name="T11">[&lt;leírás&gt;]</text:span> <text:span text:style-name="T11">[</text:span><text:span text:style-name="T85">TEMPLATE</text:span><text:span text:style-name="T11"> &lt;minta név&gt;]<text:line-break/> </text:span><text:span text:style-name="T83">{ </text:span><text:span text:style-name="T11">&lt;paraméterek&gt;</text:span><text:span text:style-name="T83"> };</text:span></text:p>
      <text:p text:style-name="P21"><text:span text:style-name="T83">ATTACHED </text:span><text:span text:style-name="T11">[</text:span><text:span text:style-name="T19">{</text:span><text:span text:style-name="T83">REPLACE</text:span><text:span text:style-name="T11">|</text:span><text:span text:style-name="T83">INSERT</text:span><text:span text:style-name="T19">}</text:span><text:span text:style-name="T11">]</text:span><text:span text:style-name="T83"> </text:span><text:span text:style-name="T11">&lt;név&gt;</text:span><text:span text:style-name="T83"> </text:span><text:span text:style-name="T11">[&lt;leírás&gt;]</text:span><text:span text:style-name="T83">;</text:span></text:p>
      <text:p text:style-name="P21"><text:span text:style-name="T83">ATTACHED</text:span><text:span text:style-name="T11"> [</text:span><text:span text:style-name="T19">{</text:span><text:span text:style-name="T83">REPLACE</text:span><text:span text:style-name="T11">|</text:span><text:span text:style-name="T83">INSERT</text:span><text:span text:style-name="T19">}</text:span><text:span text:style-name="T11">] &lt;név minta&gt; [&lt;leírás minta&gt;] </text:span><text:span text:style-name="T83">FROM</text:span><text:span text:style-name="T11"> &lt;tól&gt; </text:span><text:span text:style-name="T83">TO</text:span><text:span text:style-name="T11"> &lt;ig&gt;</text:span><text:span text:style-name="T83">;</text:span></text:p>
      <text:p text:style-name="P39">Aktív elemek definiálása az importban:</text:p>
      <text:p text:style-name="P7"><text:span text:style-name="T174">NODE</text:span><text:tab/><text:span text:style-name="T18">[</text:span><text:span text:style-name="T19">{</text:span><text:span text:style-name="T137">REPLACE</text:span><text:span text:style-name="T18">|</text:span><text:span text:style-name="T137">INSERT</text:span><text:span text:style-name="T19">}]</text:span><text:span text:style-name="T137"> </text:span><text:span text:style-name="T18">[</text:span><text:span text:style-name="T137">(</text:span><text:span text:style-name="T18">&lt;típus&gt;</text:span><text:span text:style-name="T93">)</text:span><text:span text:style-name="T31">]</text:span><text:span text:style-name="T11"><text:tab/>{&lt;név&gt;|</text:span><text:span text:style-name="T83">LOOKUP</text:span><text:span text:style-name="T11">} &lt;ip hiv.&gt; &lt;mac hiv.&gt;</text:span> <text:span text:style-name="T11">[&lt;leírás&gt;]</text:span></text:p>
      <text:p text:style-name="P6"><text:span text:style-name="T11"><text:tab/></text:span><text:span text:style-name="T86">TEMPLATE</text:span><text:span text:style-name="T11"> &lt;minta név&gt;</text:span><text:span text:style-name="T83">;</text:span></text:p>
      <text:p text:style-name="P8"><text:span text:style-name="T93">NODE</text:span><text:span text:style-name="T11"><text:tab/></text:span><text:span text:style-name="T18">[</text:span><text:span text:style-name="T19">{</text:span><text:span text:style-name="T85">REPLACE</text:span><text:span text:style-name="T18">|</text:span><text:span text:style-name="T85">INSERT</text:span><text:span text:style-name="T19">}]</text:span><text:span text:style-name="T18"> </text:span><text:span text:style-name="T31">[</text:span><text:span text:style-name="T93">(</text:span><text:span text:style-name="T18">&lt;típus&gt;</text:span><text:span text:style-name="T93">)</text:span><text:span text:style-name="T31">]</text:span><text:span text:style-name="T11"><text:tab/>{&lt;név&gt;|</text:span><text:span text:style-name="T83">LOOKUP</text:span><text:span text:style-name="T11">} &lt;ip hiv.&gt; &lt;mac hiv.&gt; [&lt;leírás&gt;]</text:span></text:p>
      <text:p text:style-name="P6"><text:span text:style-name="T11"><text:tab/>[</text:span><text:span text:style-name="T86">TEMPLATE</text:span><text:span text:style-name="T11"> &lt;minta név&gt;] </text:span><text:span text:style-name="T83">{ </text:span><text:span text:style-name="T11">&lt;paraméterek&gt;</text:span><text:span text:style-name="T83"> }</text:span></text:p>
      <text:p text:style-name="P22"><text:span text:style-name="T83">WORKSTATION </text:span><text:span text:style-name="T18">[</text:span><text:span text:style-name="T19">{</text:span><text:span text:style-name="T85">REPLACE</text:span><text:span text:style-name="T18">|</text:span><text:span text:style-name="T85">INSERT</text:span><text:span text:style-name="T19">}]</text:span><text:span text:style-name="T11"> &lt;név&gt; &lt;mac&gt; [&lt;leírás&gt;];</text:span></text:p>
      <text:p text:style-name="Text_20_body">Ahol:</text:p>
      <text:list xml:id="list102439463697977" text:continue-list="list102437779792909" text:style-name="L7">
        <text:list-item>
          <text:p text:style-name="P123">&lt;n<text:span text:style-name="T138">é</text:span>v&gt;<text:tab/>Az eszköz neve, egy string.</text:p>
        </text:list-item>
        <text:list-item>
          <text:p text:style-name="P123">&lt;leírás&gt;<text:tab/>Opcionális leírás, ill. megjegyzés.</text:p>
        </text:list-item>
        <text:list-item>
          <text:p text:style-name="P126"><text:span text:style-name="T18">&lt;típus&gt;</text:span><text:tab/><text:span text:style-name="T138">Típus azonosítók felsorolása (elválasztójel a vessző):</text:span></text:p>
        </text:list-item>
        <text:list-item>
          <text:p text:style-name="P159">node<text:tab/>Passzív eszköz</text:p>
        </text:list-item>
        <text:list-item>
          <text:p text:style-name="P159">host<text:tab/>Aktív eszköz (van IP címe)</text:p>
        </text:list-item>
        <text:list-item>
          <text:p text:style-name="P159">switch<text:tab/>Switch</text:p>
        </text:list-item>
        <text:list-item>
          <text:p text:style-name="P159">hub<text:tab/>Passzív HUB</text:p>
        </text:list-item>
        <text:list-item>
          <text:p text:style-name="P159">virtual<text:tab/>Virtuális eszközhöz</text:p>
        </text:list-item>
        <text:list-item>
          <text:p text:style-name="P159">snmp<text:tab/>SNMP képes aktív eszköz</text:p>
        </text:list-item>
        <text:list-item>
          <text:p text:style-name="P159">converter</text:p>
        </text:list-item>
        <text:list-item>
          <text:p text:style-name="P159">printer</text:p>
        </text:list-item>
        <text:list-item>
          <text:p text:style-name="P159">gateway</text:p>
        </text:list-item>
        <text:list-item>
          <text:p text:style-name="P159">ap</text:p>
        </text:list-item>
        <text:list-item>
          <text:p text:style-name="P159">workstation</text:p>
        </text:list-item>
        <text:list-item>
          <text:p text:style-name="P159">device</text:p>
        </text:list-item>
        <text:list-item>
          <text:p text:style-name="P159">controller</text:p>
        </text:list-item>
        <text:list-item>
          <text:p text:style-name="P159"><text:soft-page-break/>ups<text:tab/>Szünetmentes táp</text:p>
        </text:list-item>
      </text:list>
      <text:p text:style-name="P53">Aktív eszközök esetén ha megadjuk a típus felsorolásban az „<text:span text:style-name="T174">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1">i</text:span>lyen esetekben a hálózati eszközt törölni kell, és újra felvenni.</text:p>
      <text:p text:style-name="Text_20_body">Az <text:span text:style-name="T54">ATTACHED </text:span><text:span text:style-name="T105">és</text:span><text:span text:style-name="T65"> WORKSTAION</text:span> kulcsszó esetben további paraméterek megadására nincsen lehetőség. E<text:span text:style-name="T138">zekben</text:span> <text:span text:style-name="T138">az</text:span> esete<text:span text:style-name="T138">kben</text:span> egy fix konfigurációjú eszköz jön létre, melynek egy „attach” <text:span text:style-name="T139">ill. „ethernet”</text:span> típusú és ugyanilyen nevű portja lesz, és a portnak nem lesz sorszáma. <text:span text:style-name="T139">A</text:span> <text:span text:style-name="T66">WORKSTATION</text:span><text:span text:style-name="T139">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9">lehetséges,</text:span> egy „<text:span text:style-name="T54">SET PLACE</text:span>” paranccsal. <text:span text:style-name="T139">Az </text:span><text:span text:style-name="T66">ATTACHED</text:span><text:span text:style-name="T139"> eszköz csoportosan is megadható</text:span>. Az <text:span text:style-name="T54">ATTACHED</text:span> kulcsszó rövidíthető <text:span text:style-name="T54">AT</text:span><text:span text:style-name="T76">C</text:span>-nek, <text:span text:style-name="T139">a </text:span><text:span text:style-name="T87">WORKSTATION</text:span><text:span text:style-name="T139"> pedig </text:span><text:span text:style-name="T66">WST</text:span><text:span text:style-name="T139">-nek</text:span>. <text:span text:style-name="T176">A széria és leltári szám külön adható meg egy </text:span><text:span text:style-name="T77">SET</text:span><text:span text:style-name="T176"> parancsban lásd fentebb.</text:span></text:p>
      <text:p text:style-name="Text_20_body">A<text:span text:style-name="T140">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4">LOOKUP</text:span> vagy <text:span text:style-name="T54">ARP</text:span> kulcsszót használjuk. Végül a MAC is lekérdezhető az IP cím ismeretében. Ekkor a MAC helyén az <text:span text:style-name="T54">ARP</text:span> kulcsszót kell használni.</text:p>
      <text:p text:style-name="Text_20_body">Az ip cím hivatkozás (<text:span text:style-name="T1">&lt;ip hiv.&gt;</text:span><text:span text:style-name="T94">) a következőképpen nézhet ki:</text:span></text:p>
      <text:p text:style-name="P4">&lt;ip cím&gt;</text:p>
      <text:p text:style-name="example"><text:span text:style-name="T11">&lt;ip cím&gt;</text:span><text:span text:style-name="T94">/</text:span><text:span text:style-name="T11">&lt;ip típus&gt;</text:span></text:p>
      <text:p text:style-name="P3">DYNAMIC</text:p>
      <text:p text:style-name="P3">LOOKUP</text:p>
      <text:p text:style-name="P3">ARP</text:p>
      <text:p text:style-name="Text_20_body">Az ip cím után opcionálisan megadható az ip cím típusa: <text:span text:style-name="T83">FIXIP</text:span><text:span text:style-name="T97">, </text:span><text:span text:style-name="T83">PRIVATE</text:span><text:span text:style-name="T97">, </text:span><text:span text:style-name="T83">EXTERNAL</text:span><text:span text:style-name="T97">, </text:span><text:span text:style-name="T83">DYNAMIC</text:span> vagy <text:span text:style-name="T54">PSEUDO</text:span>. A <text:span text:style-name="T54">FIXIP</text:span> és <text:span text:style-name="T54">PSEUDO</text:span> típusú ip címnek egyedinek kell lennie. a <text:span text:style-name="T54">DYNAMIC </text:span><text:span text:style-name="T104">típus esetén</text:span>, az ip címet nem kell megadni, ekkor ip cím nem kerül az adatbázis rekordba (NULL értékű lesz). Ha az ip cím típusa <text:span text:style-name="T54">PSEUDO</text:span>, akkor a <text:span text:style-name="T54">LOOKUP</text:span> és <text:span text:style-name="T54">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24">e</text:span>jön egy hozzárendelt port is, alapértelmezett tulajdonságokkal <text:span text:style-name="T141">(a port index 1 lesz)</text:span>. Ezeket természetesen megváltoztathatjuk. A par<text:span text:style-name="T124">a</text:span>métereknél, ha más portot még nem hoztunk létre, ill. más portra még nem hivatkoztunk, akkor a port nevére a &amp;@ , vagy indexére a #@ karakterpárral hivatkozh<text:span text:style-name="T124">a</text:span>tunk.</text:p>
      <text:p text:style-name="Text_20_body">A paraméterek lehetnek a következőek:</text:p>
      <text:list xml:id="list4208846031786941964" text:style-name="L14">
        <text:list-item>
          <text:p text:style-name="P134"><text:span text:style-name="T38">NOTE</text:span><text:span text:style-name="T37"> </text:span><text:span text:style-name="T42">&lt;leírás&gt;</text:span><text:span text:style-name="T37"> </text:span><text:span text:style-name="T38">;<text:line-break/></text:span>A leírás alternatívan így is beállítható, ha kétszer adjuk meg, akkor az utolsó lesz az érvényes</text:p>
        </text:list-item>
        <text:list-item>
          <text:p text:style-name="P134"><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4"><text:span text:style-name="T38">SET</text:span><text:span text:style-name="T37"> </text:span><text:span text:style-name="T42">&lt;mező név&gt;</text:span><text:span text:style-name="T37"> </text:span><text:span text:style-name="T38">=</text:span><text:span text:style-name="T37"> </text:span><text:span text:style-name="T42">&lt;érték&gt;</text:span><text:span text:style-name="T3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7"><text:span text:style-name="T54">PARAM</text:span> <text:span text:style-name="T1">&lt;típus&gt;</text:span> <text:span text:style-name="T54">=</text:span> <text:span text:style-name="T1">&lt;érték&gt;</text:span><text:span text:style-name="T54">;</text:span><text:line-break/>Egy paraméter hozzárendelése az eszközhöz. A port és eszköz paramétereket a típusuk azonosítja, a rendszerparaméterekkel ellentétben nincsenek külön nevesítve.</text:p>
        </text:list-item>
        <text:list-item>
          <text:p text:style-name="P138"><text:span text:style-name="T54">SERIAL NUMBER</text:span> <text:span text:style-name="T1">&lt;string&gt;</text:span><text:span text:style-name="T54">;</text:span><text:line-break/>Széria szám megadása. Nem kötelező, de ha megadtuk, akkor egyedinek kell lennie.</text:p>
        </text:list-item>
        <text:list-item>
          <text:p text:style-name="P138"><text:span text:style-name="T54">INVENTORY NUMBER</text:span> <text:span text:style-name="T1">&lt;string&gt;</text:span><text:span text:style-name="T54">;</text:span><text:line-break/>Leltári szám megadása. Nem kötelező, de ha megadtuk, akkor egyedinek kell lennie.</text:p>
        </text:list-item>
        <text:list-item>
          <text:p text:style-name="P134"><text:span text:style-name="T50">ADD PORT </text:span><text:span text:style-name="T45">[&lt;index&gt;]</text:span><text:span text:style-name="T42"> &lt;típus&gt; &lt;név&gt; [&lt;leírás&gt;]</text:span><text:span text:style-name="T38">;<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0">nem SNMP eszköz esetén az</text:span> nem kötelező, <text:span text:style-name="T140">de</text:span> ha megadjuk egyedinek kell lennie egy eszközre. A port indexnél megadhatjuk a #+@ kifejezést is, ekkor az index az előző index +1 lesz.</text:p>
        </text:list-item>
        <text:list-item>
          <text:p text:style-name="P134"><text:span text:style-name="T38">ADD PORTS </text:span><text:span text:style-name="T45">&lt;típus&gt; [</text:span><text:span text:style-name="T50">OFFS</text:span><text:span text:style-name="T45"> &lt;név offs.&gt;] </text:span><text:span text:style-name="T50">FROM</text:span><text:span text:style-name="T53"> &lt;tol&gt;</text:span><text:span text:style-name="T38"> TO </text:span><text:span text:style-name="T53">&lt;ig&gt;</text:span><text:span text:style-name="T44"> </text:span><text:span text:style-name="T45">[</text:span><text:span text:style-name="T50">OFFS</text:span><text:span text:style-name="T44"> </text:span><text:span text:style-name="T45">&lt;sorszám offs.&gt;]</text:span><text:span text:style-name="T44"><text:line-break/><text:tab/></text:span><text:span text:style-name="T53">&lt;név minta&gt;</text:span><text:span text:style-name="T44">;<text:line-break/></text:span>Egy port sorozat hozzáadása a node-hoz. A paraméterek értelmezését lásd. a <text:span text:style-name="T83">PATCH</text:span>-nál az <text:span text:style-name="T54">ADD PORTS</text:span> kulcsszavakat. <text:span text:style-name="T140">Itt egy plusz paraméter van a &lt;típus&gt; mely egy port típus név (Lásd: iftipes táblát ill. a ../database/nodes.sql fájltt).</text:span></text:p>
        </text:list-item>
        <text:list-item>
          <text:p text:style-name="P134"><text:soft-page-break/><text:span text:style-name="T38">ADD SENSORS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line-break/><text:tab/>&lt;név minta&gt; &lt;ip&gt;</text:span><text:span text:style-name="T38">;<text:line-break/></text:span>Egy port sorozat hozzáadása a host-hoz. A paraméterek értelmezését lásd. a <text:span text:style-name="T54">PATCH</text:span>-nál az <text:span text:style-name="T54">ADD PORTS</text:span> kulcsszavakat. A portok típusa 'sensors' lesz. Az utolsó paraméter az első port IP címét definiálja, amely a további definiált portoknál eggyel növekszik (a cím típusa <text:span text:style-name="T54">PSEUDO</text:span>).</text:p>
        </text:list-item>
        <text:list-item>
          <text:p text:style-name="P134"><text:span text:style-name="T38">PORT </text:span><text:span text:style-name="T45">&lt;index&gt;</text:span><text:span text:style-name="T38"> TYPE</text:span><text:span text:style-name="T45"> [&lt;</text:span><text:span text:style-name="T47">ú</text:span><text:span text:style-name="T45">j index&gt;] &lt;típus&gt; &lt;név&gt; &lt;leírás&gt;</text:span><text:span text:style-name="T38">;<text:line-break/></text:span>A fenti sorral a portnak több tulajdonságát is megváltoztathatjuk, praktikusan a<text:span text:style-name="T141">z automatikusan felvett port esetén használható, ha az alapértelmezés nem felel meg.</text:span> <text:span text:style-name="T141">Az első portra hivatkozhatunk az 1-es indexel, vagy ha ez az </text:span>első port hivatkozás<text:span text:style-name="T141">unk</text:span>, <text:span text:style-name="T141">akkor</text:span> a port indexre a #@-al <text:span text:style-name="T141">is</text:span> hivatkozhatunk.</text:p>
        </text:list-item>
        <text:list-item>
          <text:p text:style-name="P135"><text:span text:style-name="T38">PORT </text:span><text:span text:style-name="T45">&lt;index&gt;</text:span><text:span text:style-name="T38"> </text:span><text:span text:style-name="T50">NAME</text:span><text:span text:style-name="T38"> </text:span><text:span text:style-name="T45">&lt;új név&gt;</text:span><text:span text:style-name="T38">;<text:line-break/></text:span>Praktikusan sz<text:span text:style-name="T141">intén az automatikusan felvett port esetén használható, ha az alapértelmezett nevet akarjuk megváltoztatni.</text:span></text:p>
        </text:list-item>
        <text:list-item>
          <text:p text:style-name="P135"><text:span text:style-name="T39">P</text:span><text:span text:style-name="T38">ORT</text:span><text:span text:style-name="T37"> </text:span><text:span text:style-name="T42">&lt;</text:span><text:span text:style-name="T43">port azonosító</text:span><text:span text:style-name="T42">&gt;</text:span><text:span text:style-name="T37"> </text:span><text:span text:style-name="T50">NOTE</text:span><text:span text:style-name="T37"> </text:span><text:span text:style-name="T42">&lt;leírás&gt;</text:span><text:span text:style-name="T38">;<text:line-break/>PORT </text:span><text:span text:style-name="T45">&lt;</text:span><text:span text:style-name="T46">port azonosító</text:span><text:span text:style-name="T45">&gt;</text:span><text:span text:style-name="T38"> SET </text:span><text:span text:style-name="T45">&lt;mező név&gt;</text:span><text:span text:style-name="T38"> = </text:span><text:span text:style-name="T48">&lt;érték&gt;</text:span><text:span text:style-name="T38">;<text:line-break/>PORT </text:span><text:span text:style-name="T45">&lt;</text:span><text:span text:style-name="T46">port azonosító</text:span><text:span text:style-name="T45">&gt;</text:span><text:span text:style-name="T38"> </text:span><text:span text:style-name="T40">TAG</text:span><text:span text:style-name="T38"> </text:span><text:span text:style-name="T48">&lt;</text:span><text:span text:style-name="T49">címke</text:span><text:span text:style-name="T48">&gt;</text:span><text:span text:style-name="T38">;<text:line-break/></text:span>A hivatkozott port megadott paraméterének a módosítása. <text:span text:style-name="T141">A port azonosító a port index, ha egy egész szám, vagy a port neve, amennyiben string. Ha a port neve egy szám, akkor idézőjelbe kell tenni, ellenkező esetben sorszámként lesz értelmezve.</text:span></text:p>
        </text:list-item>
        <text:list-item>
          <text:p text:style-name="P137"><text:span text:style-name="T54">PORT PARAM</text:span> <text:span text:style-name="T1">&lt;típus&gt;</text:span> <text:span text:style-name="T54">=</text:span> <text:span text:style-name="T1">&lt;érték&gt;</text:span><text:span text:style-name="T54">;</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02438212743110" text:continue-numbering="true" text:style-name="L14">
        <text:list-item>
          <text:p text:style-name="P134"><text:span text:style-name="T50">ADD PORT </text:span><text:span text:style-name="T45">[</text:span><text:span text:style-name="T42">&lt;index&gt;] &lt;típus&gt; &lt;név&gt; &lt;ip hiv.&gt; &lt;mac hiv.&gt; [&lt;leírás&gt;]</text:span><text:span text:style-name="T38">;<text:line-break/></text:span>Egy port definiálása. Ahol az &lt;index&gt; egy opcionális sorszám, &lt;név&gt; a port neve, a &lt;leírás&gt; opcionálisan egy leírás, vagy megjegyzés a porthoz, a &lt;típus&gt; pedig a port típusa :</text:p>
          <text:list>
            <text:list-item>
              <text:p text:style-name="P98">sensor<text:tab/>Sensor port</text:p>
            </text:list-item>
            <text:list-item>
              <text:p text:style-name="P98">rs485<text:tab/>RS-485 Serial bus interface</text:p>
            </text:list-item>
            <text:list-item>
              <text:p text:style-name="P98">iic<text:tab/>IIC Serial bus interface</text:p>
            </text:list-item>
            <text:list-item>
              <text:p text:style-name="P99">eport<text:tab/>Ethernet, nem menedzselhető.</text:p>
            </text:list-item>
            <text:list-item>
              <text:p text:style-name="P98">ethernet<text:tab/>Ethernet Interface (UTP)</text:p>
            </text:list-item>
            <text:list-item>
              <text:p text:style-name="P98">veth<text:tab/>Virtuális ethernet</text:p>
            </text:list-item>
            <text:list-item>
              <text:p text:style-name="P98">wireless<text:tab/>Wireless ethernet interface</text:p>
            </text:list-item>
            <text:list-item>
              <text:p text:style-name="P98">ppp<text:tab/>Point to Point protcol interface</text:p>
            </text:list-item>
            <text:list-item>
              <text:p text:style-name="P98">softwareloopback<text:tab/>Software loopback interface</text:p>
            </text:list-item>
            <text:list-item>
              <text:p text:style-name="P98">rs232<text:tab/>RS232 Interface</text:p>
            </text:list-item>
            <text:list-item>
              <text:p text:style-name="P98">virtual<text:tab/>Vlan interfész</text:p>
            </text:list-item>
            <text:list-item>
              <text:p text:style-name="P98">multiplexor<text:tab/>Trunk</text:p>
            </text:list-item>
            <text:list-item>
              <text:p text:style-name="P98">adsl<text:tab/>Asymmetric Digital Subscriber Loop</text:p>
            </text:list-item>
            <text:list-item>
              <text:p text:style-name="P98">tunnel<text:tab/>Encapsulation interface</text:p>
            </text:list-item>
            <text:list-item>
              <text:p text:style-name="P98">digitalPowerline<text:tab/>IP over Power Lines</text:p>
            </text:list-item>
            <text:list-item>
              <text:p text:style-name="P98">usb<text:tab/>USB Interface</text:p>
            </text:list-item>
          </text:list>
          <text:p text:style-name="P134">A lista bővíthető, de magát lista bővítést az import nem támogatja.<text:line-break/>Az ip hivatkozás a következőképpen nézhet ki:</text:p>
          <text:list text:continue-numbering="true">
            <text:list-item>
              <text:p text:style-name="P139"><text:span text:style-name="T1">&lt;ip cím&gt; [</text:span><text:span text:style-name="T83">/</text:span><text:span text:style-name="T1">&lt;ip typus&gt;</text:span>]<text:tab/>Az ip cím megadása az opcionális típussal</text:p>
            </text:list-item>
            <text:list-item>
              <text:p text:style-name="P139"><text:span text:style-name="T54">DINAMIC<text:tab/></text:span>Dinamikus ip cím, a cím nem ismert.</text:p>
            </text:list-item>
            <text:list-item>
              <text:p text:style-name="P139"><text:span text:style-name="T54">NULL<text:tab/></text:span>Dinamikus ip cím, a cím nem ismert.</text:p>
            </text:list-item>
            <text:list-item>
              <text:p text:style-name="P139"><text:span text:style-name="T54">ARP<text:tab/></text:span>Az ip cím a mac alapján a lekérdezett ARP táblákból.</text:p>
            </text:list-item>
          </text:list>
          <text:p text:style-name="P134">A mac cím hivatkozás a következőképpen nézhet ki:</text:p>
          <text:list text:continue-numbering="true">
            <text:list-item>
              <text:p text:style-name="P140"><text:span text:style-name="T1">&lt;mac cím&gt;<text:tab/></text:span>A mac cím közvetlen megadása.</text:p>
            </text:list-item>
            <text:list-item>
              <text:p text:style-name="P110">MAC(<text:span text:style-name="T11">&lt;string kifejezés&gt;</text:span>)<text:tab/><text:span text:style-name="T104">A string kifejezést mac-címmé konvertálja.</text:span></text:p>
            </text:list-item>
            <text:list-item>
              <text:p text:style-name="P140"><text:span text:style-name="T54">ARP<text:tab/></text:span>A mac cím az ip alapján a lekérdezett ARP táblákból.</text:p>
            </text:list-item>
            <text:list-item>
              <text:p text:style-name="P140"><text:span text:style-name="T54">NULL<text:tab/></text:span>Nincs megadva mac cím.</text:p>
            </text:list-item>
            <text:list-item>
              <text:p text:style-name="P140"><text:span text:style-name="T54">&lt;@</text:span><text:tab/>Az előző hivatkozott porttal azonos mac cím.</text:p>
            </text:list-item>
            <text:list-item>
              <text:p text:style-name="P140"><text:span text:style-name="T54">&lt;</text:span><text:span text:style-name="T1">&lt;port index&gt;</text:span><text:tab/>A megadott indexű porttal azonos mac cím.</text:p>
            </text:list-item>
          </text:list>
        </text:list-item>
        <text:list-item>
          <text:p text:style-name="P136"><text:span text:style-name="T38">PORT</text:span><text:span text:style-name="T37"> </text:span><text:span text:style-name="T42">&lt;</text:span><text:span text:style-name="T43">port azonosító</text:span><text:span text:style-name="T42">&gt;</text:span><text:span text:style-name="T37"> </text:span><text:span text:style-name="T38">ADD ADDRESS </text:span><text:span text:style-name="T45">&lt;ip hiv.&gt;</text:span><text:span text:style-name="T38"> </text:span><text:span text:style-name="T48">[&lt;leírás&gt;]</text:span><text:span text:style-name="T52">;</text:span><text:span text:style-name="T38"><text:line-break/></text:span>Egy előzőleg már létrehozott porthoz egy további cím hozzárendelése. Az ip hivatkozásban kötelező megadni egy ip címet, és az opcionális típusok a <text:span text:style-name="T54">FIXIP</text:span>, <text:span text:style-name="T54">PRIVATE</text:span> és <text:span text:style-name="T54">PSEUUDO</text:span> lehetnek, az alapértelmezés a <text:span text:style-name="T54">FIXIP</text:span>.</text:p>
        </text:list-item>
        <text:list-item>
          <text:p text:style-name="P134"><text:span text:style-name="T38">PORT</text:span><text:span text:style-name="T37"> </text:span><text:span text:style-name="T42">&lt;</text:span><text:span text:style-name="T43">port azonosító</text:span><text:span text:style-name="T42">&gt;</text:span><text:span text:style-name="T37"> </text:span><text:span text:style-name="T38">VLAN</text:span><text:span text:style-name="T37"> </text:span><text:span text:style-name="T42">&lt;vlan&gt; [&lt;típus&gt; [&lt;beállítás típusa&gt;]]</text:span><text:span text:style-name="T38">;</text:span><text:line-break/><text:soft-page-break/>Port -vlan összerendelések megadása. Ahol:</text:p>
          <text:list>
            <text:list-item>
              <text:p text:style-name="P134">&lt;vlan&gt;<text:tab/>Egy létező vlan neve</text:p>
            </text:list-item>
            <text:list-item>
              <text:p text:style-name="P134">&lt;típus&gt;<text:tab/>Összerendelés vagy viszony típusa:</text:p>
              <text:list>
                <text:list-item>
                  <text:p text:style-name="P141">no<text:tab/>Nincs hozzárendelés.</text:p>
                </text:list-item>
                <text:list-item>
                  <text:p text:style-name="P141">unknown<text:tab/>Ismeretlen</text:p>
                </text:list-item>
                <text:list-item>
                  <text:p text:style-name="P141">forbidden<text:tab/>Tiltott</text:p>
                </text:list-item>
                <text:list-item>
                  <text:p text:style-name="P141">autó<text:tab/>Automatikus</text:p>
                </text:list-item>
                <text:list-item>
                  <text:p text:style-name="P141">tagged<text:tab/>cimkézett</text:p>
                </text:list-item>
                <text:list-item>
                  <text:p text:style-name="P141">untagged<text:tab/>nem cimkézett</text:p>
                </text:list-item>
                <text:list-item>
                  <text:p text:style-name="P141">virtual</text:p>
                </text:list-item>
                <text:list-item>
                  <text:p text:style-name="P141">hard<text:tab/>nem logikailag összerendelt (logikailag egyenértékű au. mint az untagged) alapértelmezett</text:p>
                </text:list-item>
              </text:list>
            </text:list-item>
            <text:list-item>
              <text:p text:style-name="P134"><text:span text:style-name="T42">&lt;beállítás típusa&gt;<text:tab/></text:span>Az összerendelés forrását adja meg.</text:p>
              <text:list>
                <text:list-item>
                  <text:p text:style-name="P134">auto<text:tab/>aut<text:span text:style-name="T142">o</text:span>matikus.</text:p>
                </text:list-item>
                <text:list-item>
                  <text:p text:style-name="P134">query<text:tab/>Az összerendelés egy lekérdezés eredménye.</text:p>
                </text:list-item>
                <text:list-item>
                  <text:p text:style-name="P134">manual<text:tab/>Az összerendelés manuálisan történt (ez az alapértelmezés)</text:p>
                </text:list-item>
              </text:list>
            </text:list-item>
          </text:list>
        </text:list-item>
        <text:list-item>
          <text:p text:style-name="P136"><text:span text:style-name="T44">PORT</text:span><text:span text:style-name="T42"> &lt;</text:span><text:span text:style-name="T43">port azonosító</text:span><text:span text:style-name="T42">&gt; </text:span><text:span text:style-name="T44">VLANS</text:span><text:span text:style-name="T42"> &lt;vlan lista&gt; </text:span><text:span text:style-name="T38">;</text:span><text:line-break/>Több vlan összerendelése ugyanazzal a portal. A típusok tagged és manual.</text:p>
        </text:list-item>
        <text:list-item>
          <text:p text:style-name="P134"><text:span text:style-name="T45">[</text:span><text:span text:style-name="T38">READ</text:span><text:span text:style-name="T45">]</text:span><text:span text:style-name="T38"> COMMUNITY </text:span><text:span text:style-name="T45">&lt;community&gt;</text:span><text:span text:style-name="T38"> ;<text:line-break/>WRITE COMMUNITY </text:span><text:span text:style-name="T45">&lt;community&gt;</text:span><text:span text:style-name="T38"> ;<text:line-break/></text:span>Csak SNMP képes eszközök esetén a community stringek megadása. Alapértelmezett a „public”.</text:p>
        </text:list-item>
        <text:list-item>
          <text:p text:style-name="P134"><text:span text:style-name="T38">PORTS BY SNMP </text:span><text:span text:style-name="T45">[&lt;read community&gt;]</text:span><text:span text:style-name="T38">;<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9">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4">FOR</text:span> makró jellegű kifejezés használatára (ezek bárhol nem használhatóak).</text:p>
      <text:p text:style-name="Text_20_body">Hasonlóan a patch panelekhez itt is lehetőség van minták definiálására:</text:p>
      <text:p text:style-name="example">NODE TEMPLATE <text:span text:style-name="T11">&lt;név&gt; &lt;definíció&gt;</text:span>;</text:p>
      <text:p text:style-name="example">NODE TEMPLATE <text:span text:style-name="T11">&lt;név&gt; &lt;definíció&gt; [&lt;leírás&gt;]</text:span> SAVE;</text:p>
      <text:p text:style-name="Text_20_body">Néhány példa:</text:p>
      <text:p text:style-name="example"><text:span text:style-name="T175">NODE (host)</text:span> "moodle.xyz.local" LOOKUP ARP "MOODLE server" {</text:p>
      <text:p text:style-name="example"><text:s text:c="4"/>PORT #@ TYPE ethernet eth0;</text:p>
      <text:p text:style-name="example">}</text:p>
      <text:p text:style-name="example"><text:span text:style-name="T175">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75">NODE</text:span> <text:span text:style-name="T175">(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44">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44">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5">Megjegyzés:</text:p>
      <text:p text:style-name="megjegyzes">A logikai topológiát létrehozó algoritmus, megelőzendő a hurkok miatti végtelen ciklusokat, csak maximum 10 fizikai kapcsolat láncolását engedi meg két <text:span text:style-name="T144">TERM</text:span>-<text:span text:style-name="T144">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1">{</text:span>BACK<text:span text:style-name="T11">|</text:span>FRONT<text:span text:style-name="T11">|</text:span><text:span text:style-name="T88">TERM</text:span><text:span text:style-name="T11">}</text:span> <text:span text:style-name="T11">[&lt;eszköz név 1&gt;]</text:span> TO <text:span text:style-name="T11">{</text:span>BACK<text:span text:style-name="T11">|</text:span>FRONT<text:span text:style-name="T11">|</text:span><text:span text:style-name="T88">TERM</text:span><text:span text:style-name="T11">} [&lt;eszköz név 1&gt;]</text:span> {</text:p>
      <text:p text:style-name="example"><text:s text:c="3"/><text:span text:style-name="T11">[&lt;n.név&gt;]</text:span><text:span text:style-name="T83">:</text:span><text:span text:style-name="T11">&lt;p.név&gt;[</text:span><text:span text:style-name="T83">/</text:span><text:span text:style-name="T11">&lt;sh.&gt;] <text:s text:c="2"/></text:span><text:span text:style-name="T83">&amp; </text:span><text:span text:style-name="T11">[&lt;n.név&gt;] </text:span><text:span text:style-name="T83">:</text:span><text:span text:style-name="T11"> &lt;p.név&gt;[</text:span><text:span text:style-name="T83">/</text:span><text:span text:style-name="T11">&lt;sh.&gt;] </text:span><text:span text:style-name="T45">[&lt;leírás&gt;]</text:span><text:span text:style-name="T83">;</text:span></text:p>
      <text:p text:style-name="example"><text:span text:style-name="T83"><text:s text:c="3"/></text:span><text:span text:style-name="T11">[&lt;n.név&gt;]</text:span><text:span text:style-name="T83">:</text:span><text:span text:style-name="T11">&lt;p.sorzs.&gt;[</text:span><text:span text:style-name="T83">/</text:span><text:span text:style-name="T11">&lt;sh.&gt;]</text:span><text:span text:style-name="T83">&amp; </text:span><text:span text:style-name="T11">[&lt;n.név&gt;] </text:span><text:span text:style-name="T83">:</text:span><text:span text:style-name="T11"> &lt;port sorsz.&gt;[</text:span><text:span text:style-name="T83">/</text:span><text:span text:style-name="T11">&lt;sh.&gt;] </text:span><text:span text:style-name="T45">[&lt;leírás&gt;]</text:span><text:span text:style-name="T83">;</text:span></text:p>
      <text:p text:style-name="example"><text:span text:style-name="T83"><text:s text:c="3"/></text:span><text:span text:style-name="T11">&lt;szám&gt;</text:span><text:span text:style-name="T83"> * </text:span><text:span text:style-name="T11">[&lt;eszköz név&gt;] </text:span><text:span text:style-name="T83">:</text:span><text:span text:style-name="T11"> &lt;port sorzs.&gt; </text:span><text:span text:style-name="T83">&amp;<text:tab/></text:span><text:span text:style-name="T11">[&lt;eszköz név&gt;] </text:span><text:span text:style-name="T83">:</text:span><text:span text:style-name="T11"> &lt;port sorsz.&gt;</text:span><text:span text:style-name="T83">;</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04">// Név szerint port hivatkozás a jobb oldalon is.</text:span></text:p>
      <text:p text:style-name="example"><text:s text:c="4"/>:F14 &amp; "sw1":49;<text:tab/><text:span text:style-name="T104">// Index szerinti port hivatkozás a jobb oldalon</text:span></text:p>
      <text:p text:style-name="example">}</text:p>
      <text:p text:style-name="example">LINKS FRONT "PATCH1" TO TERM "switch11" {</text:p>
      <text:p text:style-name="example"><text:s text:c="4"/>:1/A &amp; :1;<text:tab/><text:span text:style-name="T104">// A panel 1-es portja elosztón keresztül</text:span></text:p>
      <text:p text:style-name="example"><text:s text:c="4"/>:1/B &amp; :2;<text:tab/><text:span text:style-name="T104">//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43">vagy</text:span> <text:span text:style-name="T54">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4">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4">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0">[{</text:span><text:span text:style-name="T144">REPLACE</text:span><text:span text:style-name="T20">|</text:span><text:span text:style-name="T144">INSERT</text:span><text:span text:style-name="T20">}]</text:span> <text:span text:style-name="T11">&lt;név&gt; [&lt;leírás&gt;]</text:span> {</text:p>
      <text:p text:style-name="example"><text:s text:c="4"/><text:span text:style-name="T11">&lt;paraméterek&gt;</text:span></text:p>
      <text:p text:style-name="example">}</text:p>
      <text:p text:style-name="Text_20_body">Ahol a &lt;név a szolgáltatás típus neve, a &lt;leírás&gt; pedig egy opcionális leírás, vagy megjegyzés.</text:p>
      <text:p text:style-name="Text_20_body">A paraméterek:</text:p>
      <text:list xml:id="list102438209930785" text:continue-list="list102437791733976" text:style-name="List_20_1">
        <text:list-item>
          <text:p text:style-name="P100"><text:span text:style-name="T83">SUPERIOR SERVICE MASK</text:span><text:span text:style-name="T94"> </text:span><text:span text:style-name="T1">&lt;mask&gt;</text:span><text:span text:style-name="T83">;</text:span><text:span text:style-name="T94"><text:line-break/>A konkrét szolgáltatás példányok (host_services) egymással függőségi viszonyban lehetnek. A mező meghatározza, hogy az adott szolgáltatás típus mely szolgáltatás típussal van </text:span><text:span text:style-name="T96">ill. lehet</text:span><text:span text:style-name="T94"> függőségben. Ha ez egy szolgáltatás jelöl, akkor itt a szolgáltatás neve szerepel. Ha több szolgáltatástól is függhet, akkor egy minta (</text:span><text:span text:style-name="T95">reguláris kifejezés</text:span><text:span text:style-name="T94">) a lehetséges szolgáltatás nevekhez. Pl.: Minden daemon típusú szolgáltatást, vagyis lekérdező daemont a lv2d daemon, az ütemező indít.</text:span></text:p>
        </text:list-item>
        <text:list-item>
          <text:p text:style-name="P100"><text:span text:style-name="T83">COMMAND</text:span><text:span text:style-name="T94"> </text:span><text:span text:style-name="T11">&lt;string&gt;</text:span><text:span text:style-name="T83">;<text:line-break/></text:span>Ha szolgáltatáshoz tartozik alapértelmezett parancs, annak megadása<text:span text:style-name="T97">. A </text:span><text:span text:style-name="T83">COMMAND</text:span><text:span text:style-name="T97"> kulcsszó rövidíthető </text:span><text:span text:style-name="T83">CMD</text:span><text:span text:style-name="T97">-nek is.</text:span></text:p>
        </text:list-item>
        <text:list-item>
          <text:p text:style-name="P111"><text:span text:style-name="T95">FEATURES</text:span><text:span text:style-name="T94"> </text:span><text:span text:style-name="T11">&lt;sring&gt;</text:span><text:span text:style-name="T94"> ;</text:span></text:p>
          <text:p text:style-name="P100">Egy általános/<text:span text:style-name="T179">opcionális</text:span> paraméter mező. A szeparátor <text:span text:style-name="T145">a</text:span> ':', és ez a kezdő és záró karakter is. A szeparátorok között paraméter név és egy opcionális paraméter érték adható meg, <text:span text:style-name="T145">ahol viszont az </text:span>elválasztó jel az '='.</text:p>
        </text:list-item>
        <text:list-item>
          <text:p text:style-name="P101"><text:span text:style-name="T83">MAX CHECK ATTEMPTS</text:span><text:span text:style-name="T97"> </text:span><text:span text:style-name="T11">&lt;szám&gt;</text:span><text:span text:style-name="T83">;<text:line-break/>NORMAL CHECK INTERVAL </text:span><text:span text:style-name="T11">&lt;</text:span><text:span text:style-name="T21">idő intervallum</text:span><text:span text:style-name="T11">&gt;</text:span><text:span text:style-name="T83">;<text:line-break/>RETRY CHECK INTERVAL </text:span><text:span text:style-name="T11">&lt;</text:span><text:span text:style-name="T21">idő intervallum</text:span><text:span text:style-name="T11">&gt;</text:span><text:span text:style-name="T83">;<text:line-break/>FLAPPING INTERVAL </text:span><text:span text:style-name="T11">&lt;</text:span><text:span text:style-name="T21">idő intervallum</text:span><text:span text:style-name="T11">&gt;</text:span><text:span text:style-name="T83">;<text:line-break/>FLAPPING MAX CHANGE </text:span><text:span text:style-name="T11">&lt;szám&gt;</text:span><text:span text:style-name="T83">;<text:line-break/></text:span><text:span text:style-name="T97">Alapértelmezett értékek, lásd később.</text:span></text:p>
        </text:list-item>
        <text:list-item>
          <text:p text:style-name="P100"><text:span text:style-name="T83">SET</text:span><text:span text:style-name="T97"> </text:span><text:span text:style-name="T11">&lt;mező név&gt;</text:span><text:span text:style-name="T97"> </text:span><text:span text:style-name="T83">=</text:span><text:span text:style-name="T97"> </text:span><text:span text:style-name="T11">&lt;érték&gt;</text:span><text:span text:style-name="T97"> </text:span><text:span text:style-name="T83">;<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2"><text:span text:style-name="T54">TYPE</text:span> <text:span text:style-name="T1">&lt;név&gt;</text:span><text:span text:style-name="T54">;</text:span></text:p>
        </text:list-item>
        <text:list-item>
          <text:p text:style-name="P142"><text:span text:style-name="T11">[&lt;logikai érték&gt;]</text:span><text:span text:style-name="T54"> DISABLE;</text:span></text:p>
        </text:list-item>
      </text:list>
      <text:h text:style-name="Heading_20_6" text:outline-level="6">Példák</text:h>
      <text:p text:style-name="Text_20_body"/>
      <text:h text:style-name="Heading_20_4" text:outline-level="4">Szolgáltatás <text:span text:style-name="T160">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1">&lt;eszköz név&gt;[</text:span><text:span text:style-name="T83">:</text:span><text:span text:style-name="T11">&lt;port&gt;]</text:span><text:span text:style-name="T83">.</text:span><text:span text:style-name="T11">&lt;típus név&gt; <text:s/>[&lt;leírás&gt;]</text:span>;</text:p>
      <text:p text:style-name="P29">HOST SERVICE <text:span text:style-name="T11">&lt;eszköz név&gt;[</text:span><text:span text:style-name="T83">:</text:span><text:span text:style-name="T11">&lt;port&gt;]</text:span><text:span text:style-name="T83">.</text:span><text:span text:style-name="T11">&lt;típus név&gt; [&lt;leírás&gt;]</text:span> {</text:p>
      <text:p text:style-name="example"><text:tab/><text:span text:style-name="T11">&lt;paraméterek&gt;</text:span></text:p>
      <text:p text:style-name="example">}</text:p>
      <text:p text:style-name="Text_20_body"><text:soft-page-break/>Ahol az &lt;eszköz név&gt; egy <text:span text:style-name="T54">NODE</text:span>, <text:span text:style-name="T83">HOST</text:span> vagy <text:span text:style-name="T54">SNMPDEV</text:span> típusú objektumnak a neve, a &lt;típus név&gt; pedig egy szolgáltatás típusnak a neve.</text:p>
      <text:p text:style-name="Text_20_body">A paraméterek:</text:p>
      <text:list xml:id="list102438315479314" text:continue-numbering="true" text:style-name="List_20_1">
        <text:list-item>
          <text:p text:style-name="P100"><text:span text:style-name="T83">PRIME SERVICE </text:span><text:span text:style-name="T11">&lt;service&gt;</text:span><text:span text:style-name="T83"> ;<text:line-break/></text:span>Az ellenőrzés elsődleges módszerét azonosító, opcionális szerviz. <text:span text:style-name="T160">(Alapértelmezetten a 'nil'.)</text:span></text:p>
        </text:list-item>
        <text:list-item>
          <text:p text:style-name="P102"><text:span text:style-name="T54">PROTOCOL SERVICE </text:span><text:span text:style-name="T11">&lt;service&gt;</text:span><text:span text:style-name="T54"> ;</text:span><text:line-break/>Az ellenőrzés módszerének opcionális további azonosításra szolgáló szerviz típus. <text:span text:style-name="T160">(Alapértelmezetten a 'nil'.)</text:span></text:p>
        </text:list-item>
        <text:list-item>
          <text:p text:style-name="P100"><text:span text:style-name="T83">PORT</text:span><text:span text:style-name="T97"> </text:span><text:span text:style-name="T11">&lt;port név&gt;</text:span><text:span text:style-name="T83">;</text:span><text:span text:style-name="T97"><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3">COMMAND</text:span><text:span text:style-name="T97"> </text:span><text:span text:style-name="T11">&lt;string&gt;</text:span><text:span text:style-name="T83">;</text:span><text:span text:style-name="T97"><text:line-break/>Hasonló szerepe van, mint a szolgáltatás típusnál, de természetesen itt a konkrét eszközhöz rendelt szolgáltatásra vonatkozik. Azt felülbírálja.</text:span></text:p>
        </text:list-item>
        <text:list-item>
          <text:p text:style-name="P100"><text:span text:style-name="T90">FEATURES</text:span><text:span text:style-name="T83"> </text:span><text:span text:style-name="T11">&lt;string&gt;</text:span><text:span text:style-name="T83"> ;</text:span><text:span text:style-name="T97"><text:line-break/>Hasonló szerepe van, mint a szolgáltatás típusnál, de természetesen itt a konkrét eszközhöz rendelt szolgáltatásra vonatkozik. Azt felülbírálja, ill. kiegészíti.</text:span></text:p>
        </text:list-item>
        <text:list-item>
          <text:p text:style-name="P100"><text:span text:style-name="T83">DELEGATE HOST STATE</text:span><text:span text:style-name="T97"> </text:span><text:span text:style-name="T11">&lt;flag&gt;</text:span><text:span text:style-name="T103">;</text:span><text:span text:style-name="T97"><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3">SUPERIOR SERVICE</text:span><text:span text:style-name="T97"> </text:span><text:span text:style-name="T11">[&lt;eszköz név&gt;</text:span><text:span text:style-name="T83">:</text:span><text:span text:style-name="T11">[&lt;port név&gt;</text:span><text:span text:style-name="T83">:</text:span><text:span text:style-name="T11">]]&lt;szolgáltatás típus&gt;</text:span><text:span text:style-name="T83">;<text:line-break/></text:span><text:span text:style-name="T97">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3"><text:span text:style-name="T54">MAX CHECK ATTEMPTS</text:span> <text:span text:style-name="T1">&lt;szám&gt;</text:span><text:span text:style-name="T54">;</text:span><text:line-break/>A Nagios-ból kölcsönzött paraméter, hasonló jelentéssel.</text:p>
        </text:list-item>
        <text:list-item>
          <text:p text:style-name="P100"><text:span text:style-name="T83">NORMAL CHECK INTERVAL</text:span><text:span text:style-name="T97"> </text:span><text:span text:style-name="T11">&lt;szám&gt;</text:span><text:span text:style-name="T83">;</text:span><text:span text:style-name="T97"><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3">RETRY CHECK INTERVAL</text:span><text:span text:style-name="T97"> </text:span><text:span text:style-name="T11">&lt;szám&gt;</text:span><text:span text:style-name="T83">;</text:span><text:span text:style-name="T97"><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3">TIME PERIODS</text:span><text:span text:style-name="T97"> </text:span><text:span text:style-name="T11">&lt;név&gt;</text:span><text:span text:style-name="T83">;<text:line-break/></text:span><text:span text:style-name="T97">Azt adja meg, hogy a lekérdezés mely időintervallumokban történjen meg. Ha nincs megadva akkor az előre definiált „always” időintervallum az alapértelmezett.</text:span></text:p>
        </text:list-item>
        <text:list-item text:start-value="1">
          <text:p text:style-name="P100"><text:span text:style-name="T83">OFF LINE GROUP</text:span><text:span text:style-name="T97"> </text:span><text:span text:style-name="T11">&lt;név&gt;</text:span><text:span text:style-name="T83">;</text:span><text:span text:style-name="T97"><text:line-break/>Riasztás esetén mely csoport tagjai kapjanak üzenetet.</text:span></text:p>
        </text:list-item>
        <text:list-item>
          <text:p text:style-name="P100"><text:span text:style-name="T83">ON LINE GROUP</text:span><text:span text:style-name="T97"> </text:span><text:span text:style-name="T11">&lt;név&gt;</text:span><text:span text:style-name="T83">;</text:span><text:span text:style-name="T97"><text:line-break/>A megadott csoport tagjainak a web felületen ennek a szolgáltatásnak a riasztásai meg fognak jelenni.</text:span></text:p>
        </text:list-item>
        <text:list-item>
          <text:p text:style-name="P100"><text:span text:style-name="T83">SET</text:span><text:span text:style-name="T97"> </text:span><text:span text:style-name="T11">&lt;mező név&gt;</text:span><text:span text:style-name="T97"> </text:span><text:span text:style-name="T83">=</text:span><text:span text:style-name="T97"> </text:span><text:span text:style-name="T11">&lt;érték&gt;</text:span><text:span text:style-name="T83">;</text:span><text:span text:style-name="T97"><text:line-break/>Egy mező értékének a közvetlen megadása.</text:span></text:p>
        </text:list-item>
      </text:list>
      <text:p text:style-name="P3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68" text:outline-level="4">Szolgáltatáspéldányok változói</text:h>
      <text:p text:style-name="P70">Egy szolgáltatáspéldány változóinak tárolására szoldáló objektumok.</text:p>
      <text:h text:style-name="P180" text:outline-level="5"><text:soft-page-break/>Változó típus leírókat</text:h>
      <text:p text:style-name="Text_20_body">A változók tulajdonságait leíró objektumok. Egy új típusleíró létrehozása, vagy lecserélése:</text:p>
      <text:p text:style-name="P37">SERVICE VAR TYPE <text:span text:style-name="T11">[{</text:span>R<text:span text:style-name="T181">E</text:span>PLACE|INSERT<text:span text:style-name="T11">}] </text:span><text:span text:style-name="T97">&lt;</text:span><text:span text:style-name="T11">név&gt; [&lt;</text:span>megjegyzés<text:span text:style-name="T11">&gt;]</text:span> {</text:p>
      <text:p text:style-name="P37"><text:tab/><text:span text:style-name="T11">&lt;paraméterek&gt;</text:span></text:p>
      <text:p text:style-name="P37">}</text:p>
      <text:p text:style-name="P71">A paraméterek:</text:p>
      <text:list xml:id="list686325253186912006" text:style-name="L15">
        <text:list-item>
          <text:p text:style-name="P161"><text:span text:style-name="T54">TYPE</text:span> <text:span text:style-name="T1">&lt;tárolási típus&gt; [&lt;altípus&gt;]</text:span><text:span text:style-name="T83">;</text:span><text:line-break/>A tárolási típust határozza meg, ahol a <text:span text:style-name="T1">&lt;tárolási típus&gt;</text:span> egy paraméter típus neve. Az opcionális altípus az adat értelmezését határozza meg. <text:span text:style-name="T178">Nem minden tárolási típus esetén értelmezhető.</text:span></text:p>
        </text:list-item>
        <text:list-item>
          <text:p text:style-name="P150"><text:span text:style-name="T54">PLAUSIBILITY</text:span> <text:span text:style-name="T9">&lt;felt.típus&gt; &lt;param1&gt;[</text:span><text:span text:style-name="T78">,</text:span><text:span text:style-name="T9"> &lt;param2&gt;]</text:span><text:span text:style-name="T78">;</text:span><text:span text:style-name="T178"><text:line-break/>Hihetőség vizsgálat (opcionális), típusa, és paraméterei.</text:span></text:p>
        </text:list-item>
        <text:list-item>
          <text:p text:style-name="P150"><text:span text:style-name="T79">WARNING</text:span> <text:span text:style-name="T9">&lt;felt.típus&gt; &lt;param1&gt;[</text:span><text:span text:style-name="T78">,</text:span><text:span text:style-name="T9"> &lt;param2&gt;]</text:span><text:span text:style-name="T78">;</text:span><text:span text:style-name="T178"><text:line-break/>Figyelmeztető érték vizsgálat (opcionális), típusa, és paraméterei.</text:span></text:p>
        </text:list-item>
        <text:list-item>
          <text:p text:style-name="P150"><text:span text:style-name="T79">CRITICAL</text:span> <text:span text:style-name="T9">&lt;felt.típus&gt; &lt;param1&gt;[</text:span><text:span text:style-name="T78">,</text:span><text:span text:style-name="T9"> &lt;param2&gt;]</text:span><text:span text:style-name="T78">;</text:span><text:span text:style-name="T178"><text:line-break/>Kritikus érték vizsgálat (opcionális), típusa, és paraméterei.</text:span></text:p>
        </text:list-item>
        <text:list-item>
          <text:p text:style-name="P150"><text:span text:style-name="T54">FEATURES</text:span> <text:span text:style-name="T1">&lt;string&gt;</text:span><text:span text:style-name="T83">;</text:span><text:line-break/>Egy általános/<text:span text:style-name="T179">opcionális</text:span> paraméter mező.</text:p>
        </text:list-item>
      </text:list>
      <text:p text:style-name="P75">Az adat értelmezését meghatározó altípus lehetséges értékei, ha megadjuk (nem kulcsszavak) az értékek azonosak, mint az RRDTOOLS rendszernél megadható adat típusok:</text:p>
      <text:list xml:id="list5765237029038476082" text:style-name="L16">
        <text:list-item>
          <text:p text:style-name="P165">GAUGE</text:p>
        </text:list-item>
        <text:list-item>
          <text:p text:style-name="P165">COUNTER</text:p>
        </text:list-item>
        <text:list-item>
          <text:p text:style-name="P165">DCOUNTER</text:p>
        </text:list-item>
        <text:list-item>
          <text:p text:style-name="P165">DERIVE</text:p>
        </text:list-item>
        <text:list-item>
          <text:p text:style-name="P165">DDERIVE</text:p>
        </text:list-item>
        <text:list-item>
          <text:p text:style-name="P165">ABSOLUTE</text:p>
        </text:list-item>
        <text:list-item>
          <text:p text:style-name="P165">COMPUTE</text:p>
        </text:list-item>
      </text:list>
      <text:p text:style-name="P72">A &lt;felt.típus&gt; értékek a lanview2 által kezelt SQL szűrési típusok:</text:p>
      <text:list xml:id="list255181454554388012" text:style-name="L17">
        <text:list-item>
          <text:p text:style-name="P151"><text:span text:style-name="T32">[</text:span><text:span text:style-name="T180">not</text:span><text:span text:style-name="T10">]</text:span>begin</text:p>
        </text:list-item>
        <text:list-item>
          <text:p text:style-name="P151"><text:span text:style-name="T32">[</text:span><text:span text:style-name="T180">not</text:span><text:span text:style-name="T10">]</text:span>like</text:p>
        </text:list-item>
        <text:list-item>
          <text:p text:style-name="P151"><text:span text:style-name="T32">[</text:span><text:span text:style-name="T180">not</text:span><text:span text:style-name="T10">]</text:span>similar</text:p>
        </text:list-item>
        <text:list-item>
          <text:p text:style-name="P151"><text:span text:style-name="T32">[</text:span><text:span text:style-name="T180">not</text:span><text:span text:style-name="T10">]</text:span>regexp</text:p>
        </text:list-item>
        <text:list-item>
          <text:p text:style-name="P151"><text:span text:style-name="T32">[</text:span><text:span text:style-name="T180">not</text:span><text:span text:style-name="T10">]</text:span>regexpi</text:p>
        </text:list-item>
        <text:list-item>
          <text:p text:style-name="P152">big</text:p>
        </text:list-item>
        <text:list-item>
          <text:p text:style-name="P151">litle</text:p>
        </text:list-item>
        <text:list-item>
          <text:p text:style-name="P151"><text:span text:style-name="T32">[</text:span><text:span text:style-name="T180">not</text:span><text:span text:style-name="T10">]</text:span>interval</text:p>
        </text:list-item>
        <text:list-item>
          <text:p text:style-name="P152">proc</text:p>
        </text:list-item>
        <text:list-item>
          <text:p text:style-name="P152">SQL</text:p>
        </text:list-item>
        <text:list-item>
          <text:p text:style-name="P153">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1">&lt;típus&gt; &lt;érték&gt;</text:span> TITLE <text:span text:style-name="T11">&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1">[&lt;tábla neve&gt;]</text:span> SHAPE <text:span text:style-name="T11">&lt;leíró neve&gt; [&lt;leírás&gt;]</text:span> { <text:span text:style-name="T11">&lt;paraméterek&gt;</text:span> }</text:p>
      <text:p text:style-name="Text_20_body">Ahol a <text:span text:style-name="T11">&lt;tábla neve&gt;</text:span> a megjelenítendő adattábla neve (adatbázis tábla név), ha meg <text:span text:style-name="T148">egyezik</text:span> a leíró nevével, akkor elhagyható.</text:p>
      <text:p text:style-name="Text_20_body">A <text:span text:style-name="T11">&lt;leíró neve&gt;a leíró neve, egyedi kell hogy legyen.</text:span> Az opcionális <text:span text:style-name="T11">&lt;leírás&gt;</text:span> pedig egy leírás ill. megjegyzés.</text:p>
      <text:p text:style-name="Text_20_body">A <text:span text:style-name="T11">&lt;paraméterek&gt;</text:span> pedig a következők lehetnek:</text:p>
      <text:list xml:id="list5123939771102391049" text:style-name="L18">
        <text:list-item>
          <text:p text:style-name="P154"><text:span text:style-name="T54">SET </text:span><text:span text:style-name="T26">[</text:span><text:span text:style-name="T91">NO TREE</text:span><text:span text:style-name="T26">]</text:span><text:span text:style-name="T54"> DEFAULTS ;</text:span><text:line-break/>A megjelenítő leíró alapbeállításait a tábla tulajdonságai alapján állítja be, valamint <text:span text:style-name="T148">végigveszi</text:span> a tábla mezőit, és a mező leírókat is beállítja alapértelmezettre a mező tulajdonságai alapján. <text:span text:style-name="T161">Ha megadjuk a </text:span><text:span text:style-name="T71">NO TREE</text:span><text:span text:style-name="T161"> opciót, akkor ha a az adattábla szerkezetéből fa típusú megjelenítés következne, akkor is a táblázatos lesz beállítva. </text:span></text:p>
        </text:list-item>
        <text:list-item>
          <text:p text:style-name="P154"><text:span text:style-name="T83">SET</text:span><text:span text:style-name="T97"> </text:span><text:span text:style-name="T11">&lt;mező név&gt;</text:span><text:span text:style-name="T97"> </text:span><text:span text:style-name="T83">=</text:span><text:span text:style-name="T97"> </text:span><text:span text:style-name="T11">&lt;érték&gt;</text:span><text:span text:style-name="T83">;</text:span><text:span text:style-name="T97"><text:line-break/>Egy mező értékének a közvetlen megadása (a leíróban).</text:span></text:p>
        </text:list-item>
        <text:list-item>
          <text:p text:style-name="P144"><text:span text:style-name="T54">TABLE TITLE</text:span> <text:span text:style-name="T1">&lt;string </text:span><text:span text:style-name="T6">lista</text:span><text:span text:style-name="T1">&gt;</text:span> <text:span text:style-name="T54">;</text:span></text:p>
          <text:p text:style-name="P144"/>
        </text:list-item>
        <text:list-item>
          <text:p text:style-name="P144"><text:span text:style-name="T54">TABLE TYPE</text:span> <text:span text:style-name="T1">&lt;értékek&gt;</text:span> <text:span text:style-name="T54">;</text:span></text:p>
          <text:p text:style-name="P144"><text:s/></text:p>
        </text:list-item>
        <text:list-item>
          <text:p text:style-name="P144"><text:span text:style-name="T54">TABLE READ ONLY</text:span> [&lt;flag&gt;] ;</text:p>
        </text:list-item>
        <text:list-item>
          <text:p text:style-name="P144"><text:span text:style-name="T54">TABLE </text:span><text:span text:style-name="T71">FEATURES</text:span> <text:span text:style-name="T1">&lt;string&gt;</text:span> <text:span text:style-name="T54">;</text:span></text:p>
        </text:list-item>
        <text:list-item>
          <text:p text:style-name="P144"><text:span text:style-name="T54">RIGHT SHAPE</text:span> <text:span text:style-name="T1">&lt;shape név&gt;</text:span> <text:span text:style-name="T54">;</text:span></text:p>
        </text:list-item>
        <text:list-item>
          <text:p text:style-name="P144"><text:span text:style-name="T54">REFINE</text:span> <text:span text:style-name="T1">&lt;string&gt;</text:span> <text:span text:style-name="T54">;</text:span></text:p>
        </text:list-item>
        <text:list-item>
          <text:p text:style-name="P144"><text:span text:style-name="T54">TABLE INHERIT TYPE</text:span> <text:span text:style-name="T1">&lt;típus&gt;</text:span> <text:span text:style-name="T54">;</text:span></text:p>
        </text:list-item>
        <text:list-item>
          <text:p text:style-name="P144"><text:span text:style-name="T54">INHERIT TABLE NAMES</text:span> <text:span text:style-name="T1">&lt;tábla nevek&gt;</text:span> <text:span text:style-name="T54">;</text:span></text:p>
        </text:list-item>
        <text:list-item>
          <text:p text:style-name="P144"><text:span text:style-name="T54">TABLE VIEW RIGHTS</text:span> <text:span text:style-name="T1">&lt;jog&gt;</text:span> <text:span text:style-name="T54">;</text:span></text:p>
        </text:list-item>
        <text:list-item>
          <text:p text:style-name="P144"><text:span text:style-name="T54">TABLE EDIT RIGHTS</text:span> <text:span text:style-name="T1">&lt;jog&gt;</text:span> <text:span text:style-name="T54">;</text:span></text:p>
        </text:list-item>
        <text:list-item>
          <text:p text:style-name="P144"><text:span text:style-name="T54">TABLE DELETE RIGHTS</text:span> <text:span text:style-name="T1">&lt;jog&gt;</text:span> <text:span text:style-name="T54">;</text:span></text:p>
        </text:list-item>
        <text:list-item>
          <text:p text:style-name="P144"><text:span text:style-name="T54">TABLE INSERT RIGHTS</text:span> <text:span text:style-name="T1">&lt;jog&gt;</text:span> <text:span text:style-name="T54">;<text:line-break/></text:span></text:p>
        </text:list-item>
        <text:list-item>
          <text:p text:style-name="P146"><text:span text:style-name="T54">AUTO REFRESH</text:span> <text:span text:style-name="T1">&lt;interval&gt;</text:span><text:span text:style-name="T54">;</text:span><text:line-break/></text:p>
        </text:list-item>
        <text:list-item>
          <text:p text:style-name="P147"><text:span text:style-name="T54">FIELD </text:span><text:span text:style-name="T1">&lt;megjelenítendő mező név&gt; </text:span><text:span text:style-name="T54">{</text:span><text:span text:style-name="T1"> &lt;maző megjelenítési paraméterek&gt;</text:span> <text:span text:style-name="T54">}<text:line-break/></text:span></text:p>
        </text:list-item>
        <text:list-item>
          <text:p text:style-name="P147"><text:span text:style-name="T54">ADD FIELD </text:span><text:span text:style-name="T1">&lt;megjelenítendő mező név&gt; [&lt;leírás&gt;]</text:span><text:span text:style-name="T35"> </text:span><text:span text:style-name="T54">{</text:span><text:span text:style-name="T35"> </text:span><text:span text:style-name="T1">&lt;mező megjelenítési paraméterek&gt;</text:span><text:span text:style-name="T54"> }<text:line-break/></text:span>Ha kiadtuk a <text:span text:style-name="T54">SET DEFAULTS</text:span>-t, akkor nem használható, mert minden mező leíró létre lett hozva.</text:p>
        </text:list-item>
        <text:list-item>
          <text:p text:style-name="P148"><text:span text:style-name="T54">ADD FIELD </text:span><text:span text:style-name="T1">&lt;megjelenítendő mező név&gt; [&lt;leírás&gt;]</text:span><text:span text:style-name="T54">;<text:line-break/></text:span>Ha kiadtuk a <text:span text:style-name="T54">SET DEFAULTS</text:span>-t, akkor nem használható, mert minden mező leíró létre lett hozva.</text:p>
        </text:list-item>
        <text:list-item>
          <text:p text:style-name="P144"><text:span text:style-name="T54">SET</text:span> <text:span text:style-name="T1">&lt;megjelenítendő mező név&gt;.&lt;mező leíró mező név&gt;</text:span> <text:span text:style-name="T54">=</text:span> <text:span text:style-name="T1">&lt;érték&gt;</text:span> <text:span text:style-name="T1">;</text:span><text:line-break/></text:p>
        </text:list-item>
        <text:list-item>
          <text:p text:style-name="P144"><text:span text:style-name="T54">SET (</text:span><text:span text:style-name="T1">&lt;megjelenítendő mező nevek&gt;</text:span><text:span text:style-name="T54">).</text:span><text:span text:style-name="T1">&lt;mező leíró mező név&gt;</text:span> <text:span text:style-name="T54">=</text:span> <text:span text:style-name="T1">&lt;érték&gt;</text:span> <text:span text:style-name="T54">;</text:span><text:line-break/></text:p>
        </text:list-item>
        <text:list-item>
          <text:p text:style-name="P145"><text:span text:style-name="T54">FIELD</text:span> <text:span text:style-name="T1">&lt;megjelenítendő mező név&gt;</text:span> <text:span text:style-name="T54">TITLE</text:span> <text:span text:style-name="T1">&lt;string </text:span><text:span text:style-name="T6">lista</text:span><text:span text:style-name="T1">&gt;</text:span> <text:span text:style-name="T54">;</text:span><text:line-break/></text:p>
        </text:list-item>
        <text:list-item>
          <text:p text:style-name="P144"><text:soft-page-break/><text:span text:style-name="T54">FIELD</text:span> &lt;megjelenítendő mező név&gt; <text:span text:style-name="T54">NOTE</text:span> <text:span text:style-name="T1">&lt;string&gt;</text:span> <text:span text:style-name="T54">;</text:span><text:line-break/></text:p>
        </text:list-item>
        <text:list-item>
          <text:p text:style-name="P144"><text:span text:style-name="T54">FIELD</text:span> <text:span text:style-name="T1">&lt;megjelenítendő mező név&gt;</text:span> <text:span text:style-name="T54">VIEW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EDI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DELETE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INSER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HIDE</text:span> <text:span text:style-name="T1">[&lt;flag&gt;]</text:span> <text:span text:style-name="T54">;</text:span><text:line-break/></text:p>
        </text:list-item>
        <text:list-item>
          <text:p text:style-name="P144">FIELD &lt;megjelenítendő mező név&gt; DEFAULT VALUE &lt;string&gt; ;<text:line-break/></text:p>
        </text:list-item>
        <text:list-item>
          <text:p text:style-name="P144">FIELD &lt;megjelenítendő mező név&gt; READ ONLY [&lt;flag&gt;];<text:line-break/></text:p>
        </text:list-item>
        <text:list-item>
          <text:p text:style-name="P144">FIELD &lt;megjelenítendő mező név&gt; ADD FILTER &lt;típus&gt; &lt;title&gt; ;<text:line-break/></text:p>
        </text:list-item>
        <text:list-item>
          <text:p text:style-name="P144">FIELD &lt;megjelenítendő mező név&gt; ADD FILTERS &lt;típus lista&gt; ;<text:line-break/></text:p>
        </text:list-item>
        <text:list-item>
          <text:p text:style-name="P144">FIELD SEQUENCE [&lt;seq.&gt;] &lt;megjelenítendő mező nevek&gt; ;<text:line-break/></text:p>
        </text:list-item>
        <text:list-item>
          <text:p text:style-name="P144">FIELD &lt;megjelenítendő mező nevek&gt; ORD [&lt;seq.&gt;] &lt;típus lista&gt; ;<text:line-break/></text:p>
        </text:list-item>
        <text:list-item>
          <text:p text:style-name="P144">FIELD * ORD [&lt;seq.&gt;] &lt;típus lista&gt; ;<text:line-break/></text:p>
        </text:list-item>
        <text:list-item>
          <text:p text:style-name="P144">FIELD ORD SEQUENCE [&lt;seq.&gt;] <text:s/>&lt;megjelenítendő mező nevek&gt; ;<text:line-break/></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oft-page-break/><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69" text:outline-level="4">Menük</text:h>
      <text:p text:style-name="P38"/>
      <text:p text:style-name="P5"><text:span text:style-name="T94">GUI </text:span><text:span text:style-name="T11">&lt;app. név&gt;</text:span><text:span text:style-name="T94"> { </text:span><text:span text:style-name="T11">&lt;menük&gt;</text:span><text:span text:style-name="T94"> }</text:span></text:p>
      <text:p text:style-name="Text_20_body">&lt;menük&gt; :</text:p>
      <text:p text:style-name="example"><text:span text:style-name="T104">&lt;menü&gt;</text:span> MENU <text:span text:style-name="T97">[&lt;leírás&gt;] [&lt;paraméterek&gt;]</text:span> { <text:span text:style-name="T11">&lt;menu elemek&gt;</text:span> }</text:p>
      <text:p text:style-name="P38">&lt;paraméterek&gt;</text:p>
      <text:list xml:id="list808800796026154157" text:style-name="L19">
        <text:list-item>
          <text:p text:style-name="P112"><text:span text:style-name="T94">TOOL TIP </text:span><text:span text:style-name="T11">&lt;string&gt;</text:span><text:span text:style-name="T94"> ;</text:span></text:p>
          <text:p text:style-name="P149"/>
        </text:list-item>
        <text:list-item>
          <text:p text:style-name="P112"><text:span text:style-name="T94">WHATS THIS </text:span><text:span text:style-name="T11">&lt;string&gt;</text:span><text:span text:style-name="T94"> ;</text:span></text:p>
          <text:p text:style-name="P149"/>
        </text:list-item>
      </text:list>
      <text:p text:style-name="P40">&lt;menu elemek&gt;</text:p>
      <text:list xml:id="list7116297618718484157" text:style-name="L20">
        <text:list-item>
          <text:p text:style-name="P113"><text:span text:style-name="T11">&lt;menü&gt;</text:span> MENU <text:span text:style-name="T11">[&lt;leírás&gt;] [&lt;paraméterek&gt;]</text:span> { <text:span text:style-name="T11">&lt;menu elemek&gt;</text:span> }</text:p>
          <text:p text:style-name="P155"/>
        </text:list-item>
        <text:list-item>
          <text:p text:style-name="P155"><text:span text:style-name="T1">&lt;menu&gt;</text:span> <text:span text:style-name="T54">SHAPE</text:span><text:span text:style-name="T1"> &lt;shape név&gt; [&lt;leírás&gt;] </text:span><text:span text:style-name="T11">[&lt;paraméterek&gt;]</text:span><text:span text:style-name="T35"> </text:span><text:span text:style-name="T54">;</text:span></text:p>
          <text:p text:style-name="P155"/>
        </text:list-item>
        <text:list-item>
          <text:p text:style-name="P155"><text:span text:style-name="T1">&lt;menu&gt;</text:span> <text:span text:style-name="T54">EXEC</text:span> <text:span text:style-name="T1">&lt;cmd&gt; [&lt;leírás&gt;] </text:span><text:span text:style-name="T11">[&lt;paraméterek&gt;] </text:span><text:span text:style-name="T54">;</text:span></text:p>
          <text:p text:style-name="P155"/>
        </text:list-item>
        <text:list-item>
          <text:p text:style-name="P155"><text:span text:style-name="T1">&lt;menu&gt;</text:span> <text:span text:style-name="T54">OWN</text:span> <text:span text:style-name="T1">&lt;név&gt; [&lt;leírás&gt;] </text:span><text:span text:style-name="T11">[&lt;paraméterek&gt;] </text:span><text:span text:style-name="T54">;</text:span></text:p>
          <text:p text:style-name="P155"/>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9-13T10:24:37.570473100">2017-09-12</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9-13T10:24:37.476311200</dc:date>
    <meta:editing-duration>P26DT18H55M3S</meta:editing-duration>
    <meta:editing-cycles>123</meta:editing-cycles>
    <meta:generator>LibreOffice/5.1.6.2$Linux_X86_64 LibreOffice_project/10m0$Build-2</meta:generator>
    <meta:printed-by>Csiki Ferenc</meta:printed-by>
    <meta:print-date>2012-10-26T09:04:37</meta:print-date>
    <meta:document-statistic meta:table-count="0" meta:image-count="0" meta:object-count="0" meta:page-count="23" meta:paragraph-count="889" meta:word-count="10920" meta:character-count="74017" meta:non-whitespace-character-count="63501"/>
  </office:meta>
</office:document-meta>
</file>